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A000000DF000000DFB368BCD93FC69D66.svm" manifest:media-type="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84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97.31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24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27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-T47Ej" table:style-name="ta1">
        <table:shapes>
          <draw:frame draw:z-index="0" draw:style-name="gr1" draw:text-style-name="P1" svg:width="611.89pt" svg:height="405.07pt" svg:x="573.22pt" svg:y="161.12pt">
            <loext:p draw:notify-on-update-of-ranges="'data-T47Ej'.F1:'data-T47Ej'.F1 'data-T47Ej'.F2:'data-T47Ej'.F21 'data-T47Ej'.G1:'data-T47Ej'.G1 'data-T47Ej'.G2:'data-T47Ej'.G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8.14pt" svg:height="364.42pt" svg:x="63.07pt" svg:y="187.48pt">
            <loext:p draw:notify-on-update-of-ranges="'data-T47Ej'.E1:'data-T47Ej'.E1 'data-T47Ej'.F2:'data-T47Ej'.F21 'data-T47Ej'.F1:'data-T47Ej'.F1 'data-T47Ej'.E2:'data-T47Ej'.E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FY2006-FY2008 ($)</text:p>
          </table:table-cell>
          <table:table-cell office:value-type="string" calcext:value-type="string">
            <text:p>FY2010-FY2012 ($)</text:p>
          </table:table-cell>
          <table:table-cell office:value-type="string" calcext:value-type="string">
            <text:p>Difference($)</text:p>
          </table:table-cell>
          <table:table-cell office:value-type="string" calcext:value-type="string">
            <text:p>Donation Min. ($)</text:p>
          </table:table-cell>
          <table:table-cell office:value-type="string" calcext:value-type="string">
            <text:p>Difference (%)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/>
          <table:table-cell office:value-type="float" office:value="649943709" calcext:value-type="float">
            <text:p>649943709</text:p>
          </table:table-cell>
          <table:table-cell office:value-type="float" office:value="2431535005" calcext:value-type="float">
            <text:p>2431535005</text:p>
          </table:table-cell>
          <table:table-cell table:formula="of:=[.D2]-[.C2]" office:value-type="float" office:value="1781591296" calcext:value-type="float">
            <text:p>1781591296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/>
          <table:table-cell office:value-type="float" office:value="8030754085" calcext:value-type="float">
            <text:p>8030754085</text:p>
          </table:table-cell>
          <table:table-cell office:value-type="float" office:value="23953849391" calcext:value-type="float">
            <text:p>23953849391</text:p>
          </table:table-cell>
          <table:table-cell table:formula="of:=[.D3]-[.C3]" office:value-type="float" office:value="15923095306" calcext:value-type="float">
            <text:p>15923095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/>
          <table:table-cell office:value-type="float" office:value="219718802" calcext:value-type="float">
            <text:p>219718802</text:p>
          </table:table-cell>
          <table:table-cell office:value-type="float" office:value="630586020" calcext:value-type="float">
            <text:p>630586020</text:p>
          </table:table-cell>
          <table:table-cell table:formula="of:=[.D4]-[.C4]" office:value-type="float" office:value="410867218" calcext:value-type="float">
            <text:p>410867218</text:p>
          </table:table-cell>
          <table:table-cell office:value-type="float" office:value="50000" calcext:value-type="float">
            <text:p>50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/>
          <table:table-cell office:value-type="float" office:value="101239902" calcext:value-type="float">
            <text:p>101239902</text:p>
          </table:table-cell>
          <table:table-cell office:value-type="float" office:value="19256846" calcext:value-type="float">
            <text:p>19256846</text:p>
          </table:table-cell>
          <table:table-cell table:formula="of:=[.D5]-[.C5]" office:value-type="float" office:value="-81983056" calcext:value-type="float">
            <text:p>-81983056</text:p>
          </table:table-cell>
          <table:table-cell office:value-type="float" office:value="250000" calcext:value-type="float">
            <text:p>250000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20975621915" calcext:value-type="float">
            <text:p>20975621915</text:p>
          </table:table-cell>
          <table:table-cell office:value-type="float" office:value="24844128294" calcext:value-type="float">
            <text:p>24844128294</text:p>
          </table:table-cell>
          <table:table-cell table:formula="of:=[.D6]-[.C6]" office:value-type="float" office:value="3868506379" calcext:value-type="float">
            <text:p>3868506379</text:p>
          </table:table-cell>
          <table:table-cell office:value-type="float" office:value="250000" calcext:value-type="float">
            <text:p>2500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9147637319" calcext:value-type="float">
            <text:p>9147637319</text:p>
          </table:table-cell>
          <table:table-cell office:value-type="float" office:value="9839619231" calcext:value-type="float">
            <text:p>9839619231</text:p>
          </table:table-cell>
          <table:table-cell table:formula="of:=[.D7]-[.C7]" office:value-type="float" office:value="691981912" calcext:value-type="float">
            <text:p>6919819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office:value-type="float" office:value="144929678" calcext:value-type="float">
            <text:p>144929678</text:p>
          </table:table-cell>
          <table:table-cell office:value-type="float" office:value="107064341" calcext:value-type="float">
            <text:p>107064341</text:p>
          </table:table-cell>
          <table:table-cell table:formula="of:=[.D8]-[.C8]" office:value-type="float" office:value="-37865337" calcext:value-type="float">
            <text:p>-378653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/>
          <table:table-cell office:value-type="float" office:value="6195891571" calcext:value-type="float">
            <text:p>6195891571</text:p>
          </table:table-cell>
          <table:table-cell office:value-type="float" office:value="12274692168" calcext:value-type="float">
            <text:p>12274692168</text:p>
          </table:table-cell>
          <table:table-cell table:formula="of:=[.D9]-[.C9]" office:value-type="float" office:value="6078800597" calcext:value-type="float">
            <text:p>60788005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18572209" calcext:value-type="float">
            <text:p>18572209</text:p>
          </table:table-cell>
          <table:table-cell office:value-type="float" office:value="11360582" calcext:value-type="float">
            <text:p>11360582</text:p>
          </table:table-cell>
          <table:table-cell table:formula="of:=[.D10]-[.C10]" office:value-type="float" office:value="-7211627" calcext:value-type="float">
            <text:p>-7211627</text:p>
          </table:table-cell>
          <table:table-cell office:value-type="float" office:value="50000" calcext:value-type="float">
            <text:p>50000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/>
          <table:table-cell office:value-type="float" office:value="1895298212" calcext:value-type="float">
            <text:p>1895298212</text:p>
          </table:table-cell>
          <table:table-cell office:value-type="float" office:value="2109893611" calcext:value-type="float">
            <text:p>2109893611</text:p>
          </table:table-cell>
          <table:table-cell table:formula="of:=[.D11]-[.C11]" office:value-type="float" office:value="214595399" calcext:value-type="float">
            <text:p>2145953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/>
          <table:table-cell office:value-type="float" office:value="250045824" calcext:value-type="float">
            <text:p>250045824</text:p>
          </table:table-cell>
          <table:table-cell office:value-type="float" office:value="253096156" calcext:value-type="float">
            <text:p>253096156</text:p>
          </table:table-cell>
          <table:table-cell table:formula="of:=[.D12]-[.C12]" office:value-type="float" office:value="3050332" calcext:value-type="float">
            <text:p>305033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/>
          <table:table-cell office:value-type="float" office:value="3069131994" calcext:value-type="float">
            <text:p>3069131994</text:p>
          </table:table-cell>
          <table:table-cell office:value-type="float" office:value="4655490802" calcext:value-type="float">
            <text:p>4655490802</text:p>
          </table:table-cell>
          <table:table-cell table:formula="of:=[.D13]-[.C13]" office:value-type="float" office:value="1586358808" calcext:value-type="float">
            <text:p>15863588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/>
          <table:table-cell office:value-type="float" office:value="2718237833" calcext:value-type="float">
            <text:p>2718237833</text:p>
          </table:table-cell>
          <table:table-cell office:value-type="float" office:value="3351140380" calcext:value-type="float">
            <text:p>3351140380</text:p>
          </table:table-cell>
          <table:table-cell table:formula="of:=[.D14]-[.C14]" office:value-type="float" office:value="632902547" calcext:value-type="float">
            <text:p>6329025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/>
          <table:table-cell office:value-type="float" office:value="170597237" calcext:value-type="float">
            <text:p>170597237</text:p>
          </table:table-cell>
          <table:table-cell office:value-type="float" office:value="547003781" calcext:value-type="float">
            <text:p>547003781</text:p>
          </table:table-cell>
          <table:table-cell table:formula="of:=[.D15]-[.C15]" office:value-type="float" office:value="376406544" calcext:value-type="float">
            <text:p>3764065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/>
          <table:table-cell office:value-type="float" office:value="271325915" calcext:value-type="float">
            <text:p>271325915</text:p>
          </table:table-cell>
          <table:table-cell office:value-type="float" office:value="4291824236" calcext:value-type="float">
            <text:p>4291824236</text:p>
          </table:table-cell>
          <table:table-cell table:formula="of:=[.D16]-[.C16]" office:value-type="float" office:value="4020498321" calcext:value-type="float">
            <text:p>40204983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/>
          <table:table-cell office:value-type="float" office:value="4105561815" calcext:value-type="float">
            <text:p>4105561815</text:p>
          </table:table-cell>
          <table:table-cell office:value-type="float" office:value="8094719012" calcext:value-type="float">
            <text:p>8094719012</text:p>
          </table:table-cell>
          <table:table-cell table:formula="of:=[.D17]-[.C17]" office:value-type="float" office:value="3989157197" calcext:value-type="float">
            <text:p>3989157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/>
          <table:table-cell office:value-type="float" office:value="2612251394" calcext:value-type="float">
            <text:p>2612251394</text:p>
          </table:table-cell>
          <table:table-cell office:value-type="float" office:value="3811233565" calcext:value-type="float">
            <text:p>3811233565</text:p>
          </table:table-cell>
          <table:table-cell table:formula="of:=[.D18]-[.C18]" office:value-type="float" office:value="1198982171" calcext:value-type="float">
            <text:p>119898217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/>
          <table:table-cell office:value-type="float" office:value="656266680" calcext:value-type="float">
            <text:p>656266680</text:p>
          </table:table-cell>
          <table:table-cell office:value-type="float" office:value="1113283489" calcext:value-type="float">
            <text:p>1113283489</text:p>
          </table:table-cell>
          <table:table-cell table:formula="of:=[.D19]-[.C19]" office:value-type="float" office:value="457016809" calcext:value-type="float">
            <text:p>457016809</text:p>
          </table:table-cell>
          <table:table-cell office:value-type="float" office:value="250000" calcext:value-type="float">
            <text:p>25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/>
          <table:table-cell office:value-type="float" office:value="2261801903" calcext:value-type="float">
            <text:p>2261801903</text:p>
          </table:table-cell>
          <table:table-cell office:value-type="float" office:value="24998754760" calcext:value-type="float">
            <text:p>24998754760</text:p>
          </table:table-cell>
          <table:table-cell table:formula="of:=[.D20]-[.C20]" office:value-type="float" office:value="22736952857" calcext:value-type="float">
            <text:p>227369528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float" office:value="26225307395" calcext:value-type="float">
            <text:p>26225307395</text:p>
          </table:table-cell>
          <table:table-cell office:value-type="float" office:value="38015933065" calcext:value-type="float">
            <text:p>38015933065</text:p>
          </table:table-cell>
          <table:table-cell table:formula="of:=[.D21]-[.C21]" office:value-type="float" office:value="11790625670" calcext:value-type="float">
            <text:p>1179062567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Foreign Military Sales 2005 to 2013" table:style-name="ta1">
        <table:table-column table:style-name="co6" table:default-cell-style-name="ce4"/>
        <table:table-column table:style-name="co5" table:number-columns-repeated="10" table:default-cell-style-name="Default"/>
        <table:table-column table:style-name="co7" table:default-cell-style-name="ce1"/>
        <table:table-column table:style-name="co5" table:number-columns-repeated="1012" table:default-cell-style-name="Default"/>
        <table:table-row table:style-name="ro2">
          <table:table-cell table:style-name="ce1"/>
          <table:table-cell table:style-name="ce5" office:value-type="string" calcext:value-type="string">
            <text:p>FY 1950 TO FY 2005</text:p>
          </table:table-cell>
          <table:table-cell table:style-name="ce7" office:value-type="string" calcext:value-type="string">
            <text:p>FY 2006</text:p>
          </table:table-cell>
          <table:table-cell table:style-name="ce8" office:value-type="string" calcext:value-type="string">
            <text:p>FY 2007</text:p>
          </table:table-cell>
          <table:table-cell table:style-name="ce8" office:value-type="string" calcext:value-type="string">
            <text:p>FY 2008</text:p>
          </table:table-cell>
          <table:table-cell table:style-name="ce8" office:value-type="string" calcext:value-type="string">
            <text:p>FY 2009</text:p>
          </table:table-cell>
          <table:table-cell table:style-name="ce8" office:value-type="string" calcext:value-type="string">
            <text:p>FY 2010</text:p>
          </table:table-cell>
          <table:table-cell table:style-name="ce8" office:value-type="string" calcext:value-type="string">
            <text:p>FY 2011</text:p>
          </table:table-cell>
          <table:table-cell table:style-name="ce8" office:value-type="string" calcext:value-type="string">
            <text:p>FY 2012</text:p>
          </table:table-cell>
          <table:table-cell table:style-name="ce8" office:value-type="string" calcext:value-type="string">
            <text:p>FY 2013</text:p>
          </table:table-cell>
          <table:table-cell table:style-name="ce9" office:value-type="string" calcext:value-type="string">
            <text:p>1950 TO FY 2013 </text:p>
          </table:table-cell>
          <table:table-cell table:style-name="ce9" office:value-type="string" calcext:value-type="string">
            <text:p>CC 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WORLDWIDE</text:p>
          </table:table-cell>
          <table:table-cell table:style-name="ce6" office:value-type="float" office:value="369183919" calcext:value-type="float">
            <text:p>369183919</text:p>
          </table:table-cell>
          <table:table-cell table:style-name="ce6" office:value-type="float" office:value="17158676" calcext:value-type="float">
            <text:p>17158676</text:p>
          </table:table-cell>
          <table:table-cell table:style-name="ce6" office:value-type="float" office:value="16741724" calcext:value-type="float">
            <text:p>16741724</text:p>
          </table:table-cell>
          <table:table-cell table:style-name="ce6" office:value-type="float" office:value="27556266" calcext:value-type="float">
            <text:p>27556266</text:p>
          </table:table-cell>
          <table:table-cell table:style-name="ce6" office:value-type="float" office:value="29121395" calcext:value-type="float">
            <text:p>29121395</text:p>
          </table:table-cell>
          <table:table-cell table:style-name="ce6" office:value-type="float" office:value="21404198" calcext:value-type="float">
            <text:p>21404198</text:p>
          </table:table-cell>
          <table:table-cell table:style-name="ce6" office:value-type="float" office:value="26079909" calcext:value-type="float">
            <text:p>26079909</text:p>
          </table:table-cell>
          <table:table-cell table:style-name="ce6" office:value-type="float" office:value="62827490" calcext:value-type="float">
            <text:p>62827490</text:p>
          </table:table-cell>
          <table:table-cell table:style-name="ce6" office:value-type="float" office:value="23605527" calcext:value-type="float">
            <text:p>23605527</text:p>
          </table:table-cell>
          <table:table-cell table:style-name="ce6" office:value-type="float" office:value="593679102" calcext:value-type="float">
            <text:p>593679102</text:p>
          </table:table-cell>
          <table:table-cell table:style-name="ce10"/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EAST ASIA &amp; PACIFIC </text:p>
          </table:table-cell>
          <table:table-cell table:style-name="ce6" office:value-type="float" office:value="73226036" calcext:value-type="float">
            <text:p>73226036</text:p>
          </table:table-cell>
          <table:table-cell table:style-name="ce6" office:value-type="float" office:value="4057556" calcext:value-type="float">
            <text:p>4057556</text:p>
          </table:table-cell>
          <table:table-cell table:style-name="ce6" office:value-type="float" office:value="3967456" calcext:value-type="float">
            <text:p>3967456</text:p>
          </table:table-cell>
          <table:table-cell table:style-name="ce6" office:value-type="float" office:value="4101985" calcext:value-type="float">
            <text:p>4101985</text:p>
          </table:table-cell>
          <table:table-cell table:style-name="ce6" office:value-type="float" office:value="5279505" calcext:value-type="float">
            <text:p>5279505</text:p>
          </table:table-cell>
          <table:table-cell table:style-name="ce6" office:value-type="float" office:value="3538573" calcext:value-type="float">
            <text:p>3538573</text:p>
          </table:table-cell>
          <table:table-cell table:style-name="ce6" office:value-type="float" office:value="7673236" calcext:value-type="float">
            <text:p>7673236</text:p>
          </table:table-cell>
          <table:table-cell table:style-name="ce6" office:value-type="float" office:value="8644403" calcext:value-type="float">
            <text:p>8644403</text:p>
          </table:table-cell>
          <table:table-cell table:style-name="ce6" office:value-type="float" office:value="6978244" calcext:value-type="float">
            <text:p>6978244</text:p>
          </table:table-cell>
          <table:table-cell table:style-name="ce6" office:value-type="float" office:value="117466995" calcext:value-type="float">
            <text:p>117466995</text:p>
          </table:table-cell>
          <table:table-cell table:style-name="ce10"/>
          <table:table-cell table:style-name="ce6" table:number-columns-repeated="101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office:value-type="float" office:value="11104361" calcext:value-type="float">
            <text:p>11104361</text:p>
          </table:table-cell>
          <table:table-cell office:value-type="float" office:value="2185620" calcext:value-type="float">
            <text:p>2185620</text:p>
          </table:table-cell>
          <table:table-cell office:value-type="float" office:value="2445793" calcext:value-type="float">
            <text:p>2445793</text:p>
          </table:table-cell>
          <table:table-cell office:value-type="float" office:value="1032599" calcext:value-type="float">
            <text:p>1032599</text:p>
          </table:table-cell>
          <table:table-cell office:value-type="float" office:value="775214" calcext:value-type="float">
            <text:p>775214</text:p>
          </table:table-cell>
          <table:table-cell office:value-type="float" office:value="1325217" calcext:value-type="float">
            <text:p>1325217</text:p>
          </table:table-cell>
          <table:table-cell office:value-type="float" office:value="4002228" calcext:value-type="float">
            <text:p>4002228</text:p>
          </table:table-cell>
          <table:table-cell office:value-type="float" office:value="2985945" calcext:value-type="float">
            <text:p>2985945</text:p>
          </table:table-cell>
          <table:table-cell office:value-type="float" office:value="2088374" calcext:value-type="float">
            <text:p>2088374</text:p>
          </table:table-cell>
          <table:table-cell office:value-type="float" office:value="27945351" calcext:value-type="float">
            <text:p>27945351</text:p>
          </table:table-cell>
          <table:table-cell office:value-type="string" calcext:value-type="string">
            <text:p>AT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BRUNEI</text:p>
          </table:table-cell>
          <table:table-cell office:value-type="float" office:value="1037" calcext:value-type="float">
            <text:p>1037</text:p>
          </table:table-cell>
          <table:table-cell office:value-type="float" office:value="592" calcext:value-type="float">
            <text:p>59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float" office:value="393" calcext:value-type="float">
            <text:p>393</text:p>
          </table:table-cell>
          <table:table-cell office:value-type="float" office:value="2144" calcext:value-type="float">
            <text:p>2144</text:p>
          </table:table-cell>
          <table:table-cell table:style-name="ce3" office:value-type="string" calcext:value-type="string">
            <text:p>BX 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MBODIA</text:p>
          </table:table-cell>
          <table:table-cell office:value-type="float" office:value="6236" calcext:value-type="float">
            <text:p>6236</text:p>
          </table:table-cell>
          <table:table-cell office:value-type="string" calcext:value-type="string">
            <text:p>-</text:p>
          </table:table-cell>
          <table:table-cell office:value-type="float" office:value="1059" calcext:value-type="float">
            <text:p>1059</text:p>
          </table:table-cell>
          <table:table-cell office:value-type="float" office:value="293" calcext:value-type="float">
            <text:p>293</text:p>
          </table:table-cell>
          <table:table-cell office:value-type="float" office:value="1421" calcext:value-type="float">
            <text:p>1421</text:p>
          </table:table-cell>
          <table:table-cell office:value-type="float" office:value="867" calcext:value-type="float">
            <text:p>867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-</text:p>
          </table:table-cell>
          <table:table-cell office:value-type="float" office:value="1636" calcext:value-type="float">
            <text:p>1636</text:p>
          </table:table-cell>
          <table:table-cell office:value-type="float" office:value="12826" calcext:value-type="float">
            <text:p>12826</text:p>
          </table:table-cell>
          <table:table-cell office:value-type="string" calcext:value-type="string">
            <text:p>CB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NA</text:p>
          </table:table-cell>
          <table:table-cell office:value-type="float" office:value="259714" calcext:value-type="float">
            <text:p>2597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59714" calcext:value-type="float">
            <text:p>259714</text:p>
          </table:table-cell>
          <table:table-cell office:value-type="string" calcext:value-type="string">
            <text:p>CH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JI</text:p>
          </table:table-cell>
          <table:table-cell office:value-type="float" office:value="2585" calcext:value-type="float">
            <text:p>258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FJ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NDOCHINA</text:p>
          </table:table-cell>
          <table:table-cell office:value-type="float" office:value="8542" calcext:value-type="float">
            <text:p>854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542" calcext:value-type="float">
            <text:p>8542</text:p>
          </table:table-cell>
          <table:table-cell office:value-type="string" calcext:value-type="string">
            <text:p>I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NDONESIA</text:p>
          </table:table-cell>
          <table:table-cell office:value-type="float" office:value="731829" calcext:value-type="float">
            <text:p>731829</text:p>
          </table:table-cell>
          <table:table-cell office:value-type="float" office:value="14287" calcext:value-type="float">
            <text:p>14287</text:p>
          </table:table-cell>
          <table:table-cell office:value-type="float" office:value="21802" calcext:value-type="float">
            <text:p>21802</text:p>
          </table:table-cell>
          <table:table-cell office:value-type="float" office:value="3325" calcext:value-type="float">
            <text:p>3325</text:p>
          </table:table-cell>
          <table:table-cell office:value-type="float" office:value="25014" calcext:value-type="float">
            <text:p>25014</text:p>
          </table:table-cell>
          <table:table-cell office:value-type="float" office:value="46087" calcext:value-type="float">
            <text:p>46087</text:p>
          </table:table-cell>
          <table:table-cell office:value-type="float" office:value="30036" calcext:value-type="float">
            <text:p>30036</text:p>
          </table:table-cell>
          <table:table-cell office:value-type="float" office:value="705019" calcext:value-type="float">
            <text:p>705019</text:p>
          </table:table-cell>
          <table:table-cell office:value-type="float" office:value="574536" calcext:value-type="float">
            <text:p>574536</text:p>
          </table:table-cell>
          <table:table-cell office:value-type="float" office:value="2151936" calcext:value-type="float">
            <text:p>2151936</text:p>
          </table:table-cell>
          <table:table-cell office:value-type="string" calcext:value-type="string">
            <text:p>I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JAPAN</text:p>
          </table:table-cell>
          <table:table-cell office:value-type="float" office:value="14353388" calcext:value-type="float">
            <text:p>14353388</text:p>
          </table:table-cell>
          <table:table-cell office:value-type="float" office:value="962347" calcext:value-type="float">
            <text:p>962347</text:p>
          </table:table-cell>
          <table:table-cell office:value-type="float" office:value="330844" calcext:value-type="float">
            <text:p>330844</text:p>
          </table:table-cell>
          <table:table-cell office:value-type="float" office:value="811870" calcext:value-type="float">
            <text:p>811870</text:p>
          </table:table-cell>
          <table:table-cell office:value-type="float" office:value="477843" calcext:value-type="float">
            <text:p>477843</text:p>
          </table:table-cell>
          <table:table-cell office:value-type="float" office:value="513606" calcext:value-type="float">
            <text:p>513606</text:p>
          </table:table-cell>
          <table:table-cell office:value-type="float" office:value="590754" calcext:value-type="float">
            <text:p>590754</text:p>
          </table:table-cell>
          <table:table-cell office:value-type="float" office:value="1406013" calcext:value-type="float">
            <text:p>1406013</text:p>
          </table:table-cell>
          <table:table-cell office:value-type="float" office:value="1530670" calcext:value-type="float">
            <text:p>1530670</text:p>
          </table:table-cell>
          <table:table-cell office:value-type="float" office:value="20977334" calcext:value-type="float">
            <text:p>20977334</text:p>
          </table:table-cell>
          <table:table-cell office:value-type="string" calcext:value-type="string">
            <text:p>J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OREA (SEOUL )</text:p>
          </table:table-cell>
          <table:table-cell table:style-name="ce3" office:value-type="float" office:value="15325757" calcext:value-type="float">
            <text:p>15325757</text:p>
          </table:table-cell>
          <table:table-cell office:value-type="float" office:value="401334" calcext:value-type="float">
            <text:p>401334</text:p>
          </table:table-cell>
          <table:table-cell office:value-type="float" office:value="812408" calcext:value-type="float">
            <text:p>812408</text:p>
          </table:table-cell>
          <table:table-cell office:value-type="float" office:value="1059106" calcext:value-type="float">
            <text:p>1059106</text:p>
          </table:table-cell>
          <table:table-cell office:value-type="float" office:value="687290" calcext:value-type="float">
            <text:p>687290</text:p>
          </table:table-cell>
          <table:table-cell office:value-type="float" office:value="951296" calcext:value-type="float">
            <text:p>951296</text:p>
          </table:table-cell>
          <table:table-cell office:value-type="float" office:value="403960" calcext:value-type="float">
            <text:p>403960</text:p>
          </table:table-cell>
          <table:table-cell office:value-type="float" office:value="484932" calcext:value-type="float">
            <text:p>484932</text:p>
          </table:table-cell>
          <table:table-cell office:value-type="float" office:value="2292392" calcext:value-type="float">
            <text:p>2292392</text:p>
          </table:table-cell>
          <table:table-cell office:value-type="float" office:value="22418477" calcext:value-type="float">
            <text:p>22418477</text:p>
          </table:table-cell>
          <table:table-cell office:value-type="string" calcext:value-type="string">
            <text:p>KS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AOS</text:p>
          </table:table-cell>
          <table:table-cell office:value-type="float" office:value="1478" calcext:value-type="float">
            <text:p>147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L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LAYSIA</text:p>
          </table:table-cell>
          <table:table-cell office:value-type="float" office:value="1025677" calcext:value-type="float">
            <text:p>1025677</text:p>
          </table:table-cell>
          <table:table-cell office:value-type="float" office:value="42060" calcext:value-type="float">
            <text:p>42060</text:p>
          </table:table-cell>
          <table:table-cell office:value-type="float" office:value="25053" calcext:value-type="float">
            <text:p>25053</text:p>
          </table:table-cell>
          <table:table-cell office:value-type="float" office:value="32124" calcext:value-type="float">
            <text:p>32124</text:p>
          </table:table-cell>
          <table:table-cell office:value-type="float" office:value="149841" calcext:value-type="float">
            <text:p>149841</text:p>
          </table:table-cell>
          <table:table-cell office:value-type="float" office:value="38622" calcext:value-type="float">
            <text:p>38622</text:p>
          </table:table-cell>
          <table:table-cell office:value-type="float" office:value="50024" calcext:value-type="float">
            <text:p>50024</text:p>
          </table:table-cell>
          <table:table-cell office:value-type="float" office:value="167160" calcext:value-type="float">
            <text:p>167160</text:p>
          </table:table-cell>
          <table:table-cell office:value-type="float" office:value="12328" calcext:value-type="float">
            <text:p>12328</text:p>
          </table:table-cell>
          <table:table-cell office:value-type="float" office:value="1542889" calcext:value-type="float">
            <text:p>1542889</text:p>
          </table:table-cell>
          <table:table-cell office:value-type="string" calcext:value-type="string">
            <text:p>MF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NGOLIA</text:p>
          </table:table-cell>
          <table:table-cell office:value-type="float" office:value="7243" calcext:value-type="float">
            <text:p>7243</text:p>
          </table:table-cell>
          <table:table-cell office:value-type="float" office:value="4089" calcext:value-type="float">
            <text:p>4089</text:p>
          </table:table-cell>
          <table:table-cell office:value-type="float" office:value="3700" calcext:value-type="float">
            <text:p>3700</text:p>
          </table:table-cell>
          <table:table-cell office:value-type="float" office:value="4237" calcext:value-type="float">
            <text:p>4237</text:p>
          </table:table-cell>
          <table:table-cell office:value-type="float" office:value="2519" calcext:value-type="float">
            <text:p>2519</text:p>
          </table:table-cell>
          <table:table-cell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office:value-type="float" office:value="6949" calcext:value-type="float">
            <text:p>6949</text:p>
          </table:table-cell>
          <table:table-cell office:value-type="float" office:value="7142" calcext:value-type="float">
            <text:p>7142</text:p>
          </table:table-cell>
          <table:table-cell office:value-type="float" office:value="36731" calcext:value-type="float">
            <text:p>36731</text:p>
          </table:table-cell>
          <table:table-cell office:value-type="string" calcext:value-type="string">
            <text:p>M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YANMAR</text:p>
          </table:table-cell>
          <table:table-cell office:value-type="float" office:value="8734" calcext:value-type="float">
            <text:p>873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734" calcext:value-type="float">
            <text:p>8734</text:p>
          </table:table-cell>
          <table:table-cell office:value-type="string" calcext:value-type="string">
            <text:p>BM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EW ZEALAND </text:p>
          </table:table-cell>
          <table:table-cell table:style-name="ce3" office:value-type="float" office:value="471217" calcext:value-type="float">
            <text:p>471217</text:p>
          </table:table-cell>
          <table:table-cell office:value-type="float" office:value="11920" calcext:value-type="float">
            <text:p>11920</text:p>
          </table:table-cell>
          <table:table-cell office:value-type="float" office:value="16073" calcext:value-type="float">
            <text:p>16073</text:p>
          </table:table-cell>
          <table:table-cell office:value-type="float" office:value="14028" calcext:value-type="float">
            <text:p>14028</text:p>
          </table:table-cell>
          <table:table-cell office:value-type="float" office:value="5675" calcext:value-type="float">
            <text:p>5675</text:p>
          </table:table-cell>
          <table:table-cell office:value-type="float" office:value="8137" calcext:value-type="float">
            <text:p>8137</text:p>
          </table:table-cell>
          <table:table-cell office:value-type="float" office:value="16456" calcext:value-type="float">
            <text:p>16456</text:p>
          </table:table-cell>
          <table:table-cell office:value-type="float" office:value="7858" calcext:value-type="float">
            <text:p>7858</text:p>
          </table:table-cell>
          <table:table-cell office:value-type="float" office:value="11780" calcext:value-type="float">
            <text:p>11780</text:p>
          </table:table-cell>
          <table:table-cell office:value-type="float" office:value="563142" calcext:value-type="float">
            <text:p>563142</text:p>
          </table:table-cell>
          <table:table-cell office:value-type="string" calcext:value-type="string">
            <text:p>NZ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PUA NEW GUINEA 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728" calcext:value-type="float">
            <text:p>3728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P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P OF PHILIPPINES </text:p>
          </table:table-cell>
          <table:table-cell table:style-name="ce3" office:value-type="float" office:value="1225378" calcext:value-type="float">
            <text:p>1225378</text:p>
          </table:table-cell>
          <table:table-cell office:value-type="float" office:value="30027" calcext:value-type="float">
            <text:p>30027</text:p>
          </table:table-cell>
          <table:table-cell office:value-type="float" office:value="111615" calcext:value-type="float">
            <text:p>111615</text:p>
          </table:table-cell>
          <table:table-cell office:value-type="float" office:value="50694" calcext:value-type="float">
            <text:p>50694</text:p>
          </table:table-cell>
          <table:table-cell office:value-type="float" office:value="42884" calcext:value-type="float">
            <text:p>42884</text:p>
          </table:table-cell>
          <table:table-cell office:value-type="float" office:value="22469" calcext:value-type="float">
            <text:p>22469</text:p>
          </table:table-cell>
          <table:table-cell office:value-type="float" office:value="48601" calcext:value-type="float">
            <text:p>48601</text:p>
          </table:table-cell>
          <table:table-cell office:value-type="float" office:value="43349" calcext:value-type="float">
            <text:p>43349</text:p>
          </table:table-cell>
          <table:table-cell office:value-type="float" office:value="21118" calcext:value-type="float">
            <text:p>21118</text:p>
          </table:table-cell>
          <table:table-cell office:value-type="float" office:value="1596133" calcext:value-type="float">
            <text:p>1596133</text:p>
          </table:table-cell>
          <table:table-cell office:value-type="string" calcext:value-type="string">
            <text:p>PI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INGAPORE</text:p>
          </table:table-cell>
          <table:table-cell office:value-type="float" office:value="4548855" calcext:value-type="float">
            <text:p>4548855</text:p>
          </table:table-cell>
          <table:table-cell office:value-type="float" office:value="320331" calcext:value-type="float">
            <text:p>320331</text:p>
          </table:table-cell>
          <table:table-cell office:value-type="float" office:value="112359" calcext:value-type="float">
            <text:p>112359</text:p>
          </table:table-cell>
          <table:table-cell office:value-type="float" office:value="431803" calcext:value-type="float">
            <text:p>431803</text:p>
          </table:table-cell>
          <table:table-cell office:value-type="float" office:value="208171" calcext:value-type="float">
            <text:p>208171</text:p>
          </table:table-cell>
          <table:table-cell office:value-type="float" office:value="368034" calcext:value-type="float">
            <text:p>368034</text:p>
          </table:table-cell>
          <table:table-cell office:value-type="float" office:value="380040" calcext:value-type="float">
            <text:p>380040</text:p>
          </table:table-cell>
          <table:table-cell office:value-type="float" office:value="600170" calcext:value-type="float">
            <text:p>600170</text:p>
          </table:table-cell>
          <table:table-cell office:value-type="float" office:value="161942" calcext:value-type="float">
            <text:p>161942</text:p>
          </table:table-cell>
          <table:table-cell office:value-type="float" office:value="7131706" calcext:value-type="float">
            <text:p>7131706</text:p>
          </table:table-cell>
          <table:table-cell office:value-type="string" calcext:value-type="string">
            <text:p>S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IWAN</text:p>
          </table:table-cell>
          <table:table-cell office:value-type="float" office:value="19268997" calcext:value-type="float">
            <text:p>19268997</text:p>
          </table:table-cell>
          <table:table-cell office:value-type="float" office:value="10256" calcext:value-type="float">
            <text:p>10256</text:p>
          </table:table-cell>
          <table:table-cell office:value-type="float" office:value="22" calcext:value-type="float">
            <text:p>22</text:p>
          </table:table-cell>
          <table:table-cell office:value-type="float" office:value="607718" calcext:value-type="float">
            <text:p>607718</text:p>
          </table:table-cell>
          <table:table-cell office:value-type="float" office:value="2851916" calcext:value-type="float">
            <text:p>2851916</text:p>
          </table:table-cell>
          <table:table-cell office:value-type="float" office:value="121219" calcext:value-type="float">
            <text:p>121219</text:p>
          </table:table-cell>
          <table:table-cell office:value-type="float" office:value="1894491" calcext:value-type="float">
            <text:p>1894491</text:p>
          </table:table-cell>
          <table:table-cell office:value-type="float" office:value="2072582" calcext:value-type="float">
            <text:p>2072582</text:p>
          </table:table-cell>
          <table:table-cell office:value-type="float" office:value="10393" calcext:value-type="float">
            <text:p>10393</text:p>
          </table:table-cell>
          <table:table-cell office:value-type="float" office:value="26837594" calcext:value-type="float">
            <text:p>26837594</text:p>
          </table:table-cell>
          <table:table-cell office:value-type="string" calcext:value-type="string">
            <text:p>TW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HAILAND</text:p>
          </table:table-cell>
          <table:table-cell office:value-type="float" office:value="4868195" calcext:value-type="float">
            <text:p>4868195</text:p>
          </table:table-cell>
          <table:table-cell office:value-type="float" office:value="73359" calcext:value-type="float">
            <text:p>73359</text:p>
          </table:table-cell>
          <table:table-cell office:value-type="float" office:value="85527" calcext:value-type="float">
            <text:p>85527</text:p>
          </table:table-cell>
          <table:table-cell office:value-type="float" office:value="52240" calcext:value-type="float">
            <text:p>52240</text:p>
          </table:table-cell>
          <table:table-cell office:value-type="float" office:value="51062" calcext:value-type="float">
            <text:p>51062</text:p>
          </table:table-cell>
          <table:table-cell office:value-type="float" office:value="141835" calcext:value-type="float">
            <text:p>141835</text:p>
          </table:table-cell>
          <table:table-cell office:value-type="float" office:value="254409" calcext:value-type="float">
            <text:p>254409</text:p>
          </table:table-cell>
          <table:table-cell office:value-type="float" office:value="164302" calcext:value-type="float">
            <text:p>164302</text:p>
          </table:table-cell>
          <table:table-cell office:value-type="float" office:value="258694" calcext:value-type="float">
            <text:p>258694</text:p>
          </table:table-cell>
          <table:table-cell office:value-type="float" office:value="5949624" calcext:value-type="float">
            <text:p>5949624</text:p>
          </table:table-cell>
          <table:table-cell office:value-type="string" calcext:value-type="string">
            <text:p>TH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IMOR-LESTE</text:p>
          </table:table-cell>
          <table:table-cell office:value-type="float" office:value="5041" calcext:value-type="float">
            <text:p>5041</text:p>
          </table:table-cell>
          <table:table-cell office:value-type="float" office:value="613" calcext:value-type="float">
            <text:p>613</text:p>
          </table:table-cell>
          <table:table-cell office:value-type="float" office:value="527" calcext:value-type="float">
            <text:p>527</text:p>
          </table:table-cell>
          <table:table-cell office:value-type="float" office:value="1061" calcext:value-type="float">
            <text:p>1061</text:p>
          </table:table-cell>
          <table:table-cell office:value-type="float" office:value="656" calcext:value-type="float">
            <text:p>65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float" office:value="8398" calcext:value-type="float">
            <text:p>8398</text:p>
          </table:table-cell>
          <table:table-cell office:value-type="string" calcext:value-type="string">
            <text:p>T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NGA</text:p>
          </table:table-cell>
          <table:table-cell office:value-type="float" office:value="278" calcext:value-type="float">
            <text:p>278</text:p>
          </table:table-cell>
          <table:table-cell office:value-type="float" office:value="723" calcext:value-type="float">
            <text:p>723</text:p>
          </table:table-cell>
          <table:table-cell office:value-type="float" office:value="672" calcext:value-type="float">
            <text:p>672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-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T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IETNAM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2723" calcext:value-type="float">
            <text:p>2723</text:p>
          </table:table-cell>
          <table:table-cell office:value-type="string" calcext:value-type="string">
            <text:p>VM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IETNAM</text:p>
          </table:table-cell>
          <table:table-cell office:value-type="float" office:value="1167" calcext:value-type="float">
            <text:p>116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VS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NEAR EAST &amp; SOUTH ASIA </text:p>
          </table:table-cell>
          <table:table-cell table:style-name="ce2" office:value-type="float" office:value="157700834" calcext:value-type="float">
            <text:p>157700834</text:p>
          </table:table-cell>
          <table:table-cell table:style-name="ce6" office:value-type="float" office:value="6990001" calcext:value-type="float">
            <text:p>6990001</text:p>
          </table:table-cell>
          <table:table-cell table:style-name="ce6" office:value-type="float" office:value="6576867" calcext:value-type="float">
            <text:p>6576867</text:p>
          </table:table-cell>
          <table:table-cell table:style-name="ce6" office:value-type="float" office:value="14535158" calcext:value-type="float">
            <text:p>14535158</text:p>
          </table:table-cell>
          <table:table-cell table:style-name="ce6" office:value-type="float" office:value="14667696" calcext:value-type="float">
            <text:p>14667696</text:p>
          </table:table-cell>
          <table:table-cell table:style-name="ce6" office:value-type="float" office:value="11848890" calcext:value-type="float">
            <text:p>11848890</text:p>
          </table:table-cell>
          <table:table-cell table:style-name="ce6" office:value-type="float" office:value="14010872" calcext:value-type="float">
            <text:p>14010872</text:p>
          </table:table-cell>
          <table:table-cell table:style-name="ce6" office:value-type="float" office:value="44780116" calcext:value-type="float">
            <text:p>44780116</text:p>
          </table:table-cell>
          <table:table-cell table:style-name="ce6" office:value-type="float" office:value="11115455" calcext:value-type="float">
            <text:p>11115455</text:p>
          </table:table-cell>
          <table:table-cell table:style-name="ce6" office:value-type="float" office:value="282225888" calcext:value-type="float">
            <text:p>282225888</text:p>
          </table:table-cell>
          <table:table-cell table:style-name="ce10"/>
          <table:table-cell table:style-name="ce6" table:number-columns-repeated="1012"/>
        </table:table-row>
        <table:table-row table:style-name="ro3">
          <table:table-cell table:style-name="ce3" office:value-type="string" calcext:value-type="string">
            <text:p>AFGHANISTAN</text:p>
          </table:table-cell>
          <table:table-cell office:value-type="float" office:value="500848" calcext:value-type="float">
            <text:p>50084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23526" calcext:value-type="float">
            <text:p>23526</text:p>
          </table:table-cell>
          <table:table-cell office:value-type="float" office:value="4232" calcext:value-type="float">
            <text:p>4232</text:p>
          </table:table-cell>
          <table:table-cell office:value-type="float" office:value="548" calcext:value-type="float">
            <text:p>548</text:p>
          </table:table-cell>
          <table:table-cell office:value-type="float" office:value="1718" calcext:value-type="float">
            <text:p>1718</text:p>
          </table:table-cell>
          <table:table-cell office:value-type="float" office:value="40260" calcext:value-type="float">
            <text:p>40260</text:p>
          </table:table-cell>
          <table:table-cell office:value-type="float" office:value="572829" calcext:value-type="float">
            <text:p>572829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HRAIN</text:p>
          </table:table-cell>
          <table:table-cell office:value-type="float" office:value="2083559" calcext:value-type="float">
            <text:p>2083559</text:p>
          </table:table-cell>
          <table:table-cell office:value-type="float" office:value="88013" calcext:value-type="float">
            <text:p>88013</text:p>
          </table:table-cell>
          <table:table-cell office:value-type="float" office:value="203022" calcext:value-type="float">
            <text:p>203022</text:p>
          </table:table-cell>
          <table:table-cell office:value-type="float" office:value="75649" calcext:value-type="float">
            <text:p>75649</text:p>
          </table:table-cell>
          <table:table-cell office:value-type="float" office:value="94593" calcext:value-type="float">
            <text:p>94593</text:p>
          </table:table-cell>
          <table:table-cell office:value-type="float" office:value="87753" calcext:value-type="float">
            <text:p>87753</text:p>
          </table:table-cell>
          <table:table-cell office:value-type="float" office:value="104353" calcext:value-type="float">
            <text:p>104353</text:p>
          </table:table-cell>
          <table:table-cell office:value-type="float" office:value="25589" calcext:value-type="float">
            <text:p>25589</text:p>
          </table:table-cell>
          <table:table-cell office:value-type="float" office:value="60053" calcext:value-type="float">
            <text:p>60053</text:p>
          </table:table-cell>
          <table:table-cell office:value-type="float" office:value="2822584" calcext:value-type="float">
            <text:p>2822584</text:p>
          </table:table-cell>
          <table:table-cell office:value-type="string" calcext:value-type="string">
            <text:p>B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NGLADESH</text:p>
          </table:table-cell>
          <table:table-cell office:value-type="float" office:value="51338" calcext:value-type="float">
            <text:p>5133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92" calcext:value-type="float">
            <text:p>2092</text:p>
          </table:table-cell>
          <table:table-cell office:value-type="float" office:value="627" calcext:value-type="float">
            <text:p>627</text:p>
          </table:table-cell>
          <table:table-cell office:value-type="float" office:value="2785" calcext:value-type="float">
            <text:p>2785</text:p>
          </table:table-cell>
          <table:table-cell office:value-type="float" office:value="2950" calcext:value-type="float">
            <text:p>2950</text:p>
          </table:table-cell>
          <table:table-cell office:value-type="float" office:value="11264" calcext:value-type="float">
            <text:p>11264</text:p>
          </table:table-cell>
          <table:table-cell office:value-type="float" office:value="71056" calcext:value-type="float">
            <text:p>71056</text:p>
          </table:table-cell>
          <table:table-cell office:value-type="string" calcext:value-type="string">
            <text:p>B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GYPT</text:p>
          </table:table-cell>
          <table:table-cell office:value-type="float" office:value="27901044" calcext:value-type="float">
            <text:p>27901044</text:p>
          </table:table-cell>
          <table:table-cell office:value-type="float" office:value="358757" calcext:value-type="float">
            <text:p>358757</text:p>
          </table:table-cell>
          <table:table-cell office:value-type="float" office:value="441090" calcext:value-type="float">
            <text:p>441090</text:p>
          </table:table-cell>
          <table:table-cell office:value-type="float" office:value="2116755" calcext:value-type="float">
            <text:p>2116755</text:p>
          </table:table-cell>
          <table:table-cell office:value-type="float" office:value="1600656" calcext:value-type="float">
            <text:p>1600656</text:p>
          </table:table-cell>
          <table:table-cell office:value-type="float" office:value="2415647" calcext:value-type="float">
            <text:p>2415647</text:p>
          </table:table-cell>
          <table:table-cell office:value-type="float" office:value="406089" calcext:value-type="float">
            <text:p>406089</text:p>
          </table:table-cell>
          <table:table-cell office:value-type="float" office:value="1422483" calcext:value-type="float">
            <text:p>1422483</text:p>
          </table:table-cell>
          <table:table-cell office:value-type="float" office:value="299940" calcext:value-type="float">
            <text:p>299940</text:p>
          </table:table-cell>
          <table:table-cell office:value-type="float" office:value="36962461" calcext:value-type="float">
            <text:p>36962461</text:p>
          </table:table-cell>
          <table:table-cell office:value-type="string" calcext:value-type="string">
            <text:p>E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NDIA</text:p>
          </table:table-cell>
          <table:table-cell office:value-type="float" office:value="355104" calcext:value-type="float">
            <text:p>355104</text:p>
          </table:table-cell>
          <table:table-cell office:value-type="float" office:value="25" calcext:value-type="float">
            <text:p>25</text:p>
          </table:table-cell>
          <table:table-cell office:value-type="float" office:value="91888" calcext:value-type="float">
            <text:p>91888</text:p>
          </table:table-cell>
          <table:table-cell office:value-type="float" office:value="1006844" calcext:value-type="float">
            <text:p>1006844</text:p>
          </table:table-cell>
          <table:table-cell office:value-type="float" office:value="10545" calcext:value-type="float">
            <text:p>10545</text:p>
          </table:table-cell>
          <table:table-cell office:value-type="float" office:value="142721" calcext:value-type="float">
            <text:p>142721</text:p>
          </table:table-cell>
          <table:table-cell office:value-type="float" office:value="4506147" calcext:value-type="float">
            <text:p>4506147</text:p>
          </table:table-cell>
          <table:table-cell office:value-type="float" office:value="167935" calcext:value-type="float">
            <text:p>167935</text:p>
          </table:table-cell>
          <table:table-cell office:value-type="float" office:value="46807" calcext:value-type="float">
            <text:p>46807</text:p>
          </table:table-cell>
          <table:table-cell office:value-type="float" office:value="6328016" calcext:value-type="float">
            <text:p>6328016</text:p>
          </table:table-cell>
          <table:table-cell office:value-type="string" calcext:value-type="string">
            <text:p>I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RAN</text:p>
          </table:table-cell>
          <table:table-cell office:value-type="float" office:value="10715417" calcext:value-type="float">
            <text:p>1071541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715417" calcext:value-type="float">
            <text:p>10715417</text:p>
          </table:table-cell>
          <table:table-cell office:value-type="string" calcext:value-type="string">
            <text:p>I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RAQ</text:p>
          </table:table-cell>
          <table:table-cell office:value-type="float" office:value="93876" calcext:value-type="float">
            <text:p>93876</text:p>
          </table:table-cell>
          <table:table-cell office:value-type="string" calcext:value-type="string">
            <text:p>-</text:p>
          </table:table-cell>
          <table:table-cell office:value-type="float" office:value="1034751" calcext:value-type="float">
            <text:p>1034751</text:p>
          </table:table-cell>
          <table:table-cell office:value-type="float" office:value="2321777" calcext:value-type="float">
            <text:p>2321777</text:p>
          </table:table-cell>
          <table:table-cell office:value-type="float" office:value="932467" calcext:value-type="float">
            <text:p>932467</text:p>
          </table:table-cell>
          <table:table-cell office:value-type="float" office:value="793004" calcext:value-type="float">
            <text:p>793004</text:p>
          </table:table-cell>
          <table:table-cell office:value-type="float" office:value="1809117" calcext:value-type="float">
            <text:p>1809117</text:p>
          </table:table-cell>
          <table:table-cell office:value-type="float" office:value="1520840" calcext:value-type="float">
            <text:p>1520840</text:p>
          </table:table-cell>
          <table:table-cell office:value-type="float" office:value="2419568" calcext:value-type="float">
            <text:p>2419568</text:p>
          </table:table-cell>
          <table:table-cell office:value-type="float" office:value="10925401" calcext:value-type="float">
            <text:p>10925401</text:p>
          </table:table-cell>
          <table:table-cell office:value-type="string" calcext:value-type="string">
            <text:p>IQ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SRAEL</text:p>
          </table:table-cell>
          <table:table-cell office:value-type="float" office:value="26505955" calcext:value-type="float">
            <text:p>26505955</text:p>
          </table:table-cell>
          <table:table-cell office:value-type="float" office:value="943726" calcext:value-type="float">
            <text:p>943726</text:p>
          </table:table-cell>
          <table:table-cell office:value-type="float" office:value="1057186" calcext:value-type="float">
            <text:p>1057186</text:p>
          </table:table-cell>
          <table:table-cell office:value-type="float" office:value="986075" calcext:value-type="float">
            <text:p>986075</text:p>
          </table:table-cell>
          <table:table-cell office:value-type="float" office:value="554010" calcext:value-type="float">
            <text:p>554010</text:p>
          </table:table-cell>
          <table:table-cell office:value-type="float" office:value="3788004" calcext:value-type="float">
            <text:p>3788004</text:p>
          </table:table-cell>
          <table:table-cell office:value-type="float" office:value="1377166" calcext:value-type="float">
            <text:p>1377166</text:p>
          </table:table-cell>
          <table:table-cell office:value-type="float" office:value="865145" calcext:value-type="float">
            <text:p>865145</text:p>
          </table:table-cell>
          <table:table-cell office:value-type="float" office:value="972437" calcext:value-type="float">
            <text:p>972437</text:p>
          </table:table-cell>
          <table:table-cell office:value-type="float" office:value="37049705" calcext:value-type="float">
            <text:p>37049705</text:p>
          </table:table-cell>
          <table:table-cell office:value-type="string" calcext:value-type="string">
            <text:p>IS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JORDAN</text:p>
          </table:table-cell>
          <table:table-cell office:value-type="float" office:value="3129991" calcext:value-type="float">
            <text:p>3129991</text:p>
          </table:table-cell>
          <table:table-cell office:value-type="float" office:value="119640" calcext:value-type="float">
            <text:p>119640</text:p>
          </table:table-cell>
          <table:table-cell office:value-type="float" office:value="190035" calcext:value-type="float">
            <text:p>190035</text:p>
          </table:table-cell>
          <table:table-cell office:value-type="float" office:value="223996" calcext:value-type="float">
            <text:p>223996</text:p>
          </table:table-cell>
          <table:table-cell office:value-type="float" office:value="367038" calcext:value-type="float">
            <text:p>367038</text:p>
          </table:table-cell>
          <table:table-cell office:value-type="float" office:value="474589" calcext:value-type="float">
            <text:p>474589</text:p>
          </table:table-cell>
          <table:table-cell office:value-type="float" office:value="205333" calcext:value-type="float">
            <text:p>205333</text:p>
          </table:table-cell>
          <table:table-cell office:value-type="float" office:value="366462" calcext:value-type="float">
            <text:p>366462</text:p>
          </table:table-cell>
          <table:table-cell office:value-type="float" office:value="308518" calcext:value-type="float">
            <text:p>308518</text:p>
          </table:table-cell>
          <table:table-cell office:value-type="float" office:value="5385601" calcext:value-type="float">
            <text:p>5385601</text:p>
          </table:table-cell>
          <table:table-cell office:value-type="string" calcext:value-type="string">
            <text:p>J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UWAIT</text:p>
          </table:table-cell>
          <table:table-cell office:value-type="float" office:value="9187734" calcext:value-type="float">
            <text:p>9187734</text:p>
          </table:table-cell>
          <table:table-cell office:value-type="float" office:value="572570" calcext:value-type="float">
            <text:p>572570</text:p>
          </table:table-cell>
          <table:table-cell office:value-type="float" office:value="80521" calcext:value-type="float">
            <text:p>80521</text:p>
          </table:table-cell>
          <table:table-cell office:value-type="float" office:value="514386" calcext:value-type="float">
            <text:p>514386</text:p>
          </table:table-cell>
          <table:table-cell office:value-type="float" office:value="299126" calcext:value-type="float">
            <text:p>299126</text:p>
          </table:table-cell>
          <table:table-cell office:value-type="float" office:value="1070233" calcext:value-type="float">
            <text:p>1070233</text:p>
          </table:table-cell>
          <table:table-cell office:value-type="float" office:value="414757" calcext:value-type="float">
            <text:p>414757</text:p>
          </table:table-cell>
          <table:table-cell office:value-type="float" office:value="178758" calcext:value-type="float">
            <text:p>178758</text:p>
          </table:table-cell>
          <table:table-cell office:value-type="float" office:value="1272172" calcext:value-type="float">
            <text:p>1272172</text:p>
          </table:table-cell>
          <table:table-cell office:value-type="float" office:value="13590257" calcext:value-type="float">
            <text:p>13590257</text:p>
          </table:table-cell>
          <table:table-cell office:value-type="string" calcext:value-type="string">
            <text:p>K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EBANON</text:p>
          </table:table-cell>
          <table:table-cell office:value-type="float" office:value="716272" calcext:value-type="float">
            <text:p>716272</text:p>
          </table:table-cell>
          <table:table-cell office:value-type="float" office:value="1318" calcext:value-type="float">
            <text:p>1318</text:p>
          </table:table-cell>
          <table:table-cell office:value-type="float" office:value="30569" calcext:value-type="float">
            <text:p>30569</text:p>
          </table:table-cell>
          <table:table-cell office:value-type="float" office:value="50194" calcext:value-type="float">
            <text:p>50194</text:p>
          </table:table-cell>
          <table:table-cell office:value-type="float" office:value="140128" calcext:value-type="float">
            <text:p>140128</text:p>
          </table:table-cell>
          <table:table-cell office:value-type="float" office:value="28178" calcext:value-type="float">
            <text:p>28178</text:p>
          </table:table-cell>
          <table:table-cell office:value-type="float" office:value="63200" calcext:value-type="float">
            <text:p>63200</text:p>
          </table:table-cell>
          <table:table-cell office:value-type="float" office:value="216800" calcext:value-type="float">
            <text:p>216800</text:p>
          </table:table-cell>
          <table:table-cell office:value-type="float" office:value="38404" calcext:value-type="float">
            <text:p>38404</text:p>
          </table:table-cell>
          <table:table-cell office:value-type="float" office:value="1285064" calcext:value-type="float">
            <text:p>1285064</text:p>
          </table:table-cell>
          <table:table-cell office:value-type="string" calcext:value-type="string">
            <text:p>L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BYA</text:p>
          </table:table-cell>
          <table:table-cell office:value-type="float" office:value="28249" calcext:value-type="float">
            <text:p>28249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231" calcext:value-type="float">
            <text:p>1231</text:p>
          </table:table-cell>
          <table:table-cell office:value-type="float" office:value="12575" calcext:value-type="float">
            <text:p>12575</text:p>
          </table:table-cell>
          <table:table-cell office:value-type="float" office:value="42056" calcext:value-type="float">
            <text:p>42056</text:p>
          </table:table-cell>
          <table:table-cell office:value-type="string" calcext:value-type="string">
            <text:p>LY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LDIVES</text:p>
          </table:table-cell>
          <table:table-cell table:number-columns-repeated="8"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MV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EPAL</text:p>
          </table:table-cell>
          <table:table-cell office:value-type="float" office:value="23418" calcext:value-type="float">
            <text:p>2341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08" calcext:value-type="float">
            <text:p>808</text:p>
          </table:table-cell>
          <table:table-cell office:value-type="float" office:value="5996" calcext:value-type="float">
            <text:p>5996</text:p>
          </table:table-cell>
          <table:table-cell office:value-type="float" office:value="2032" calcext:value-type="float">
            <text:p>2032</text:p>
          </table:table-cell>
          <table:table-cell office:value-type="float" office:value="32554" calcext:value-type="float">
            <text:p>32554</text:p>
          </table:table-cell>
          <table:table-cell office:value-type="string" calcext:value-type="string">
            <text:p>N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OMAN</text:p>
          </table:table-cell>
          <table:table-cell office:value-type="float" office:value="1090708" calcext:value-type="float">
            <text:p>1090708</text:p>
          </table:table-cell>
          <table:table-cell office:value-type="float" office:value="17221" calcext:value-type="float">
            <text:p>17221</text:p>
          </table:table-cell>
          <table:table-cell office:value-type="float" office:value="38609" calcext:value-type="float">
            <text:p>38609</text:p>
          </table:table-cell>
          <table:table-cell office:value-type="float" office:value="28023" calcext:value-type="float">
            <text:p>28023</text:p>
          </table:table-cell>
          <table:table-cell office:value-type="float" office:value="91839" calcext:value-type="float">
            <text:p>91839</text:p>
          </table:table-cell>
          <table:table-cell office:value-type="float" office:value="11529" calcext:value-type="float">
            <text:p>11529</text:p>
          </table:table-cell>
          <table:table-cell office:value-type="float" office:value="135055" calcext:value-type="float">
            <text:p>135055</text:p>
          </table:table-cell>
          <table:table-cell office:value-type="float" office:value="1466153" calcext:value-type="float">
            <text:p>1466153</text:p>
          </table:table-cell>
          <table:table-cell office:value-type="float" office:value="651274" calcext:value-type="float">
            <text:p>651274</text:p>
          </table:table-cell>
          <table:table-cell office:value-type="float" office:value="3530411" calcext:value-type="float">
            <text:p>3530411</text:p>
          </table:table-cell>
          <table:table-cell office:value-type="string" calcext:value-type="string">
            <text:p>M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KISTAN</text:p>
          </table:table-cell>
          <table:table-cell office:value-type="float" office:value="4460493" calcext:value-type="float">
            <text:p>4460493</text:p>
          </table:table-cell>
          <table:table-cell office:value-type="float" office:value="3304910" calcext:value-type="float">
            <text:p>3304910</text:p>
          </table:table-cell>
          <table:table-cell office:value-type="float" office:value="184490" calcext:value-type="float">
            <text:p>184490</text:p>
          </table:table-cell>
          <table:table-cell office:value-type="float" office:value="330678" calcext:value-type="float">
            <text:p>330678</text:p>
          </table:table-cell>
          <table:table-cell office:value-type="float" office:value="33168" calcext:value-type="float">
            <text:p>33168</text:p>
          </table:table-cell>
          <table:table-cell office:value-type="float" office:value="487245" calcext:value-type="float">
            <text:p>487245</text:p>
          </table:table-cell>
          <table:table-cell office:value-type="float" office:value="53925" calcext:value-type="float">
            <text:p>53925</text:p>
          </table:table-cell>
          <table:table-cell office:value-type="float" office:value="30443" calcext:value-type="float">
            <text:p>30443</text:p>
          </table:table-cell>
          <table:table-cell office:value-type="float" office:value="97855" calcext:value-type="float">
            <text:p>97855</text:p>
          </table:table-cell>
          <table:table-cell office:value-type="float" office:value="8983207" calcext:value-type="float">
            <text:p>8983207</text:p>
          </table:table-cell>
          <table:table-cell office:value-type="string" calcext:value-type="string">
            <text:p>PK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QATAR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17352" calcext:value-type="float">
            <text:p>17352</text:p>
          </table:table-cell>
          <table:table-cell office:value-type="float" office:value="186920" calcext:value-type="float">
            <text:p>186920</text:p>
          </table:table-cell>
          <table:table-cell office:value-type="float" office:value="17741" calcext:value-type="float">
            <text:p>17741</text:p>
          </table:table-cell>
          <table:table-cell office:value-type="float" office:value="1179" calcext:value-type="float">
            <text:p>1179</text:p>
          </table:table-cell>
          <table:table-cell office:value-type="float" office:value="44382" calcext:value-type="float">
            <text:p>44382</text:p>
          </table:table-cell>
          <table:table-cell office:value-type="string" calcext:value-type="string">
            <text:p>-</text:p>
          </table:table-cell>
          <table:table-cell office:value-type="float" office:value="286080" calcext:value-type="float">
            <text:p>286080</text:p>
          </table:table-cell>
          <table:table-cell office:value-type="string" calcext:value-type="string">
            <text:p>Q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AUDI ARABIA </text:p>
          </table:table-cell>
          <table:table-cell office:value-type="float" office:value="67818371" calcext:value-type="float">
            <text:p>67818371</text:p>
          </table:table-cell>
          <table:table-cell office:value-type="float" office:value="812356" calcext:value-type="float">
            <text:p>812356</text:p>
          </table:table-cell>
          <table:table-cell office:value-type="float" office:value="1612391" calcext:value-type="float">
            <text:p>1612391</text:p>
          </table:table-cell>
          <table:table-cell office:value-type="float" office:value="6235582" calcext:value-type="float">
            <text:p>6235582</text:p>
          </table:table-cell>
          <table:table-cell office:value-type="float" office:value="2808633" calcext:value-type="float">
            <text:p>2808633</text:p>
          </table:table-cell>
          <table:table-cell office:value-type="float" office:value="2018799" calcext:value-type="float">
            <text:p>2018799</text:p>
          </table:table-cell>
          <table:table-cell office:value-type="float" office:value="3358726" calcext:value-type="float">
            <text:p>3358726</text:p>
          </table:table-cell>
          <table:table-cell office:value-type="float" office:value="34683230" calcext:value-type="float">
            <text:p>34683230</text:p>
          </table:table-cell>
          <table:table-cell office:value-type="float" office:value="2863204" calcext:value-type="float">
            <text:p>2863204</text:p>
          </table:table-cell>
          <table:table-cell office:value-type="float" office:value="122211291" calcext:value-type="float">
            <text:p>122211291</text:p>
          </table:table-cell>
          <table:table-cell office:value-type="string" calcext:value-type="string">
            <text:p>S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AUDI ARABIA MOI</text:p>
          </table:table-cell>
          <table:table-cell table:style-name="ce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782" calcext:value-type="float">
            <text:p>11782</text:p>
          </table:table-cell>
          <table:table-cell office:value-type="string" calcext:value-type="string">
            <text:p>-</text:p>
          </table:table-cell>
          <table:table-cell office:value-type="float" office:value="50109" calcext:value-type="float">
            <text:p>50109</text:p>
          </table:table-cell>
          <table:table-cell office:value-type="float" office:value="7015" calcext:value-type="float">
            <text:p>7015</text:p>
          </table:table-cell>
          <table:table-cell office:value-type="float" office:value="46000" calcext:value-type="float">
            <text:p>46000</text:p>
          </table:table-cell>
          <table:table-cell office:value-type="float" office:value="114906" calcext:value-type="float">
            <text:p>114906</text:p>
          </table:table-cell>
          <table:table-cell office:value-type="string" calcext:value-type="string">
            <text:p>S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RI LANKA </text:p>
          </table:table-cell>
          <table:table-cell table:style-name="ce3" office:value-type="float" office:value="10507" calcext:value-type="float">
            <text:p>10507</text:p>
          </table:table-cell>
          <table:table-cell office:value-type="string" calcext:value-type="string">
            <text:p>-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148" calcext:value-type="float">
            <text:p>3148</text:p>
          </table:table-cell>
          <table:table-cell office:value-type="float" office:value="13965" calcext:value-type="float">
            <text:p>13965</text:p>
          </table:table-cell>
          <table:table-cell office:value-type="string" calcext:value-type="string">
            <text:p>C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NITED ARAB EMIRATES </text:p>
          </table:table-cell>
          <table:table-cell table:style-name="ce3" office:value-type="float" office:value="909430" calcext:value-type="float">
            <text:p>909430</text:p>
          </table:table-cell>
          <table:table-cell office:value-type="float" office:value="766526" calcext:value-type="float">
            <text:p>766526</text:p>
          </table:table-cell>
          <table:table-cell office:value-type="float" office:value="1602406" calcext:value-type="float">
            <text:p>1602406</text:p>
          </table:table-cell>
          <table:table-cell office:value-type="float" office:value="617335" calcext:value-type="float">
            <text:p>617335</text:p>
          </table:table-cell>
          <table:table-cell office:value-type="float" office:value="7508670" calcext:value-type="float">
            <text:p>7508670</text:p>
          </table:table-cell>
          <table:table-cell office:value-type="float" office:value="502101" calcext:value-type="float">
            <text:p>502101</text:p>
          </table:table-cell>
          <table:table-cell office:value-type="float" office:value="1520230" calcext:value-type="float">
            <text:p>1520230</text:p>
          </table:table-cell>
          <table:table-cell office:value-type="float" office:value="3763846" calcext:value-type="float">
            <text:p>3763846</text:p>
          </table:table-cell>
          <table:table-cell office:value-type="float" office:value="1966952" calcext:value-type="float">
            <text:p>1966952</text:p>
          </table:table-cell>
          <table:table-cell office:value-type="float" office:value="19157494" calcext:value-type="float">
            <text:p>19157494</text:p>
          </table:table-cell>
          <table:table-cell office:value-type="string" calcext:value-type="string">
            <text:p>A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NITED ARAB EMIRATES </text:p>
          </table:table-cell>
          <table:table-cell table:style-name="ce3" office:value-type="float" office:value="1748175" calcext:value-type="float">
            <text:p>174817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48175" calcext:value-type="float">
            <text:p>1748175</text:p>
          </table:table-cell>
          <table:table-cell office:value-type="string" calcext:value-type="string">
            <text:p>T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EMEN</text:p>
          </table:table-cell>
          <table:table-cell office:value-type="float" office:value="351865" calcext:value-type="float">
            <text:p>351865</text:p>
          </table:table-cell>
          <table:table-cell office:value-type="float" office:value="3178" calcext:value-type="float">
            <text:p>3178</text:p>
          </table:table-cell>
          <table:table-cell office:value-type="float" office:value="9374" calcext:value-type="float">
            <text:p>9374</text:p>
          </table:table-cell>
          <table:table-cell office:value-type="float" office:value="10475" calcext:value-type="float">
            <text:p>10475</text:p>
          </table:table-cell>
          <table:table-cell office:value-type="float" office:value="2504" calcext:value-type="float">
            <text:p>2504</text:p>
          </table:table-cell>
          <table:table-cell office:value-type="float" office:value="6486" calcext:value-type="float">
            <text:p>6486</text:p>
          </table:table-cell>
          <table:table-cell office:value-type="float" office:value="1345" calcext:value-type="float">
            <text:p>1345</text:p>
          </table:table-cell>
          <table:table-cell office:value-type="float" office:value="9138" calcext:value-type="float">
            <text:p>9138</text:p>
          </table:table-cell>
          <table:table-cell office:value-type="float" office:value="2591" calcext:value-type="float">
            <text:p>2591</text:p>
          </table:table-cell>
          <table:table-cell office:value-type="float" office:value="396957" calcext:value-type="float">
            <text:p>396957</text:p>
          </table:table-cell>
          <table:table-cell office:value-type="string" calcext:value-type="string">
            <text:p>Y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6" office:value-type="float" office:value="108435886" calcext:value-type="float">
            <text:p>108435886</text:p>
          </table:table-cell>
          <table:table-cell table:style-name="ce6" office:value-type="float" office:value="5378931" calcext:value-type="float">
            <text:p>5378931</text:p>
          </table:table-cell>
          <table:table-cell table:style-name="ce6" office:value-type="float" office:value="5375799" calcext:value-type="float">
            <text:p>5375799</text:p>
          </table:table-cell>
          <table:table-cell table:style-name="ce6" office:value-type="float" office:value="3415530" calcext:value-type="float">
            <text:p>3415530</text:p>
          </table:table-cell>
          <table:table-cell table:style-name="ce6" office:value-type="float" office:value="4015537" calcext:value-type="float">
            <text:p>4015537</text:p>
          </table:table-cell>
          <table:table-cell table:style-name="ce6" office:value-type="float" office:value="4186545" calcext:value-type="float">
            <text:p>4186545</text:p>
          </table:table-cell>
          <table:table-cell table:style-name="ce6" office:value-type="float" office:value="2633410" calcext:value-type="float">
            <text:p>2633410</text:p>
          </table:table-cell>
          <table:table-cell table:style-name="ce6" office:value-type="float" office:value="4071781" calcext:value-type="float">
            <text:p>4071781</text:p>
          </table:table-cell>
          <table:table-cell table:style-name="ce6" office:value-type="float" office:value="4139278" calcext:value-type="float">
            <text:p>4139278</text:p>
          </table:table-cell>
          <table:table-cell table:style-name="ce6" office:value-type="float" office:value="141652697" calcext:value-type="float">
            <text:p>141652697</text:p>
          </table:table-cell>
          <table:table-cell table:style-name="ce10"/>
          <table:table-cell table:style-name="ce6" table:number-columns-repeated="1012"/>
        </table:table-row>
        <table:table-row table:style-name="ro3">
          <table:table-cell table:style-name="ce3" office:value-type="string" calcext:value-type="string">
            <text:p>ALBANIA</text:p>
          </table:table-cell>
          <table:table-cell office:value-type="float" office:value="35178" calcext:value-type="float">
            <text:p>35178</text:p>
          </table:table-cell>
          <table:table-cell office:value-type="float" office:value="7563" calcext:value-type="float">
            <text:p>7563</text:p>
          </table:table-cell>
          <table:table-cell office:value-type="float" office:value="2457" calcext:value-type="float">
            <text:p>2457</text:p>
          </table:table-cell>
          <table:table-cell office:value-type="float" office:value="9103" calcext:value-type="float">
            <text:p>9103</text:p>
          </table:table-cell>
          <table:table-cell office:value-type="float" office:value="14283" calcext:value-type="float">
            <text:p>14283</text:p>
          </table:table-cell>
          <table:table-cell office:value-type="float" office:value="5258" calcext:value-type="float">
            <text:p>5258</text:p>
          </table:table-cell>
          <table:table-cell office:value-type="float" office:value="3097" calcext:value-type="float">
            <text:p>3097</text:p>
          </table:table-cell>
          <table:table-cell office:value-type="float" office:value="3000" calcext:value-type="float">
            <text:p>3000</text:p>
          </table:table-cell>
          <table:table-cell office:value-type="float" office:value="3518" calcext:value-type="float">
            <text:p>3518</text:p>
          </table:table-cell>
          <table:table-cell office:value-type="float" office:value="83458" calcext:value-type="float">
            <text:p>83458</text:p>
          </table:table-cell>
          <table:table-cell office:value-type="string" calcext:value-type="string">
            <text:p>AL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RMENIA</text:p>
          </table:table-cell>
          <table:table-cell office:value-type="float" office:value="8981" calcext:value-type="float">
            <text:p>8981</text:p>
          </table:table-cell>
          <table:table-cell office:value-type="float" office:value="3212" calcext:value-type="float">
            <text:p>3212</text:p>
          </table:table-cell>
          <table:table-cell office:value-type="float" office:value="6802" calcext:value-type="float">
            <text:p>6802</text:p>
          </table:table-cell>
          <table:table-cell office:value-type="float" office:value="7739" calcext:value-type="float">
            <text:p>7739</text:p>
          </table:table-cell>
          <table:table-cell office:value-type="float" office:value="3863" calcext:value-type="float">
            <text:p>3863</text:p>
          </table:table-cell>
          <table:table-cell office:value-type="float" office:value="2037" calcext:value-type="float">
            <text:p>2037</text:p>
          </table:table-cell>
          <table:table-cell office:value-type="float" office:value="76" calcext:value-type="float">
            <text:p>76</text:p>
          </table:table-cell>
          <table:table-cell office:value-type="float" office:value="5223" calcext:value-type="float">
            <text:p>5223</text:p>
          </table:table-cell>
          <table:table-cell office:value-type="float" office:value="3609" calcext:value-type="float">
            <text:p>3609</text:p>
          </table:table-cell>
          <table:table-cell office:value-type="float" office:value="41541" calcext:value-type="float">
            <text:p>41541</text:p>
          </table:table-cell>
          <table:table-cell office:value-type="string" calcext:value-type="string">
            <text:p>AM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USTRIA</text:p>
          </table:table-cell>
          <table:table-cell office:value-type="float" office:value="400427" calcext:value-type="float">
            <text:p>400427</text:p>
          </table:table-cell>
          <table:table-cell office:value-type="float" office:value="6625" calcext:value-type="float">
            <text:p>6625</text:p>
          </table:table-cell>
          <table:table-cell office:value-type="float" office:value="462" calcext:value-type="float">
            <text:p>462</text:p>
          </table:table-cell>
          <table:table-cell office:value-type="float" office:value="14089" calcext:value-type="float">
            <text:p>14089</text:p>
          </table:table-cell>
          <table:table-cell office:value-type="float" office:value="4893" calcext:value-type="float">
            <text:p>4893</text:p>
          </table:table-cell>
          <table:table-cell office:value-type="float" office:value="4945" calcext:value-type="float">
            <text:p>4945</text:p>
          </table:table-cell>
          <table:table-cell office:value-type="float" office:value="1480" calcext:value-type="float">
            <text:p>1480</text:p>
          </table:table-cell>
          <table:table-cell office:value-type="float" office:value="1746" calcext:value-type="float">
            <text:p>1746</text:p>
          </table:table-cell>
          <table:table-cell office:value-type="float" office:value="9864" calcext:value-type="float">
            <text:p>9864</text:p>
          </table:table-cell>
          <table:table-cell office:value-type="float" office:value="444531" calcext:value-type="float">
            <text:p>444531</text:p>
          </table:table-cell>
          <table:table-cell office:value-type="string" calcext:value-type="string">
            <text:p>A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ZERBAIJAN</text:p>
          </table:table-cell>
          <table:table-cell office:value-type="float" office:value="10629" calcext:value-type="float">
            <text:p>10629</text:p>
          </table:table-cell>
          <table:table-cell office:value-type="float" office:value="9797" calcext:value-type="float">
            <text:p>9797</text:p>
          </table:table-cell>
          <table:table-cell office:value-type="float" office:value="4495" calcext:value-type="float">
            <text:p>4495</text:p>
          </table:table-cell>
          <table:table-cell office:value-type="float" office:value="5448" calcext:value-type="float">
            <text:p>5448</text:p>
          </table:table-cell>
          <table:table-cell office:value-type="float" office:value="813" calcext:value-type="float">
            <text:p>813</text:p>
          </table:table-cell>
          <table:table-cell office:value-type="float" office:value="4001" calcext:value-type="float">
            <text:p>4001</text:p>
          </table:table-cell>
          <table:table-cell office:value-type="float" office:value="3803" calcext:value-type="float">
            <text:p>3803</text:p>
          </table:table-cell>
          <table:table-cell office:value-type="float" office:value="1010" calcext:value-type="float">
            <text:p>1010</text:p>
          </table:table-cell>
          <table:table-cell office:value-type="float" office:value="309" calcext:value-type="float">
            <text:p>309</text:p>
          </table:table-cell>
          <table:table-cell office:value-type="float" office:value="40305" calcext:value-type="float">
            <text:p>40305</text:p>
          </table:table-cell>
          <table:table-cell office:value-type="string" calcext:value-type="string">
            <text:p>AJ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ELGIUM</text:p>
          </table:table-cell>
          <table:table-cell office:value-type="float" office:value="4081244" calcext:value-type="float">
            <text:p>4081244</text:p>
          </table:table-cell>
          <table:table-cell office:value-type="float" office:value="12657" calcext:value-type="float">
            <text:p>12657</text:p>
          </table:table-cell>
          <table:table-cell office:value-type="float" office:value="72312" calcext:value-type="float">
            <text:p>72312</text:p>
          </table:table-cell>
          <table:table-cell office:value-type="float" office:value="9250" calcext:value-type="float">
            <text:p>9250</text:p>
          </table:table-cell>
          <table:table-cell office:value-type="float" office:value="85037" calcext:value-type="float">
            <text:p>85037</text:p>
          </table:table-cell>
          <table:table-cell office:value-type="float" office:value="17847" calcext:value-type="float">
            <text:p>17847</text:p>
          </table:table-cell>
          <table:table-cell office:value-type="float" office:value="30982" calcext:value-type="float">
            <text:p>30982</text:p>
          </table:table-cell>
          <table:table-cell office:value-type="float" office:value="15918" calcext:value-type="float">
            <text:p>15918</text:p>
          </table:table-cell>
          <table:table-cell office:value-type="float" office:value="152842" calcext:value-type="float">
            <text:p>152842</text:p>
          </table:table-cell>
          <table:table-cell office:value-type="float" office:value="4478090" calcext:value-type="float">
            <text:p>4478090</text:p>
          </table:table-cell>
          <table:table-cell office:value-type="string" calcext:value-type="string">
            <text:p>B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OSNIA-HERZEGOVINA</text:p>
          </table:table-cell>
          <table:table-cell office:value-type="float" office:value="31142" calcext:value-type="float">
            <text:p>31142</text:p>
          </table:table-cell>
          <table:table-cell office:value-type="float" office:value="9338" calcext:value-type="float">
            <text:p>9338</text:p>
          </table:table-cell>
          <table:table-cell office:value-type="float" office:value="10440" calcext:value-type="float">
            <text:p>10440</text:p>
          </table:table-cell>
          <table:table-cell office:value-type="float" office:value="3900" calcext:value-type="float">
            <text:p>3900</text:p>
          </table:table-cell>
          <table:table-cell office:value-type="float" office:value="6460" calcext:value-type="float">
            <text:p>6460</text:p>
          </table:table-cell>
          <table:table-cell office:value-type="float" office:value="10872" calcext:value-type="float">
            <text:p>10872</text:p>
          </table:table-cell>
          <table:table-cell office:value-type="float" office:value="1550" calcext:value-type="float">
            <text:p>1550</text:p>
          </table:table-cell>
          <table:table-cell office:value-type="float" office:value="6488" calcext:value-type="float">
            <text:p>6488</text:p>
          </table:table-cell>
          <table:table-cell office:value-type="float" office:value="1489" calcext:value-type="float">
            <text:p>1489</text:p>
          </table:table-cell>
          <table:table-cell office:value-type="float" office:value="81678" calcext:value-type="float">
            <text:p>81678</text:p>
          </table:table-cell>
          <table:table-cell office:value-type="string" calcext:value-type="string">
            <text:p>BK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LGARIA</text:p>
          </table:table-cell>
          <table:table-cell office:value-type="float" office:value="69459" calcext:value-type="float">
            <text:p>69459</text:p>
          </table:table-cell>
          <table:table-cell office:value-type="float" office:value="4187" calcext:value-type="float">
            <text:p>4187</text:p>
          </table:table-cell>
          <table:table-cell office:value-type="float" office:value="19120" calcext:value-type="float">
            <text:p>19120</text:p>
          </table:table-cell>
          <table:table-cell office:value-type="float" office:value="18812" calcext:value-type="float">
            <text:p>18812</text:p>
          </table:table-cell>
          <table:table-cell office:value-type="float" office:value="2370" calcext:value-type="float">
            <text:p>2370</text:p>
          </table:table-cell>
          <table:table-cell office:value-type="float" office:value="7148" calcext:value-type="float">
            <text:p>7148</text:p>
          </table:table-cell>
          <table:table-cell office:value-type="float" office:value="11674" calcext:value-type="float">
            <text:p>11674</text:p>
          </table:table-cell>
          <table:table-cell office:value-type="float" office:value="7908" calcext:value-type="float">
            <text:p>7908</text:p>
          </table:table-cell>
          <table:table-cell office:value-type="float" office:value="8586" calcext:value-type="float">
            <text:p>8586</text:p>
          </table:table-cell>
          <table:table-cell office:value-type="float" office:value="149263" calcext:value-type="float">
            <text:p>149263</text:p>
          </table:table-cell>
          <table:table-cell office:value-type="string" calcext:value-type="string">
            <text:p>B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NADA</text:p>
          </table:table-cell>
          <table:table-cell office:value-type="float" office:value="5235721" calcext:value-type="float">
            <text:p>5235721</text:p>
          </table:table-cell>
          <table:table-cell office:value-type="float" office:value="413718" calcext:value-type="float">
            <text:p>413718</text:p>
          </table:table-cell>
          <table:table-cell office:value-type="float" office:value="1075843" calcext:value-type="float">
            <text:p>1075843</text:p>
          </table:table-cell>
          <table:table-cell office:value-type="float" office:value="492066" calcext:value-type="float">
            <text:p>492066</text:p>
          </table:table-cell>
          <table:table-cell office:value-type="float" office:value="527454" calcext:value-type="float">
            <text:p>527454</text:p>
          </table:table-cell>
          <table:table-cell office:value-type="float" office:value="373250" calcext:value-type="float">
            <text:p>373250</text:p>
          </table:table-cell>
          <table:table-cell office:value-type="float" office:value="224919" calcext:value-type="float">
            <text:p>224919</text:p>
          </table:table-cell>
          <table:table-cell office:value-type="float" office:value="502508" calcext:value-type="float">
            <text:p>502508</text:p>
          </table:table-cell>
          <table:table-cell office:value-type="float" office:value="369816" calcext:value-type="float">
            <text:p>369816</text:p>
          </table:table-cell>
          <table:table-cell office:value-type="float" office:value="9215296" calcext:value-type="float">
            <text:p>9215296</text:p>
          </table:table-cell>
          <table:table-cell table:style-name="Default" office:value-type="string" calcext:value-type="string">
            <text:p>C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ROATIA</text:p>
          </table:table-cell>
          <table:table-cell office:value-type="float" office:value="18253" calcext:value-type="float">
            <text:p>1825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-</text:p>
          </table:table-cell>
          <table:table-cell office:value-type="float" office:value="515" calcext:value-type="float">
            <text:p>515</text:p>
          </table:table-cell>
          <table:table-cell office:value-type="float" office:value="1378" calcext:value-type="float">
            <text:p>1378</text:p>
          </table:table-cell>
          <table:table-cell office:value-type="float" office:value="2628" calcext:value-type="float">
            <text:p>2628</text:p>
          </table:table-cell>
          <table:table-cell office:value-type="float" office:value="1605" calcext:value-type="float">
            <text:p>1605</text:p>
          </table:table-cell>
          <table:table-cell office:value-type="float" office:value="1738" calcext:value-type="float">
            <text:p>1738</text:p>
          </table:table-cell>
          <table:table-cell office:value-type="float" office:value="3747" calcext:value-type="float">
            <text:p>3747</text:p>
          </table:table-cell>
          <table:table-cell office:value-type="float" office:value="30129" calcext:value-type="float">
            <text:p>30129</text:p>
          </table:table-cell>
          <table:table-cell office:value-type="string" calcext:value-type="string">
            <text:p>H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ZECH REPUBLIC </text:p>
          </table:table-cell>
          <table:table-cell table:style-name="ce3" office:value-type="float" office:value="104629" calcext:value-type="float">
            <text:p>104629</text:p>
          </table:table-cell>
          <table:table-cell office:value-type="float" office:value="7266" calcext:value-type="float">
            <text:p>7266</text:p>
          </table:table-cell>
          <table:table-cell office:value-type="float" office:value="4226" calcext:value-type="float">
            <text:p>4226</text:p>
          </table:table-cell>
          <table:table-cell office:value-type="float" office:value="3105" calcext:value-type="float">
            <text:p>3105</text:p>
          </table:table-cell>
          <table:table-cell office:value-type="float" office:value="12565" calcext:value-type="float">
            <text:p>12565</text:p>
          </table:table-cell>
          <table:table-cell office:value-type="float" office:value="12452" calcext:value-type="float">
            <text:p>12452</text:p>
          </table:table-cell>
          <table:table-cell office:value-type="float" office:value="7013" calcext:value-type="float">
            <text:p>7013</text:p>
          </table:table-cell>
          <table:table-cell office:value-type="float" office:value="9883" calcext:value-type="float">
            <text:p>9883</text:p>
          </table:table-cell>
          <table:table-cell office:value-type="float" office:value="3954" calcext:value-type="float">
            <text:p>3954</text:p>
          </table:table-cell>
          <table:table-cell office:value-type="float" office:value="165092" calcext:value-type="float">
            <text:p>165092</text:p>
          </table:table-cell>
          <table:table-cell office:value-type="string" calcext:value-type="string">
            <text:p>EZ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ENMARK</text:p>
          </table:table-cell>
          <table:table-cell office:value-type="float" office:value="2607166" calcext:value-type="float">
            <text:p>2607166</text:p>
          </table:table-cell>
          <table:table-cell office:value-type="float" office:value="64926" calcext:value-type="float">
            <text:p>64926</text:p>
          </table:table-cell>
          <table:table-cell office:value-type="float" office:value="25520" calcext:value-type="float">
            <text:p>25520</text:p>
          </table:table-cell>
          <table:table-cell office:value-type="float" office:value="63824" calcext:value-type="float">
            <text:p>63824</text:p>
          </table:table-cell>
          <table:table-cell office:value-type="float" office:value="27512" calcext:value-type="float">
            <text:p>27512</text:p>
          </table:table-cell>
          <table:table-cell office:value-type="float" office:value="45722" calcext:value-type="float">
            <text:p>45722</text:p>
          </table:table-cell>
          <table:table-cell office:value-type="float" office:value="67349" calcext:value-type="float">
            <text:p>67349</text:p>
          </table:table-cell>
          <table:table-cell office:value-type="float" office:value="27067" calcext:value-type="float">
            <text:p>27067</text:p>
          </table:table-cell>
          <table:table-cell office:value-type="float" office:value="1118868" calcext:value-type="float">
            <text:p>1118868</text:p>
          </table:table-cell>
          <table:table-cell office:value-type="float" office:value="4047953" calcext:value-type="float">
            <text:p>4047953</text:p>
          </table:table-cell>
          <table:table-cell office:value-type="string" calcext:value-type="string">
            <text:p>D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STONIA</text:p>
          </table:table-cell>
          <table:table-cell office:value-type="float" office:value="44597" calcext:value-type="float">
            <text:p>44597</text:p>
          </table:table-cell>
          <table:table-cell office:value-type="float" office:value="6563" calcext:value-type="float">
            <text:p>6563</text:p>
          </table:table-cell>
          <table:table-cell office:value-type="float" office:value="4418" calcext:value-type="float">
            <text:p>4418</text:p>
          </table:table-cell>
          <table:table-cell office:value-type="float" office:value="5457" calcext:value-type="float">
            <text:p>5457</text:p>
          </table:table-cell>
          <table:table-cell office:value-type="float" office:value="9108" calcext:value-type="float">
            <text:p>9108</text:p>
          </table:table-cell>
          <table:table-cell office:value-type="float" office:value="2010" calcext:value-type="float">
            <text:p>2010</text:p>
          </table:table-cell>
          <table:table-cell office:value-type="float" office:value="3632" calcext:value-type="float">
            <text:p>3632</text:p>
          </table:table-cell>
          <table:table-cell office:value-type="float" office:value="2455" calcext:value-type="float">
            <text:p>2455</text:p>
          </table:table-cell>
          <table:table-cell office:value-type="float" office:value="9439" calcext:value-type="float">
            <text:p>9439</text:p>
          </table:table-cell>
          <table:table-cell office:value-type="float" office:value="87680" calcext:value-type="float">
            <text:p>87680</text:p>
          </table:table-cell>
          <table:table-cell office:value-type="string" calcext:value-type="string">
            <text:p>E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INLAND</text:p>
          </table:table-cell>
          <table:table-cell office:value-type="float" office:value="3410822" calcext:value-type="float">
            <text:p>3410822</text:p>
          </table:table-cell>
          <table:table-cell office:value-type="float" office:value="60443" calcext:value-type="float">
            <text:p>60443</text:p>
          </table:table-cell>
          <table:table-cell office:value-type="float" office:value="262092" calcext:value-type="float">
            <text:p>262092</text:p>
          </table:table-cell>
          <table:table-cell office:value-type="float" office:value="33476" calcext:value-type="float">
            <text:p>33476</text:p>
          </table:table-cell>
          <table:table-cell office:value-type="float" office:value="440150" calcext:value-type="float">
            <text:p>440150</text:p>
          </table:table-cell>
          <table:table-cell office:value-type="float" office:value="45091" calcext:value-type="float">
            <text:p>45091</text:p>
          </table:table-cell>
          <table:table-cell office:value-type="float" office:value="68854" calcext:value-type="float">
            <text:p>68854</text:p>
          </table:table-cell>
          <table:table-cell office:value-type="float" office:value="201433" calcext:value-type="float">
            <text:p>201433</text:p>
          </table:table-cell>
          <table:table-cell office:value-type="float" office:value="17863" calcext:value-type="float">
            <text:p>17863</text:p>
          </table:table-cell>
          <table:table-cell office:value-type="float" office:value="4540224" calcext:value-type="float">
            <text:p>4540224</text:p>
          </table:table-cell>
          <table:table-cell office:value-type="string" calcext:value-type="string">
            <text:p>FI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FRANCE</text:p>
          </table:table-cell>
          <table:table-cell office:value-type="float" office:value="2867536" calcext:value-type="float">
            <text:p>2867536</text:p>
          </table:table-cell>
          <table:table-cell office:value-type="float" office:value="70074" calcext:value-type="float">
            <text:p>70074</text:p>
          </table:table-cell>
          <table:table-cell office:value-type="float" office:value="88134" calcext:value-type="float">
            <text:p>88134</text:p>
          </table:table-cell>
          <table:table-cell office:value-type="float" office:value="119364" calcext:value-type="float">
            <text:p>119364</text:p>
          </table:table-cell>
          <table:table-cell office:value-type="float" office:value="133165" calcext:value-type="float">
            <text:p>133165</text:p>
          </table:table-cell>
          <table:table-cell office:value-type="float" office:value="528228" calcext:value-type="float">
            <text:p>528228</text:p>
          </table:table-cell>
          <table:table-cell office:value-type="float" office:value="81744" calcext:value-type="float">
            <text:p>81744</text:p>
          </table:table-cell>
          <table:table-cell office:value-type="float" office:value="298725" calcext:value-type="float">
            <text:p>298725</text:p>
          </table:table-cell>
          <table:table-cell office:value-type="float" office:value="212001" calcext:value-type="float">
            <text:p>212001</text:p>
          </table:table-cell>
          <table:table-cell office:value-type="float" office:value="4398972" calcext:value-type="float">
            <text:p>4398972</text:p>
          </table:table-cell>
          <table:table-cell office:value-type="string" calcext:value-type="string">
            <text:p>F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ORGIA</text:p>
          </table:table-cell>
          <table:table-cell office:value-type="float" office:value="104372" calcext:value-type="float">
            <text:p>104372</text:p>
          </table:table-cell>
          <table:table-cell office:value-type="float" office:value="45098" calcext:value-type="float">
            <text:p>45098</text:p>
          </table:table-cell>
          <table:table-cell office:value-type="float" office:value="66013" calcext:value-type="float">
            <text:p>66013</text:p>
          </table:table-cell>
          <table:table-cell office:value-type="float" office:value="13162" calcext:value-type="float">
            <text:p>13162</text:p>
          </table:table-cell>
          <table:table-cell office:value-type="float" office:value="10792" calcext:value-type="float">
            <text:p>10792</text:p>
          </table:table-cell>
          <table:table-cell office:value-type="float" office:value="9342" calcext:value-type="float">
            <text:p>9342</text:p>
          </table:table-cell>
          <table:table-cell office:value-type="float" office:value="16795" calcext:value-type="float">
            <text:p>16795</text:p>
          </table:table-cell>
          <table:table-cell office:value-type="float" office:value="17914" calcext:value-type="float">
            <text:p>17914</text:p>
          </table:table-cell>
          <table:table-cell office:value-type="float" office:value="6087" calcext:value-type="float">
            <text:p>6087</text:p>
          </table:table-cell>
          <table:table-cell office:value-type="float" office:value="289574" calcext:value-type="float">
            <text:p>289574</text:p>
          </table:table-cell>
          <table:table-cell office:value-type="string" calcext:value-type="string">
            <text:p>G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ERMANY</text:p>
          </table:table-cell>
          <table:table-cell office:value-type="float" office:value="14477653" calcext:value-type="float">
            <text:p>14477653</text:p>
          </table:table-cell>
          <table:table-cell office:value-type="float" office:value="340158" calcext:value-type="float">
            <text:p>340158</text:p>
          </table:table-cell>
          <table:table-cell office:value-type="float" office:value="161088" calcext:value-type="float">
            <text:p>161088</text:p>
          </table:table-cell>
          <table:table-cell office:value-type="float" office:value="155562" calcext:value-type="float">
            <text:p>155562</text:p>
          </table:table-cell>
          <table:table-cell office:value-type="float" office:value="480338" calcext:value-type="float">
            <text:p>480338</text:p>
          </table:table-cell>
          <table:table-cell office:value-type="float" office:value="87778" calcext:value-type="float">
            <text:p>87778</text:p>
          </table:table-cell>
          <table:table-cell office:value-type="float" office:value="226942" calcext:value-type="float">
            <text:p>226942</text:p>
          </table:table-cell>
          <table:table-cell office:value-type="float" office:value="384811" calcext:value-type="float">
            <text:p>384811</text:p>
          </table:table-cell>
          <table:table-cell office:value-type="float" office:value="133187" calcext:value-type="float">
            <text:p>133187</text:p>
          </table:table-cell>
          <table:table-cell office:value-type="float" office:value="16447517" calcext:value-type="float">
            <text:p>16447517</text:p>
          </table:table-cell>
          <table:table-cell office:value-type="string" calcext:value-type="string">
            <text:p>GY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EECE</text:p>
          </table:table-cell>
          <table:table-cell office:value-type="float" office:value="10278988" calcext:value-type="float">
            <text:p>10278988</text:p>
          </table:table-cell>
          <table:table-cell office:value-type="float" office:value="2076145" calcext:value-type="float">
            <text:p>2076145</text:p>
          </table:table-cell>
          <table:table-cell office:value-type="float" office:value="205291" calcext:value-type="float">
            <text:p>205291</text:p>
          </table:table-cell>
          <table:table-cell office:value-type="float" office:value="226192" calcext:value-type="float">
            <text:p>226192</text:p>
          </table:table-cell>
          <table:table-cell office:value-type="float" office:value="190282" calcext:value-type="float">
            <text:p>190282</text:p>
          </table:table-cell>
          <table:table-cell office:value-type="float" office:value="9553" calcext:value-type="float">
            <text:p>9553</text:p>
          </table:table-cell>
          <table:table-cell office:value-type="float" office:value="22056" calcext:value-type="float">
            <text:p>22056</text:p>
          </table:table-cell>
          <table:table-cell office:value-type="float" office:value="220387" calcext:value-type="float">
            <text:p>220387</text:p>
          </table:table-cell>
          <table:table-cell office:value-type="float" office:value="18827" calcext:value-type="float">
            <text:p>18827</text:p>
          </table:table-cell>
          <table:table-cell office:value-type="float" office:value="13247720" calcext:value-type="float">
            <text:p>13247720</text:p>
          </table:table-cell>
          <table:table-cell office:value-type="string" calcext:value-type="string">
            <text:p>G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UNGARY</text:p>
          </table:table-cell>
          <table:table-cell office:value-type="float" office:value="101144" calcext:value-type="float">
            <text:p>101144</text:p>
          </table:table-cell>
          <table:table-cell office:value-type="float" office:value="7599" calcext:value-type="float">
            <text:p>7599</text:p>
          </table:table-cell>
          <table:table-cell office:value-type="float" office:value="4527" calcext:value-type="float">
            <text:p>4527</text:p>
          </table:table-cell>
          <table:table-cell office:value-type="float" office:value="16722" calcext:value-type="float">
            <text:p>16722</text:p>
          </table:table-cell>
          <table:table-cell office:value-type="float" office:value="23928" calcext:value-type="float">
            <text:p>23928</text:p>
          </table:table-cell>
          <table:table-cell office:value-type="float" office:value="8203" calcext:value-type="float">
            <text:p>8203</text:p>
          </table:table-cell>
          <table:table-cell office:value-type="float" office:value="350" calcext:value-type="float">
            <text:p>350</text:p>
          </table:table-cell>
          <table:table-cell office:value-type="float" office:value="5657" calcext:value-type="float">
            <text:p>5657</text:p>
          </table:table-cell>
          <table:table-cell office:value-type="float" office:value="693" calcext:value-type="float">
            <text:p>693</text:p>
          </table:table-cell>
          <table:table-cell office:value-type="float" office:value="168823" calcext:value-type="float">
            <text:p>168823</text:p>
          </table:table-cell>
          <table:table-cell office:value-type="string" calcext:value-type="string">
            <text:p>H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CELAND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30" calcext:value-type="float">
            <text:p>28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61" calcext:value-type="float">
            <text:p>146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IL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RELAND</text:p>
          </table:table-cell>
          <table:table-cell office:value-type="float" office:value="13672" calcext:value-type="float">
            <text:p>13672</text:p>
          </table:table-cell>
          <table:table-cell office:value-type="float" office:value="32" calcext:value-type="float">
            <text:p>32</text:p>
          </table:table-cell>
          <table:table-cell office:value-type="float" office:value="425" calcext:value-type="float">
            <text:p>425</text:p>
          </table:table-cell>
          <table:table-cell office:value-type="float" office:value="604" calcext:value-type="float">
            <text:p>6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570" calcext:value-type="float">
            <text:p>8570</text:p>
          </table:table-cell>
          <table:table-cell office:value-type="string" calcext:value-type="string">
            <text:p>-</text:p>
          </table:table-cell>
          <table:table-cell office:value-type="float" office:value="23304" calcext:value-type="float">
            <text:p>23304</text:p>
          </table:table-cell>
          <table:table-cell office:value-type="string" calcext:value-type="string">
            <text:p>EI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TALY</text:p>
          </table:table-cell>
          <table:table-cell office:value-type="float" office:value="3687129" calcext:value-type="float">
            <text:p>3687129</text:p>
          </table:table-cell>
          <table:table-cell office:value-type="float" office:value="59866" calcext:value-type="float">
            <text:p>59866</text:p>
          </table:table-cell>
          <table:table-cell office:value-type="float" office:value="49930" calcext:value-type="float">
            <text:p>49930</text:p>
          </table:table-cell>
          <table:table-cell office:value-type="float" office:value="72138" calcext:value-type="float">
            <text:p>72138</text:p>
          </table:table-cell>
          <table:table-cell office:value-type="float" office:value="180048" calcext:value-type="float">
            <text:p>180048</text:p>
          </table:table-cell>
          <table:table-cell office:value-type="float" office:value="149616" calcext:value-type="float">
            <text:p>149616</text:p>
          </table:table-cell>
          <table:table-cell office:value-type="float" office:value="33548" calcext:value-type="float">
            <text:p>33548</text:p>
          </table:table-cell>
          <table:table-cell office:value-type="float" office:value="84271" calcext:value-type="float">
            <text:p>84271</text:p>
          </table:table-cell>
          <table:table-cell office:value-type="float" office:value="27949" calcext:value-type="float">
            <text:p>27949</text:p>
          </table:table-cell>
          <table:table-cell office:value-type="float" office:value="4344494" calcext:value-type="float">
            <text:p>4344494</text:p>
          </table:table-cell>
          <table:table-cell office:value-type="string" calcext:value-type="string">
            <text:p>I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AZAKHSTAN</text:p>
          </table:table-cell>
          <table:table-cell office:value-type="float" office:value="15343" calcext:value-type="float">
            <text:p>15343</text:p>
          </table:table-cell>
          <table:table-cell office:value-type="float" office:value="6180" calcext:value-type="float">
            <text:p>6180</text:p>
          </table:table-cell>
          <table:table-cell office:value-type="float" office:value="1230" calcext:value-type="float">
            <text:p>123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-</text:p>
          </table:table-cell>
          <table:table-cell office:value-type="float" office:value="8540" calcext:value-type="float">
            <text:p>8540</text:p>
          </table:table-cell>
          <table:table-cell office:value-type="float" office:value="8829" calcext:value-type="float">
            <text:p>8829</text:p>
          </table:table-cell>
          <table:table-cell office:value-type="float" office:value="1247" calcext:value-type="float">
            <text:p>1247</text:p>
          </table:table-cell>
          <table:table-cell office:value-type="float" office:value="221" calcext:value-type="float">
            <text:p>221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KZ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OSOVO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55" calcext:value-type="float">
            <text:p>455</text:p>
          </table:table-cell>
          <table:table-cell office:value-type="float" office:value="855" calcext:value-type="float">
            <text:p>855</text:p>
          </table:table-cell>
          <table:table-cell office:value-type="float" office:value="2504" calcext:value-type="float">
            <text:p>2504</text:p>
          </table:table-cell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KV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YRGYZSTAN</text:p>
          </table:table-cell>
          <table:table-cell office:value-type="float" office:value="13407" calcext:value-type="float">
            <text:p>13407</text:p>
          </table:table-cell>
          <table:table-cell office:value-type="float" office:value="5034" calcext:value-type="float">
            <text:p>5034</text:p>
          </table:table-cell>
          <table:table-cell office:value-type="float" office:value="728" calcext:value-type="float">
            <text:p>72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-</text:p>
          </table:table-cell>
          <table:table-cell office:value-type="float" office:value="3305" calcext:value-type="float">
            <text:p>330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-</text:p>
          </table:table-cell>
          <table:table-cell office:value-type="float" office:value="683" calcext:value-type="float">
            <text:p>683</text:p>
          </table:table-cell>
          <table:table-cell office:value-type="float" office:value="25087" calcext:value-type="float">
            <text:p>25087</text:p>
          </table:table-cell>
          <table:table-cell office:value-type="string" calcext:value-type="string">
            <text:p>K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ATVIA</text:p>
          </table:table-cell>
          <table:table-cell office:value-type="float" office:value="42195" calcext:value-type="float">
            <text:p>42195</text:p>
          </table:table-cell>
          <table:table-cell office:value-type="float" office:value="7337" calcext:value-type="float">
            <text:p>7337</text:p>
          </table:table-cell>
          <table:table-cell office:value-type="float" office:value="5737" calcext:value-type="float">
            <text:p>5737</text:p>
          </table:table-cell>
          <table:table-cell office:value-type="float" office:value="2978" calcext:value-type="float">
            <text:p>2978</text:p>
          </table:table-cell>
          <table:table-cell office:value-type="float" office:value="4154" calcext:value-type="float">
            <text:p>4154</text:p>
          </table:table-cell>
          <table:table-cell office:value-type="float" office:value="3740" calcext:value-type="float">
            <text:p>3740</text:p>
          </table:table-cell>
          <table:table-cell office:value-type="float" office:value="1700" calcext:value-type="float">
            <text:p>1700</text:p>
          </table:table-cell>
          <table:table-cell office:value-type="float" office:value="3651" calcext:value-type="float">
            <text:p>3651</text:p>
          </table:table-cell>
          <table:table-cell office:value-type="float" office:value="3989" calcext:value-type="float">
            <text:p>3989</text:p>
          </table:table-cell>
          <table:table-cell office:value-type="float" office:value="75483" calcext:value-type="float">
            <text:p>75483</text:p>
          </table:table-cell>
          <table:table-cell office:value-type="string" calcext:value-type="string">
            <text:p>L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ITHUANIA</text:p>
          </table:table-cell>
          <table:table-cell office:value-type="float" office:value="86629" calcext:value-type="float">
            <text:p>86629</text:p>
          </table:table-cell>
          <table:table-cell office:value-type="float" office:value="10621" calcext:value-type="float">
            <text:p>10621</text:p>
          </table:table-cell>
          <table:table-cell office:value-type="float" office:value="6985" calcext:value-type="float">
            <text:p>6985</text:p>
          </table:table-cell>
          <table:table-cell office:value-type="float" office:value="2583" calcext:value-type="float">
            <text:p>2583</text:p>
          </table:table-cell>
          <table:table-cell office:value-type="float" office:value="7860" calcext:value-type="float">
            <text:p>7860</text:p>
          </table:table-cell>
          <table:table-cell office:value-type="float" office:value="1114" calcext:value-type="float">
            <text:p>1114</text:p>
          </table:table-cell>
          <table:table-cell office:value-type="float" office:value="1277" calcext:value-type="float">
            <text:p>1277</text:p>
          </table:table-cell>
          <table:table-cell office:value-type="float" office:value="5395" calcext:value-type="float">
            <text:p>5395</text:p>
          </table:table-cell>
          <table:table-cell office:value-type="float" office:value="7151" calcext:value-type="float">
            <text:p>7151</text:p>
          </table:table-cell>
          <table:table-cell office:value-type="float" office:value="129615" calcext:value-type="float">
            <text:p>129615</text:p>
          </table:table-cell>
          <table:table-cell office:value-type="string" calcext:value-type="string">
            <text:p>LH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UXEMBOURG</text:p>
          </table:table-cell>
          <table:table-cell office:value-type="float" office:value="25847" calcext:value-type="float">
            <text:p>25847</text:p>
          </table:table-cell>
          <table:table-cell office:value-type="float" office:value="624" calcext:value-type="float">
            <text:p>624</text:p>
          </table:table-cell>
          <table:table-cell office:value-type="float" office:value="639" calcext:value-type="float">
            <text:p>639</text:p>
          </table:table-cell>
          <table:table-cell office:value-type="float" office:value="670" calcext:value-type="float">
            <text:p>67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8180" calcext:value-type="float">
            <text:p>28180</text:p>
          </table:table-cell>
          <table:table-cell office:value-type="string" calcext:value-type="string">
            <text:p>LX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CEDONIA (FYROM) </text:p>
          </table:table-cell>
          <table:table-cell table:style-name="ce3" office:value-type="float" office:value="66286" calcext:value-type="float">
            <text:p>66286</text:p>
          </table:table-cell>
          <table:table-cell office:value-type="float" office:value="4959" calcext:value-type="float">
            <text:p>4959</text:p>
          </table:table-cell>
          <table:table-cell office:value-type="float" office:value="4553" calcext:value-type="float">
            <text:p>4553</text:p>
          </table:table-cell>
          <table:table-cell office:value-type="float" office:value="3770" calcext:value-type="float">
            <text:p>3770</text:p>
          </table:table-cell>
          <table:table-cell office:value-type="float" office:value="2873" calcext:value-type="float">
            <text:p>2873</text:p>
          </table:table-cell>
          <table:table-cell office:value-type="float" office:value="9610" calcext:value-type="float">
            <text:p>9610</text:p>
          </table:table-cell>
          <table:table-cell office:value-type="float" office:value="3035" calcext:value-type="float">
            <text:p>3035</text:p>
          </table:table-cell>
          <table:table-cell office:value-type="float" office:value="4410" calcext:value-type="float">
            <text:p>4410</text:p>
          </table:table-cell>
          <table:table-cell office:value-type="float" office:value="4790" calcext:value-type="float">
            <text:p>4790</text:p>
          </table:table-cell>
          <table:table-cell office:value-type="float" office:value="104285" calcext:value-type="float">
            <text:p>104285</text:p>
          </table:table-cell>
          <table:table-cell office:value-type="string" calcext:value-type="string">
            <text:p>MK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LTA</text:p>
          </table:table-cell>
          <table:table-cell office:value-type="float" office:value="11555" calcext:value-type="float">
            <text:p>1155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54" calcext:value-type="float">
            <text:p>454</text:p>
          </table:table-cell>
          <table:table-cell office:value-type="float" office:value="12132" calcext:value-type="float">
            <text:p>12132</text:p>
          </table:table-cell>
          <table:table-cell office:value-type="string" calcext:value-type="string">
            <text:p>M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LDOVA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-</text:p>
          </table:table-cell>
          <table:table-cell office:value-type="float" office:value="900" calcext:value-type="float">
            <text:p>900</text:p>
          </table:table-cell>
          <table:table-cell office:value-type="float" office:value="1143" calcext:value-type="float">
            <text:p>1143</text:p>
          </table:table-cell>
          <table:table-cell office:value-type="float" office:value="280" calcext:value-type="float">
            <text:p>280</text:p>
          </table:table-cell>
          <table:table-cell office:value-type="float" office:value="1421" calcext:value-type="float">
            <text:p>1421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152" calcext:value-type="float">
            <text:p>1152</text:p>
          </table:table-cell>
          <table:table-cell office:value-type="float" office:value="16769" calcext:value-type="float">
            <text:p>16769</text:p>
          </table:table-cell>
          <table:table-cell office:value-type="string" calcext:value-type="string">
            <text:p>M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ETHERLANDS</text:p>
          </table:table-cell>
          <table:table-cell office:value-type="float" office:value="9672204" calcext:value-type="float">
            <text:p>9672204</text:p>
          </table:table-cell>
          <table:table-cell office:value-type="float" office:value="128004" calcext:value-type="float">
            <text:p>128004</text:p>
          </table:table-cell>
          <table:table-cell office:value-type="float" office:value="411507" calcext:value-type="float">
            <text:p>411507</text:p>
          </table:table-cell>
          <table:table-cell office:value-type="float" office:value="213324" calcext:value-type="float">
            <text:p>213324</text:p>
          </table:table-cell>
          <table:table-cell office:value-type="float" office:value="210472" calcext:value-type="float">
            <text:p>210472</text:p>
          </table:table-cell>
          <table:table-cell office:value-type="float" office:value="273762" calcext:value-type="float">
            <text:p>273762</text:p>
          </table:table-cell>
          <table:table-cell office:value-type="float" office:value="95473" calcext:value-type="float">
            <text:p>95473</text:p>
          </table:table-cell>
          <table:table-cell office:value-type="float" office:value="414553" calcext:value-type="float">
            <text:p>414553</text:p>
          </table:table-cell>
          <table:table-cell office:value-type="float" office:value="346129" calcext:value-type="float">
            <text:p>346129</text:p>
          </table:table-cell>
          <table:table-cell office:value-type="float" office:value="11765427" calcext:value-type="float">
            <text:p>11765427</text:p>
          </table:table-cell>
          <table:table-cell office:value-type="string" calcext:value-type="string">
            <text:p>N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ORWAY</text:p>
          </table:table-cell>
          <table:table-cell office:value-type="float" office:value="3885372" calcext:value-type="float">
            <text:p>3885372</text:p>
          </table:table-cell>
          <table:table-cell office:value-type="float" office:value="116750" calcext:value-type="float">
            <text:p>116750</text:p>
          </table:table-cell>
          <table:table-cell office:value-type="float" office:value="631246" calcext:value-type="float">
            <text:p>631246</text:p>
          </table:table-cell>
          <table:table-cell office:value-type="float" office:value="258033" calcext:value-type="float">
            <text:p>258033</text:p>
          </table:table-cell>
          <table:table-cell office:value-type="float" office:value="90736" calcext:value-type="float">
            <text:p>90736</text:p>
          </table:table-cell>
          <table:table-cell office:value-type="float" office:value="107438" calcext:value-type="float">
            <text:p>107438</text:p>
          </table:table-cell>
          <table:table-cell office:value-type="float" office:value="156239" calcext:value-type="float">
            <text:p>156239</text:p>
          </table:table-cell>
          <table:table-cell office:value-type="float" office:value="350674" calcext:value-type="float">
            <text:p>350674</text:p>
          </table:table-cell>
          <table:table-cell office:value-type="float" office:value="194867" calcext:value-type="float">
            <text:p>194867</text:p>
          </table:table-cell>
          <table:table-cell office:value-type="float" office:value="5791355" calcext:value-type="float">
            <text:p>5791355</text:p>
          </table:table-cell>
          <table:table-cell office:value-type="string" calcext:value-type="string">
            <text:p>N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OLAND</text:p>
          </table:table-cell>
          <table:table-cell office:value-type="float" office:value="4113886" calcext:value-type="float">
            <text:p>4113886</text:p>
          </table:table-cell>
          <table:table-cell office:value-type="float" office:value="72640" calcext:value-type="float">
            <text:p>72640</text:p>
          </table:table-cell>
          <table:table-cell office:value-type="float" office:value="15644" calcext:value-type="float">
            <text:p>15644</text:p>
          </table:table-cell>
          <table:table-cell office:value-type="float" office:value="76277" calcext:value-type="float">
            <text:p>76277</text:p>
          </table:table-cell>
          <table:table-cell office:value-type="float" office:value="88720" calcext:value-type="float">
            <text:p>88720</text:p>
          </table:table-cell>
          <table:table-cell office:value-type="float" office:value="47397" calcext:value-type="float">
            <text:p>47397</text:p>
          </table:table-cell>
          <table:table-cell office:value-type="float" office:value="64676" calcext:value-type="float">
            <text:p>64676</text:p>
          </table:table-cell>
          <table:table-cell office:value-type="float" office:value="42291" calcext:value-type="float">
            <text:p>42291</text:p>
          </table:table-cell>
          <table:table-cell office:value-type="float" office:value="218024" calcext:value-type="float">
            <text:p>218024</text:p>
          </table:table-cell>
          <table:table-cell office:value-type="float" office:value="4739556" calcext:value-type="float">
            <text:p>4739556</text:p>
          </table:table-cell>
          <table:table-cell office:value-type="string" calcext:value-type="string">
            <text:p>PL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ORTUGAL</text:p>
          </table:table-cell>
          <table:table-cell office:value-type="float" office:value="1586843" calcext:value-type="float">
            <text:p>1586843</text:p>
          </table:table-cell>
          <table:table-cell office:value-type="float" office:value="26055" calcext:value-type="float">
            <text:p>26055</text:p>
          </table:table-cell>
          <table:table-cell office:value-type="float" office:value="13838" calcext:value-type="float">
            <text:p>13838</text:p>
          </table:table-cell>
          <table:table-cell office:value-type="float" office:value="49882" calcext:value-type="float">
            <text:p>49882</text:p>
          </table:table-cell>
          <table:table-cell office:value-type="float" office:value="34488" calcext:value-type="float">
            <text:p>34488</text:p>
          </table:table-cell>
          <table:table-cell office:value-type="float" office:value="8251" calcext:value-type="float">
            <text:p>8251</text:p>
          </table:table-cell>
          <table:table-cell office:value-type="float" office:value="25509" calcext:value-type="float">
            <text:p>25509</text:p>
          </table:table-cell>
          <table:table-cell office:value-type="float" office:value="14619" calcext:value-type="float">
            <text:p>14619</text:p>
          </table:table-cell>
          <table:table-cell office:value-type="float" office:value="6974" calcext:value-type="float">
            <text:p>6974</text:p>
          </table:table-cell>
          <table:table-cell office:value-type="float" office:value="1766458" calcext:value-type="float">
            <text:p>1766458</text:p>
          </table:table-cell>
          <table:table-cell office:value-type="string" calcext:value-type="string">
            <text:p>P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P OF MONTENEGRO </text:p>
          </table:table-cell>
          <table:table-cell table:style-name="ce3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float" office:value="1115" calcext:value-type="float">
            <text:p>1115</text:p>
          </table:table-cell>
          <table:table-cell office:value-type="float" office:value="511" calcext:value-type="float">
            <text:p>511</text:p>
          </table:table-cell>
          <table:table-cell office:value-type="float" office:value="1566" calcext:value-type="float">
            <text:p>1566</text:p>
          </table:table-cell>
          <table:table-cell office:value-type="float" office:value="1380" calcext:value-type="float">
            <text:p>138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MJ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EPUBLIC OF SERBIA 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15" calcext:value-type="float">
            <text:p>115</text:p>
          </table:table-cell>
          <table:table-cell office:value-type="float" office:value="311" calcext:value-type="float">
            <text:p>311</text:p>
          </table:table-cell>
          <table:table-cell office:value-type="float" office:value="489" calcext:value-type="float">
            <text:p>489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-</text:p>
          </table:table-cell>
          <table:table-cell office:value-type="float" office:value="2885" calcext:value-type="float">
            <text:p>2885</text:p>
          </table:table-cell>
          <table:table-cell office:value-type="float" office:value="300" calcext:value-type="float">
            <text:p>3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RB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MANIA</text:p>
          </table:table-cell>
          <table:table-cell office:value-type="float" office:value="150668" calcext:value-type="float">
            <text:p>150668</text:p>
          </table:table-cell>
          <table:table-cell office:value-type="float" office:value="20436" calcext:value-type="float">
            <text:p>20436</text:p>
          </table:table-cell>
          <table:table-cell office:value-type="float" office:value="48897" calcext:value-type="float">
            <text:p>48897</text:p>
          </table:table-cell>
          <table:table-cell office:value-type="float" office:value="34764" calcext:value-type="float">
            <text:p>34764</text:p>
          </table:table-cell>
          <table:table-cell office:value-type="float" office:value="14326" calcext:value-type="float">
            <text:p>14326</text:p>
          </table:table-cell>
          <table:table-cell office:value-type="float" office:value="9601" calcext:value-type="float">
            <text:p>9601</text:p>
          </table:table-cell>
          <table:table-cell office:value-type="float" office:value="26151" calcext:value-type="float">
            <text:p>26151</text:p>
          </table:table-cell>
          <table:table-cell office:value-type="float" office:value="13820" calcext:value-type="float">
            <text:p>13820</text:p>
          </table:table-cell>
          <table:table-cell office:value-type="float" office:value="10648" calcext:value-type="float">
            <text:p>10648</text:p>
          </table:table-cell>
          <table:table-cell office:value-type="float" office:value="329310" calcext:value-type="float">
            <text:p>329310</text:p>
          </table:table-cell>
          <table:table-cell office:value-type="string" calcext:value-type="string">
            <text:p>R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OVAKIA</text:p>
          </table:table-cell>
          <table:table-cell office:value-type="float" office:value="45836" calcext:value-type="float">
            <text:p>45836</text:p>
          </table:table-cell>
          <table:table-cell office:value-type="float" office:value="17306" calcext:value-type="float">
            <text:p>17306</text:p>
          </table:table-cell>
          <table:table-cell office:value-type="float" office:value="2793" calcext:value-type="float">
            <text:p>2793</text:p>
          </table:table-cell>
          <table:table-cell office:value-type="float" office:value="2415" calcext:value-type="float">
            <text:p>2415</text:p>
          </table:table-cell>
          <table:table-cell office:value-type="float" office:value="7609" calcext:value-type="float">
            <text:p>7609</text:p>
          </table:table-cell>
          <table:table-cell office:value-type="float" office:value="630" calcext:value-type="float">
            <text:p>630</text:p>
          </table:table-cell>
          <table:table-cell office:value-type="float" office:value="2137" calcext:value-type="float">
            <text:p>2137</text:p>
          </table:table-cell>
          <table:table-cell office:value-type="float" office:value="766" calcext:value-type="float">
            <text:p>766</text:p>
          </table:table-cell>
          <table:table-cell office:value-type="float" office:value="124" calcext:value-type="float">
            <text:p>124</text:p>
          </table:table-cell>
          <table:table-cell office:value-type="float" office:value="79614" calcext:value-type="float">
            <text:p>79614</text:p>
          </table:table-cell>
          <table:table-cell office:value-type="string" calcext:value-type="string">
            <text:p>L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LOVENIA</text:p>
          </table:table-cell>
          <table:table-cell office:value-type="float" office:value="28072" calcext:value-type="float">
            <text:p>28072</text:p>
          </table:table-cell>
          <table:table-cell office:value-type="float" office:value="454" calcext:value-type="float">
            <text:p>454</text:p>
          </table:table-cell>
          <table:table-cell office:value-type="float" office:value="1465" calcext:value-type="float">
            <text:p>1465</text:p>
          </table:table-cell>
          <table:table-cell office:value-type="float" office:value="4827" calcext:value-type="float">
            <text:p>4827</text:p>
          </table:table-cell>
          <table:table-cell office:value-type="float" office:value="3817" calcext:value-type="float">
            <text:p>3817</text:p>
          </table:table-cell>
          <table:table-cell office:value-type="float" office:value="4874" calcext:value-type="float">
            <text:p>4874</text:p>
          </table:table-cell>
          <table:table-cell office:value-type="float" office:value="244" calcext:value-type="float">
            <text:p>244</text:p>
          </table:table-cell>
          <table:table-cell office:value-type="float" office:value="1662" calcext:value-type="float">
            <text:p>1662</text:p>
          </table:table-cell>
          <table:table-cell office:value-type="float" office:value="293" calcext:value-type="float">
            <text:p>293</text:p>
          </table:table-cell>
          <table:table-cell office:value-type="float" office:value="45708" calcext:value-type="float">
            <text:p>45708</text:p>
          </table:table-cell>
          <table:table-cell office:value-type="string" calcext:value-type="string">
            <text:p>S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PAIN</text:p>
          </table:table-cell>
          <table:table-cell office:value-type="float" office:value="8175756" calcext:value-type="float">
            <text:p>8175756</text:p>
          </table:table-cell>
          <table:table-cell office:value-type="float" office:value="558817" calcext:value-type="float">
            <text:p>558817</text:p>
          </table:table-cell>
          <table:table-cell office:value-type="float" office:value="141873" calcext:value-type="float">
            <text:p>141873</text:p>
          </table:table-cell>
          <table:table-cell office:value-type="float" office:value="118888" calcext:value-type="float">
            <text:p>118888</text:p>
          </table:table-cell>
          <table:table-cell office:value-type="float" office:value="51595" calcext:value-type="float">
            <text:p>51595</text:p>
          </table:table-cell>
          <table:table-cell office:value-type="float" office:value="45165" calcext:value-type="float">
            <text:p>45165</text:p>
          </table:table-cell>
          <table:table-cell office:value-type="float" office:value="22282" calcext:value-type="float">
            <text:p>22282</text:p>
          </table:table-cell>
          <table:table-cell office:value-type="float" office:value="135925" calcext:value-type="float">
            <text:p>135925</text:p>
          </table:table-cell>
          <table:table-cell office:value-type="float" office:value="101784" calcext:value-type="float">
            <text:p>101784</text:p>
          </table:table-cell>
          <table:table-cell office:value-type="float" office:value="9352085" calcext:value-type="float">
            <text:p>9352085</text:p>
          </table:table-cell>
          <table:table-cell office:value-type="string" calcext:value-type="string">
            <text:p>S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EDEN</text:p>
          </table:table-cell>
          <table:table-cell office:value-type="float" office:value="447168" calcext:value-type="float">
            <text:p>447168</text:p>
          </table:table-cell>
          <table:table-cell office:value-type="float" office:value="15022" calcext:value-type="float">
            <text:p>15022</text:p>
          </table:table-cell>
          <table:table-cell office:value-type="float" office:value="4529" calcext:value-type="float">
            <text:p>4529</text:p>
          </table:table-cell>
          <table:table-cell office:value-type="float" office:value="10283" calcext:value-type="float">
            <text:p>10283</text:p>
          </table:table-cell>
          <table:table-cell office:value-type="float" office:value="11892" calcext:value-type="float">
            <text:p>11892</text:p>
          </table:table-cell>
          <table:table-cell office:value-type="float" office:value="9329" calcext:value-type="float">
            <text:p>9329</text:p>
          </table:table-cell>
          <table:table-cell office:value-type="float" office:value="523208" calcext:value-type="float">
            <text:p>523208</text:p>
          </table:table-cell>
          <table:table-cell office:value-type="float" office:value="23928" calcext:value-type="float">
            <text:p>23928</text:p>
          </table:table-cell>
          <table:table-cell office:value-type="float" office:value="39529" calcext:value-type="float">
            <text:p>39529</text:p>
          </table:table-cell>
          <table:table-cell office:value-type="float" office:value="1084889" calcext:value-type="float">
            <text:p>1084889</text:p>
          </table:table-cell>
          <table:table-cell office:value-type="string" calcext:value-type="string">
            <text:p>SW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ITZERLAND</text:p>
          </table:table-cell>
          <table:table-cell office:value-type="float" office:value="3317688" calcext:value-type="float">
            <text:p>3317688</text:p>
          </table:table-cell>
          <table:table-cell office:value-type="float" office:value="25544" calcext:value-type="float">
            <text:p>25544</text:p>
          </table:table-cell>
          <table:table-cell office:value-type="float" office:value="39921" calcext:value-type="float">
            <text:p>39921</text:p>
          </table:table-cell>
          <table:table-cell office:value-type="float" office:value="19484" calcext:value-type="float">
            <text:p>19484</text:p>
          </table:table-cell>
          <table:table-cell office:value-type="float" office:value="315090" calcext:value-type="float">
            <text:p>315090</text:p>
          </table:table-cell>
          <table:table-cell office:value-type="float" office:value="14645" calcext:value-type="float">
            <text:p>14645</text:p>
          </table:table-cell>
          <table:table-cell office:value-type="float" office:value="22139" calcext:value-type="float">
            <text:p>22139</text:p>
          </table:table-cell>
          <table:table-cell office:value-type="float" office:value="196331" calcext:value-type="float">
            <text:p>196331</text:p>
          </table:table-cell>
          <table:table-cell office:value-type="float" office:value="21487" calcext:value-type="float">
            <text:p>21487</text:p>
          </table:table-cell>
          <table:table-cell office:value-type="float" office:value="3972331" calcext:value-type="float">
            <text:p>3972331</text:p>
          </table:table-cell>
          <table:table-cell office:value-type="string" calcext:value-type="string">
            <text:p>SZ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JIKISTAN</text:p>
          </table:table-cell>
          <table:table-cell office:value-type="float" office:value="3381" calcext:value-type="float">
            <text:p>3381</text:p>
          </table:table-cell>
          <table:table-cell office:value-type="float" office:value="1397" calcext:value-type="float">
            <text:p>139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-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-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TI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RKEY</text:p>
          </table:table-cell>
          <table:table-cell office:value-type="float" office:value="13721898" calcext:value-type="float">
            <text:p>13721898</text:p>
          </table:table-cell>
          <table:table-cell office:value-type="float" office:value="853837" calcext:value-type="float">
            <text:p>853837</text:p>
          </table:table-cell>
          <table:table-cell office:value-type="float" office:value="1631173" calcext:value-type="float">
            <text:p>1631173</text:p>
          </table:table-cell>
          <table:table-cell office:value-type="float" office:value="350965" calcext:value-type="float">
            <text:p>350965</text:p>
          </table:table-cell>
          <table:table-cell office:value-type="float" office:value="564576" calcext:value-type="float">
            <text:p>564576</text:p>
          </table:table-cell>
          <table:table-cell office:value-type="float" office:value="576396" calcext:value-type="float">
            <text:p>576396</text:p>
          </table:table-cell>
          <table:table-cell office:value-type="float" office:value="194183" calcext:value-type="float">
            <text:p>194183</text:p>
          </table:table-cell>
          <table:table-cell office:value-type="float" office:value="401248" calcext:value-type="float">
            <text:p>401248</text:p>
          </table:table-cell>
          <table:table-cell office:value-type="float" office:value="375163" calcext:value-type="float">
            <text:p>375163</text:p>
          </table:table-cell>
          <table:table-cell office:value-type="float" office:value="18669438" calcext:value-type="float">
            <text:p>18669438</text:p>
          </table:table-cell>
          <table:table-cell office:value-type="string" calcext:value-type="string">
            <text:p>TK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RKMENISTAN</text:p>
          </table:table-cell>
          <table:table-cell office:value-type="float" office:value="2442" calcext:value-type="float">
            <text:p>2442</text:p>
          </table:table-cell>
          <table:table-cell office:value-type="float" office:value="900" calcext:value-type="float">
            <text:p>900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TX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KRAINE</text:p>
          </table:table-cell>
          <table:table-cell office:value-type="float" office:value="35367" calcext:value-type="float">
            <text:p>35367</text:p>
          </table:table-cell>
          <table:table-cell office:value-type="float" office:value="7695" calcext:value-type="float">
            <text:p>7695</text:p>
          </table:table-cell>
          <table:table-cell office:value-type="float" office:value="20502" calcext:value-type="float">
            <text:p>20502</text:p>
          </table:table-cell>
          <table:table-cell office:value-type="float" office:value="7299" calcext:value-type="float">
            <text:p>7299</text:p>
          </table:table-cell>
          <table:table-cell office:value-type="float" office:value="4063" calcext:value-type="float">
            <text:p>4063</text:p>
          </table:table-cell>
          <table:table-cell office:value-type="float" office:value="10216" calcext:value-type="float">
            <text:p>10216</text:p>
          </table:table-cell>
          <table:table-cell office:value-type="float" office:value="6556" calcext:value-type="float">
            <text:p>6556</text:p>
          </table:table-cell>
          <table:table-cell office:value-type="float" office:value="10224" calcext:value-type="float">
            <text:p>10224</text:p>
          </table:table-cell>
          <table:table-cell office:value-type="float" office:value="7389" calcext:value-type="float">
            <text:p>7389</text:p>
          </table:table-cell>
          <table:table-cell office:value-type="float" office:value="109309" calcext:value-type="float">
            <text:p>109309</text:p>
          </table:table-cell>
          <table:table-cell office:value-type="string" calcext:value-type="string">
            <text:p>U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NITED KINGDOM </text:p>
          </table:table-cell>
          <table:table-cell table:style-name="ce3" office:value-type="float" office:value="15251502" calcext:value-type="float">
            <text:p>15251502</text:p>
          </table:table-cell>
          <table:table-cell office:value-type="float" office:value="293787" calcext:value-type="float">
            <text:p>293787</text:p>
          </table:table-cell>
          <table:table-cell office:value-type="float" office:value="326969" calcext:value-type="float">
            <text:p>326969</text:p>
          </table:table-cell>
          <table:table-cell office:value-type="float" office:value="982884" calcext:value-type="float">
            <text:p>982884</text:p>
          </table:table-cell>
          <table:table-cell office:value-type="float" office:value="446421" calcext:value-type="float">
            <text:p>446421</text:p>
          </table:table-cell>
          <table:table-cell office:value-type="float" office:value="1719105" calcext:value-type="float">
            <text:p>1719105</text:p>
          </table:table-cell>
          <table:table-cell office:value-type="float" office:value="663964" calcext:value-type="float">
            <text:p>663964</text:p>
          </table:table-cell>
          <table:table-cell office:value-type="float" office:value="637997" calcext:value-type="float">
            <text:p>637997</text:p>
          </table:table-cell>
          <table:table-cell office:value-type="float" office:value="692598" calcext:value-type="float">
            <text:p>692598</text:p>
          </table:table-cell>
          <table:table-cell office:value-type="float" office:value="21015228" calcext:value-type="float">
            <text:p>21015228</text:p>
          </table:table-cell>
          <table:table-cell office:value-type="string" calcext:value-type="string">
            <text:p>UK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ZBEKISTAN</text:p>
          </table:table-cell>
          <table:table-cell office:value-type="float" office:value="52279" calcext:value-type="float">
            <text:p>5227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78" calcext:value-type="float">
            <text:p>1078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274" calcext:value-type="float">
            <text:p>55274</text:p>
          </table:table-cell>
          <table:table-cell office:value-type="string" calcext:value-type="string">
            <text:p>U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YUGOSLAVIA</text:p>
          </table:table-cell>
          <table:table-cell office:value-type="float" office:value="83704" calcext:value-type="float">
            <text:p>8370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83704" calcext:value-type="float">
            <text:p>83704</text:p>
          </table:table-cell>
          <table:table-cell office:value-type="string" calcext:value-type="string">
            <text:p>YU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FRICA</text:p>
          </table:table-cell>
          <table:table-cell table:style-name="ce6" office:value-type="float" office:value="3274504" calcext:value-type="float">
            <text:p>3274504</text:p>
          </table:table-cell>
          <table:table-cell table:style-name="ce6" office:value-type="float" office:value="35378" calcext:value-type="float">
            <text:p>35378</text:p>
          </table:table-cell>
          <table:table-cell table:style-name="ce6" office:value-type="float" office:value="38855" calcext:value-type="float">
            <text:p>38855</text:p>
          </table:table-cell>
          <table:table-cell table:style-name="ce6" office:value-type="float" office:value="2388658" calcext:value-type="float">
            <text:p>2388658</text:p>
          </table:table-cell>
          <table:table-cell table:style-name="ce6" office:value-type="float" office:value="251575" calcext:value-type="float">
            <text:p>251575</text:p>
          </table:table-cell>
          <table:table-cell table:style-name="ce6" office:value-type="float" office:value="144819" calcext:value-type="float">
            <text:p>144819</text:p>
          </table:table-cell>
          <table:table-cell table:style-name="ce6" office:value-type="float" office:value="99361" calcext:value-type="float">
            <text:p>99361</text:p>
          </table:table-cell>
          <table:table-cell table:style-name="ce6" office:value-type="float" office:value="90875" calcext:value-type="float">
            <text:p>90875</text:p>
          </table:table-cell>
          <table:table-cell table:style-name="ce6" office:value-type="float" office:value="188009" calcext:value-type="float">
            <text:p>188009</text:p>
          </table:table-cell>
          <table:table-cell table:style-name="ce6" office:value-type="float" office:value="6512035" calcext:value-type="float">
            <text:p>6512035</text:p>
          </table:table-cell>
          <table:table-cell table:style-name="ce10"/>
          <table:table-cell table:style-name="ce6" table:number-columns-repeated="1012"/>
        </table:table-row>
        <table:table-row table:style-name="ro3">
          <table:table-cell table:style-name="ce3" office:value-type="string" calcext:value-type="string">
            <text:p>ALGERIA</text:p>
          </table:table-cell>
          <table:table-cell office:value-type="float" office:value="6041" calcext:value-type="float">
            <text:p>604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809" calcext:value-type="float">
            <text:p>1809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NGO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ENIN</text:p>
          </table:table-cell>
          <table:table-cell office:value-type="float" office:value="3194" calcext:value-type="float">
            <text:p>319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1231" calcext:value-type="float">
            <text:p>12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D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OTSWANA</text:p>
          </table:table-cell>
          <table:table-cell office:value-type="float" office:value="26950" calcext:value-type="float">
            <text:p>26950</text:p>
          </table:table-cell>
          <table:table-cell office:value-type="float" office:value="778" calcext:value-type="float">
            <text:p>778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-</text:p>
          </table:table-cell>
          <table:table-cell office:value-type="float" office:value="2289" calcext:value-type="float">
            <text:p>2289</text:p>
          </table:table-cell>
          <table:table-cell office:value-type="float" office:value="534" calcext:value-type="float">
            <text:p>534</text:p>
          </table:table-cell>
          <table:table-cell office:value-type="float" office:value="1250" calcext:value-type="float">
            <text:p>1250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B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URUNDI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BY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MEROON</text:p>
          </table:table-cell>
          <table:table-cell office:value-type="float" office:value="47210" calcext:value-type="float">
            <text:p>47210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-</text:p>
          </table:table-cell>
          <table:table-cell office:value-type="float" office:value="48856" calcext:value-type="float">
            <text:p>48856</text:p>
          </table:table-cell>
          <table:table-cell office:value-type="string" calcext:value-type="string">
            <text:p>CM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PE VERDE </text:p>
          </table:table-cell>
          <table:table-cell table:style-name="ce3" office:value-type="float" office:value="1685" calcext:value-type="float">
            <text:p>16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CV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ENTRAL AFRICAN REP </text:p>
          </table:table-cell>
          <table:table-cell table:style-name="ce3" office:value-type="float" office:value="580" calcext:value-type="float">
            <text:p>5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AD</text:p>
          </table:table-cell>
          <table:table-cell office:value-type="float" office:value="33186" calcext:value-type="float">
            <text:p>33186</text:p>
          </table:table-cell>
          <table:table-cell office:value-type="float" office:value="1615" calcext:value-type="float">
            <text:p>1615</text:p>
          </table:table-cell>
          <table:table-cell office:value-type="float" office:value="100" calcext:value-type="float">
            <text:p>100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float" office:value="639" calcext:value-type="float">
            <text:p>63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-</text:p>
          </table:table-cell>
          <table:table-cell office:value-type="float" office:value="36647" calcext:value-type="float">
            <text:p>36647</text:p>
          </table:table-cell>
          <table:table-cell office:value-type="string" calcext:value-type="string">
            <text:p>C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MORO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8" calcext:value-type="float">
            <text:p>88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C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NGO (BRAZZAVILLE) 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F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NGO (KINSHASA) </text:p>
          </table:table-cell>
          <table:table-cell table:style-name="ce3" office:value-type="float" office:value="133515" calcext:value-type="float">
            <text:p>133515</text:p>
          </table:table-cell>
          <table:table-cell office:value-type="float" office:value="1255" calcext:value-type="float">
            <text:p>1255</text:p>
          </table:table-cell>
          <table:table-cell office:value-type="float" office:value="1464" calcext:value-type="float">
            <text:p>1464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7023" calcext:value-type="float">
            <text:p>137023</text:p>
          </table:table-cell>
          <table:table-cell office:value-type="string" calcext:value-type="string">
            <text:p>CX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JIBOUTI</text:p>
          </table:table-cell>
          <table:table-cell office:value-type="float" office:value="27560" calcext:value-type="float">
            <text:p>27560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3086" calcext:value-type="float">
            <text:p>3086</text:p>
          </table:table-cell>
          <table:table-cell office:value-type="float" office:value="3917" calcext:value-type="float">
            <text:p>3917</text:p>
          </table:table-cell>
          <table:table-cell office:value-type="float" office:value="4354" calcext:value-type="float">
            <text:p>4354</text:p>
          </table:table-cell>
          <table:table-cell office:value-type="float" office:value="287" calcext:value-type="float">
            <text:p>287</text:p>
          </table:table-cell>
          <table:table-cell office:value-type="float" office:value="1440" calcext:value-type="float">
            <text:p>1440</text:p>
          </table:table-cell>
          <table:table-cell office:value-type="float" office:value="1000" calcext:value-type="float">
            <text:p>1000</text:p>
          </table:table-cell>
          <table:table-cell office:value-type="float" office:value="41973" calcext:value-type="float">
            <text:p>41973</text:p>
          </table:table-cell>
          <table:table-cell office:value-type="string" calcext:value-type="string">
            <text:p>DJ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QUATORIAL</text:p>
          </table:table-cell>
          <table:table-cell office:value-type="string" calcext:value-type="string">
            <text:p>GUINEA</text:p>
          </table:table-cell>
          <table:table-cell office:value-type="float" office:value="1509" calcext:value-type="float">
            <text:p>150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EK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ERITREA</text:p>
          </table:table-cell>
          <table:table-cell office:value-type="float" office:value="2346" calcext:value-type="float">
            <text:p>2346</text:p>
          </table:table-cell>
          <table:table-cell office:value-type="float" office:value="240" calcext:value-type="float">
            <text:p>24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E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THIOPIA</text:p>
          </table:table-cell>
          <table:table-cell office:value-type="float" office:value="104098" calcext:value-type="float">
            <text:p>104098</text:p>
          </table:table-cell>
          <table:table-cell office:value-type="float" office:value="7033" calcext:value-type="float">
            <text:p>7033</text:p>
          </table:table-cell>
          <table:table-cell office:value-type="float" office:value="3179" calcext:value-type="float">
            <text:p>3179</text:p>
          </table:table-cell>
          <table:table-cell office:value-type="float" office:value="2244" calcext:value-type="float">
            <text:p>22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8554" calcext:value-type="float">
            <text:p>118554</text:p>
          </table:table-cell>
          <table:table-cell office:value-type="string" calcext:value-type="string">
            <text:p>E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BON</text:p>
          </table:table-cell>
          <table:table-cell office:value-type="float" office:value="6073" calcext:value-type="float">
            <text:p>607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float" office:value="483" calcext:value-type="float">
            <text:p>483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-</text:p>
          </table:table-cell>
          <table:table-cell office:value-type="float" office:value="44597" calcext:value-type="float">
            <text:p>44597</text:p>
          </table:table-cell>
          <table:table-cell office:value-type="float" office:value="51987" calcext:value-type="float">
            <text:p>51987</text:p>
          </table:table-cell>
          <table:table-cell office:value-type="string" calcext:value-type="string">
            <text:p>GB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AMBIA</text:p>
          </table:table-cell>
          <table:table-cell office:value-type="float" office:value="2346" calcext:value-type="float">
            <text:p>2346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G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HANA</text:p>
          </table:table-cell>
          <table:table-cell office:value-type="float" office:value="7072" calcext:value-type="float">
            <text:p>7072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69" calcext:value-type="float">
            <text:p>1469</text:p>
          </table:table-cell>
          <table:table-cell office:value-type="float" office:value="1547" calcext:value-type="float">
            <text:p>1547</text:p>
          </table:table-cell>
          <table:table-cell office:value-type="float" office:value="415" calcext:value-type="float">
            <text:p>415</text:p>
          </table:table-cell>
          <table:table-cell office:value-type="float" office:value="1500" calcext:value-type="float">
            <text:p>1500</text:p>
          </table:table-cell>
          <table:table-cell office:value-type="float" office:value="12547" calcext:value-type="float">
            <text:p>12547</text:p>
          </table:table-cell>
          <table:table-cell office:value-type="string" calcext:value-type="string">
            <text:p>GH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UINEA</text:p>
          </table:table-cell>
          <table:table-cell office:value-type="float" office:value="11505" calcext:value-type="float">
            <text:p>1150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939" calcext:value-type="float">
            <text:p>11939</text:p>
          </table:table-cell>
          <table:table-cell office:value-type="string" calcext:value-type="string">
            <text:p>GV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UINEA-BISSAU</text:p>
          </table:table-cell>
          <table:table-cell office:value-type="float" office:value="2979" calcext:value-type="float">
            <text:p>29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04" calcext:value-type="float">
            <text:p>3104</text:p>
          </table:table-cell>
          <table:table-cell office:value-type="string" calcext:value-type="string">
            <text:p>P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IVORY COAST </text:p>
          </table:table-cell>
          <table:table-cell table:style-name="ce3" office:value-type="float" office:value="3743" calcext:value-type="float">
            <text:p>374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743" calcext:value-type="float">
            <text:p>3743</text:p>
          </table:table-cell>
          <table:table-cell office:value-type="string" calcext:value-type="string">
            <text:p>IV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KENYA</text:p>
          </table:table-cell>
          <table:table-cell office:value-type="float" office:value="269073" calcext:value-type="float">
            <text:p>269073</text:p>
          </table:table-cell>
          <table:table-cell office:value-type="float" office:value="1600" calcext:value-type="float">
            <text:p>1600</text:p>
          </table:table-cell>
          <table:table-cell office:value-type="float" office:value="3804" calcext:value-type="float">
            <text:p>3804</text:p>
          </table:table-cell>
          <table:table-cell office:value-type="float" office:value="12284" calcext:value-type="float">
            <text:p>12284</text:p>
          </table:table-cell>
          <table:table-cell office:value-type="float" office:value="11827" calcext:value-type="float">
            <text:p>11827</text:p>
          </table:table-cell>
          <table:table-cell office:value-type="float" office:value="6680" calcext:value-type="float">
            <text:p>6680</text:p>
          </table:table-cell>
          <table:table-cell office:value-type="float" office:value="30378" calcext:value-type="float">
            <text:p>30378</text:p>
          </table:table-cell>
          <table:table-cell office:value-type="float" office:value="605" calcext:value-type="float">
            <text:p>605</text:p>
          </table:table-cell>
          <table:table-cell office:value-type="float" office:value="38070" calcext:value-type="float">
            <text:p>38070</text:p>
          </table:table-cell>
          <table:table-cell office:value-type="float" office:value="374321" calcext:value-type="float">
            <text:p>374321</text:p>
          </table:table-cell>
          <table:table-cell office:value-type="string" calcext:value-type="string">
            <text:p>K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ESOTH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DAGASCAR</text:p>
          </table:table-cell>
          <table:table-cell office:value-type="float" office:value="5493" calcext:value-type="float">
            <text:p>54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M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LAWI</text:p>
          </table:table-cell>
          <table:table-cell office:value-type="float" office:value="6283" calcext:value-type="float">
            <text:p>628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6" calcext:value-type="float">
            <text:p>506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33" calcext:value-type="float">
            <text:p>333</text:p>
          </table:table-cell>
          <table:table-cell office:value-type="float" office:value="7698" calcext:value-type="float">
            <text:p>7698</text:p>
          </table:table-cell>
          <table:table-cell office:value-type="string" calcext:value-type="string">
            <text:p>MI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LI</text:p>
          </table:table-cell>
          <table:table-cell office:value-type="float" office:value="3178" calcext:value-type="float">
            <text:p>317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48" calcext:value-type="float">
            <text:p>648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RM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URITANIA</text:p>
          </table:table-cell>
          <table:table-cell office:value-type="float" office:value="964" calcext:value-type="float">
            <text:p>96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M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AURITIUS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68" calcext:value-type="float">
            <text:p>3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M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ROCCO</text:p>
          </table:table-cell>
          <table:table-cell office:value-type="float" office:value="1146164" calcext:value-type="float">
            <text:p>1146164</text:p>
          </table:table-cell>
          <table:table-cell office:value-type="float" office:value="9520" calcext:value-type="float">
            <text:p>9520</text:p>
          </table:table-cell>
          <table:table-cell office:value-type="float" office:value="17224" calcext:value-type="float">
            <text:p>17224</text:p>
          </table:table-cell>
          <table:table-cell office:value-type="float" office:value="2355883" calcext:value-type="float">
            <text:p>2355883</text:p>
          </table:table-cell>
          <table:table-cell office:value-type="float" office:value="179129" calcext:value-type="float">
            <text:p>179129</text:p>
          </table:table-cell>
          <table:table-cell office:value-type="float" office:value="91827" calcext:value-type="float">
            <text:p>91827</text:p>
          </table:table-cell>
          <table:table-cell office:value-type="float" office:value="11546" calcext:value-type="float">
            <text:p>11546</text:p>
          </table:table-cell>
          <table:table-cell office:value-type="float" office:value="60301" calcext:value-type="float">
            <text:p>60301</text:p>
          </table:table-cell>
          <table:table-cell office:value-type="float" office:value="67650" calcext:value-type="float">
            <text:p>67650</text:p>
          </table:table-cell>
          <table:table-cell office:value-type="float" office:value="3939244" calcext:value-type="float">
            <text:p>3939244</text:p>
          </table:table-cell>
          <table:table-cell office:value-type="string" calcext:value-type="string">
            <text:p>M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OZAMBIQU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-</text:p>
          </table:table-cell>
          <table:table-cell office:value-type="float" office:value="700" calcext:value-type="float">
            <text:p>700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-</text:p>
          </table:table-cell>
          <table:table-cell office:value-type="float" office:value="534" calcext:value-type="float">
            <text:p>534</text:p>
          </table:table-cell>
          <table:table-cell office:value-type="float" office:value="393" calcext:value-type="float">
            <text:p>3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MZ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AMIBIA</text:p>
          </table:table-cell>
          <table:table-cell office:value-type="float" office:value="4160" calcext:value-type="float">
            <text:p>416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W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IGER</text:p>
          </table:table-cell>
          <table:table-cell office:value-type="float" office:value="16884" calcext:value-type="float">
            <text:p>1688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K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IGERIA</text:p>
          </table:table-cell>
          <table:table-cell office:value-type="float" office:value="94507" calcext:value-type="float">
            <text:p>94507</text:p>
          </table:table-cell>
          <table:table-cell office:value-type="float" office:value="252" calcext:value-type="float">
            <text:p>252</text:p>
          </table:table-cell>
          <table:table-cell office:value-type="float" office:value="661" calcext:value-type="float">
            <text:p>661</text:p>
          </table:table-cell>
          <table:table-cell office:value-type="float" office:value="285" calcext:value-type="float">
            <text:p>285</text:p>
          </table:table-cell>
          <table:table-cell office:value-type="float" office:value="26698" calcext:value-type="float">
            <text:p>26698</text:p>
          </table:table-cell>
          <table:table-cell office:value-type="float" office:value="24676" calcext:value-type="float">
            <text:p>24676</text:p>
          </table:table-cell>
          <table:table-cell office:value-type="float" office:value="25506" calcext:value-type="float">
            <text:p>25506</text:p>
          </table:table-cell>
          <table:table-cell office:value-type="float" office:value="7843" calcext:value-type="float">
            <text:p>7843</text:p>
          </table:table-cell>
          <table:table-cell office:value-type="float" office:value="6582" calcext:value-type="float">
            <text:p>6582</text:p>
          </table:table-cell>
          <table:table-cell office:value-type="float" office:value="187011" calcext:value-type="float">
            <text:p>187011</text:p>
          </table:table-cell>
          <table:table-cell office:value-type="string" calcext:value-type="string">
            <text:p>NI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WANDA</text:p>
          </table:table-cell>
          <table:table-cell office:value-type="float" office:value="2219" calcext:value-type="float">
            <text:p>22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RW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AO TOME &amp; PRINCIPE </text:p>
          </table:table-cell>
          <table:table-cell table:style-name="ce3" office:value-type="float" office:value="1159" calcext:value-type="float">
            <text:p>115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-</text:p>
          </table:table-cell>
          <table:table-cell office:value-type="float" office:value="200" calcext:value-type="float">
            <text:p>20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T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NEGAL</text:p>
          </table:table-cell>
          <table:table-cell office:value-type="float" office:value="28090" calcext:value-type="float">
            <text:p>28090</text:p>
          </table:table-cell>
          <table:table-cell office:value-type="float" office:value="208" calcext:value-type="float">
            <text:p>208</text:p>
          </table:table-cell>
          <table:table-cell office:value-type="float" office:value="1665" calcext:value-type="float">
            <text:p>1665</text:p>
          </table:table-cell>
          <table:table-cell office:value-type="float" office:value="715" calcext:value-type="float">
            <text:p>715</text:p>
          </table:table-cell>
          <table:table-cell office:value-type="float" office:value="2550" calcext:value-type="float">
            <text:p>2550</text:p>
          </table:table-cell>
          <table:table-cell office:value-type="float" office:value="318" calcext:value-type="float">
            <text:p>318</text:p>
          </table:table-cell>
          <table:table-cell office:value-type="float" office:value="1913" calcext:value-type="float">
            <text:p>191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 office:value-type="float" office:value="35621" calcext:value-type="float">
            <text:p>35621</text:p>
          </table:table-cell>
          <table:table-cell office:value-type="string" calcext:value-type="string">
            <text:p>SK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EYCHELLES</text:p>
          </table:table-cell>
          <table:table-cell office:value-type="float" office:value="816" calcext:value-type="float">
            <text:p>816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98" calcext:value-type="float">
            <text:p>698</text:p>
          </table:table-cell>
          <table:table-cell office:value-type="float" office:value="538" calcext:value-type="float">
            <text:p>538</text:p>
          </table:table-cell>
          <table:table-cell office:value-type="float" office:value="2353" calcext:value-type="float">
            <text:p>2353</text:p>
          </table:table-cell>
          <table:table-cell office:value-type="string" calcext:value-type="string">
            <text:p>S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IERRA LEONE </text:p>
          </table:table-cell>
          <table:table-cell table:style-name="ce3" office:value-type="float" office:value="3461" calcext:value-type="float">
            <text:p>3461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SL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OMALIA</text:p>
          </table:table-cell>
          <table:table-cell office:value-type="float" office:value="151783" calcext:value-type="float">
            <text:p>15178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51783" calcext:value-type="float">
            <text:p>151783</text:p>
          </table:table-cell>
          <table:table-cell office:value-type="string" calcext:value-type="string">
            <text:p>S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OUTH AFRICA </text:p>
          </table:table-cell>
          <table:table-cell table:style-name="ce3" office:value-type="float" office:value="19060" calcext:value-type="float">
            <text:p>19060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29" calcext:value-type="float">
            <text:p>929</text:p>
          </table:table-cell>
          <table:table-cell office:value-type="float" office:value="468" calcext:value-type="float">
            <text:p>468</text:p>
          </table:table-cell>
          <table:table-cell office:value-type="float" office:value="265" calcext:value-type="float">
            <text:p>265</text:p>
          </table:table-cell>
          <table:table-cell office:value-type="float" office:value="2684" calcext:value-type="float">
            <text:p>2684</text:p>
          </table:table-cell>
          <table:table-cell office:value-type="float" office:value="6780" calcext:value-type="float">
            <text:p>678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U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DAN</text:p>
          </table:table-cell>
          <table:table-cell office:value-type="float" office:value="311521" calcext:value-type="float">
            <text:p>31152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11521" calcext:value-type="float">
            <text:p>311521</text:p>
          </table:table-cell>
          <table:table-cell office:value-type="string" calcext:value-type="string">
            <text:p>S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WAZILAN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WZ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NZANIA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TZ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GO</text:p>
          </table:table-cell>
          <table:table-cell office:value-type="float" office:value="859" calcext:value-type="float">
            <text:p>8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office:value-type="float" office:value="109" calcext:value-type="float">
            <text:p>10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T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UNISIA</text:p>
          </table:table-cell>
          <table:table-cell office:value-type="float" office:value="727982" calcext:value-type="float">
            <text:p>727982</text:p>
          </table:table-cell>
          <table:table-cell office:value-type="float" office:value="7387" calcext:value-type="float">
            <text:p>7387</text:p>
          </table:table-cell>
          <table:table-cell office:value-type="float" office:value="8034" calcext:value-type="float">
            <text:p>8034</text:p>
          </table:table-cell>
          <table:table-cell office:value-type="float" office:value="10058" calcext:value-type="float">
            <text:p>10058</text:p>
          </table:table-cell>
          <table:table-cell office:value-type="float" office:value="15976" calcext:value-type="float">
            <text:p>15976</text:p>
          </table:table-cell>
          <table:table-cell office:value-type="float" office:value="8691" calcext:value-type="float">
            <text:p>8691</text:p>
          </table:table-cell>
          <table:table-cell office:value-type="float" office:value="15647" calcext:value-type="float">
            <text:p>15647</text:p>
          </table:table-cell>
          <table:table-cell office:value-type="float" office:value="6849" calcext:value-type="float">
            <text:p>6849</text:p>
          </table:table-cell>
          <table:table-cell office:value-type="float" office:value="17140" calcext:value-type="float">
            <text:p>17140</text:p>
          </table:table-cell>
          <table:table-cell office:value-type="float" office:value="817764" calcext:value-type="float">
            <text:p>817764</text:p>
          </table:table-cell>
          <table:table-cell office:value-type="string" calcext:value-type="string">
            <text:p>T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GANDA</text:p>
          </table:table-cell>
          <table:table-cell office:value-type="float" office:value="10136" calcext:value-type="float">
            <text:p>10136</text:p>
          </table:table-cell>
          <table:table-cell office:value-type="float" office:value="2973" calcext:value-type="float">
            <text:p>297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54" calcext:value-type="float">
            <text:p>1154</text:p>
          </table:table-cell>
          <table:table-cell office:value-type="float" office:value="183" calcext:value-type="float">
            <text:p>183</text:p>
          </table:table-cell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-</text:p>
          </table:table-cell>
          <table:table-cell office:value-type="float" office:value="15297" calcext:value-type="float">
            <text:p>15297</text:p>
          </table:table-cell>
          <table:table-cell office:value-type="string" calcext:value-type="string">
            <text:p>UG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AMBIA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-</text:p>
          </table:table-cell>
          <table:table-cell office:value-type="float" office:value="201" calcext:value-type="float">
            <text:p>20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Z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ZIMBABWE</text:p>
          </table:table-cell>
          <table:table-cell office:value-type="float" office:value="2041" calcext:value-type="float">
            <text:p>204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ZI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WESTERN HEMISPHERE </text:p>
          </table:table-cell>
          <table:table-cell table:style-name="ce2" office:value-type="float" office:value="6973867" calcext:value-type="float">
            <text:p>6973867</text:p>
          </table:table-cell>
          <table:table-cell table:style-name="ce6" office:value-type="float" office:value="217748" calcext:value-type="float">
            <text:p>217748</text:p>
          </table:table-cell>
          <table:table-cell table:style-name="ce6" office:value-type="float" office:value="541695" calcext:value-type="float">
            <text:p>541695</text:p>
          </table:table-cell>
          <table:table-cell table:style-name="ce6" office:value-type="float" office:value="669189" calcext:value-type="float">
            <text:p>669189</text:p>
          </table:table-cell>
          <table:table-cell table:style-name="ce6" office:value-type="float" office:value="642921" calcext:value-type="float">
            <text:p>642921</text:p>
          </table:table-cell>
          <table:table-cell table:style-name="ce6" office:value-type="float" office:value="751740" calcext:value-type="float">
            <text:p>751740</text:p>
          </table:table-cell>
          <table:table-cell table:style-name="ce6" office:value-type="float" office:value="530967" calcext:value-type="float">
            <text:p>530967</text:p>
          </table:table-cell>
          <table:table-cell table:style-name="ce6" office:value-type="float" office:value="383313" calcext:value-type="float">
            <text:p>383313</text:p>
          </table:table-cell>
          <table:table-cell table:style-name="ce6" office:value-type="float" office:value="231178" calcext:value-type="float">
            <text:p>231178</text:p>
          </table:table-cell>
          <table:table-cell table:style-name="ce6" office:value-type="float" office:value="10942619" calcext:value-type="float">
            <text:p>10942619</text:p>
          </table:table-cell>
          <table:table-cell table:style-name="ce10"/>
          <table:table-cell table:style-name="ce6" table:number-columns-repeated="1012"/>
        </table:table-row>
        <table:table-row table:style-name="ro3">
          <table:table-cell table:style-name="ce3" office:value-type="string" calcext:value-type="string">
            <text:p>ANTIGUA &amp; BARBUDA </text:p>
          </table:table-cell>
          <table:table-cell table:style-name="ce3" office:value-type="float" office:value="10971" calcext:value-type="float">
            <text:p>10971</text:p>
          </table:table-cell>
          <table:table-cell office:value-type="float" office:value="492" calcext:value-type="float">
            <text:p>492</text:p>
          </table:table-cell>
          <table:table-cell office:value-type="float" office:value="64" calcext:value-type="float">
            <text:p>6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</text:p>
          </table:table-cell>
          <table:table-cell office:value-type="float" office:value="597" calcext:value-type="float">
            <text:p>597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-</text:p>
          </table:table-cell>
          <table:table-cell office:value-type="float" office:value="798" calcext:value-type="float">
            <text:p>798</text:p>
          </table:table-cell>
          <table:table-cell office:value-type="float" office:value="14953" calcext:value-type="float">
            <text:p>14953</text:p>
          </table:table-cell>
          <table:table-cell office:value-type="string" calcext:value-type="string">
            <text:p>A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RGENTINA</text:p>
          </table:table-cell>
          <table:table-cell office:value-type="float" office:value="350830" calcext:value-type="float">
            <text:p>350830</text:p>
          </table:table-cell>
          <table:table-cell office:value-type="float" office:value="4909" calcext:value-type="float">
            <text:p>4909</text:p>
          </table:table-cell>
          <table:table-cell office:value-type="float" office:value="35537" calcext:value-type="float">
            <text:p>35537</text:p>
          </table:table-cell>
          <table:table-cell office:value-type="float" office:value="38616" calcext:value-type="float">
            <text:p>38616</text:p>
          </table:table-cell>
          <table:table-cell office:value-type="float" office:value="74313" calcext:value-type="float">
            <text:p>74313</text:p>
          </table:table-cell>
          <table:table-cell office:value-type="float" office:value="30111" calcext:value-type="float">
            <text:p>30111</text:p>
          </table:table-cell>
          <table:table-cell office:value-type="float" office:value="17743" calcext:value-type="float">
            <text:p>17743</text:p>
          </table:table-cell>
          <table:table-cell office:value-type="float" office:value="5347" calcext:value-type="float">
            <text:p>5347</text:p>
          </table:table-cell>
          <table:table-cell office:value-type="float" office:value="8514" calcext:value-type="float">
            <text:p>8514</text:p>
          </table:table-cell>
          <table:table-cell office:value-type="float" office:value="565920" calcext:value-type="float">
            <text:p>565920</text:p>
          </table:table-cell>
          <table:table-cell office:value-type="string" calcext:value-type="string">
            <text:p>A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HAMAS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-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BF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ARBADOS</text:p>
          </table:table-cell>
          <table:table-cell office:value-type="float" office:value="5021" calcext:value-type="float">
            <text:p>50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51" calcext:value-type="float">
            <text:p>35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BB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ELIZE</text:p>
          </table:table-cell>
          <table:table-cell office:value-type="float" office:value="5673" calcext:value-type="float">
            <text:p>5673</text:p>
          </table:table-cell>
          <table:table-cell office:value-type="float" office:value="613" calcext:value-type="float">
            <text:p>613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office:value-type="float" office:value="3743" calcext:value-type="float">
            <text:p>3743</text:p>
          </table:table-cell>
          <table:table-cell office:value-type="float" office:value="1053" calcext:value-type="float">
            <text:p>105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-</text:p>
          </table:table-cell>
          <table:table-cell office:value-type="float" office:value="12182" calcext:value-type="float">
            <text:p>12182</text:p>
          </table:table-cell>
          <table:table-cell office:value-type="string" calcext:value-type="string">
            <text:p>BH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OLIVIA</text:p>
          </table:table-cell>
          <table:table-cell office:value-type="float" office:value="23950" calcext:value-type="float">
            <text:p>2395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3950" calcext:value-type="float">
            <text:p>23950</text:p>
          </table:table-cell>
          <table:table-cell office:value-type="string" calcext:value-type="string">
            <text:p>BL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OLIVIA-INTL NARC <text:s/></text:p>
          </table:table-cell>
          <table:table-cell office:value-type="float" office:value="111582" calcext:value-type="float">
            <text:p>11158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1582" calcext:value-type="float">
            <text:p>111582</text:p>
          </table:table-cell>
          <table:table-cell office:value-type="string" calcext:value-type="string">
            <text:p>D1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BRAZIL</text:p>
          </table:table-cell>
          <table:table-cell office:value-type="float" office:value="1068865" calcext:value-type="float">
            <text:p>1068865</text:p>
          </table:table-cell>
          <table:table-cell office:value-type="float" office:value="17721" calcext:value-type="float">
            <text:p>17721</text:p>
          </table:table-cell>
          <table:table-cell office:value-type="float" office:value="75064" calcext:value-type="float">
            <text:p>75064</text:p>
          </table:table-cell>
          <table:table-cell office:value-type="float" office:value="325126" calcext:value-type="float">
            <text:p>325126</text:p>
          </table:table-cell>
          <table:table-cell office:value-type="float" office:value="177487" calcext:value-type="float">
            <text:p>177487</text:p>
          </table:table-cell>
          <table:table-cell office:value-type="float" office:value="142249" calcext:value-type="float">
            <text:p>142249</text:p>
          </table:table-cell>
          <table:table-cell office:value-type="float" office:value="176483" calcext:value-type="float">
            <text:p>176483</text:p>
          </table:table-cell>
          <table:table-cell office:value-type="float" office:value="90606" calcext:value-type="float">
            <text:p>90606</text:p>
          </table:table-cell>
          <table:table-cell office:value-type="float" office:value="40691" calcext:value-type="float">
            <text:p>40691</text:p>
          </table:table-cell>
          <table:table-cell office:value-type="float" office:value="2114294" calcext:value-type="float">
            <text:p>2114294</text:p>
          </table:table-cell>
          <table:table-cell office:value-type="string" calcext:value-type="string">
            <text:p>B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HILE</text:p>
          </table:table-cell>
          <table:table-cell office:value-type="float" office:value="743311" calcext:value-type="float">
            <text:p>743311</text:p>
          </table:table-cell>
          <table:table-cell office:value-type="float" office:value="36584" calcext:value-type="float">
            <text:p>36584</text:p>
          </table:table-cell>
          <table:table-cell office:value-type="float" office:value="13953" calcext:value-type="float">
            <text:p>13953</text:p>
          </table:table-cell>
          <table:table-cell office:value-type="float" office:value="62426" calcext:value-type="float">
            <text:p>62426</text:p>
          </table:table-cell>
          <table:table-cell office:value-type="float" office:value="78532" calcext:value-type="float">
            <text:p>78532</text:p>
          </table:table-cell>
          <table:table-cell office:value-type="float" office:value="82679" calcext:value-type="float">
            <text:p>82679</text:p>
          </table:table-cell>
          <table:table-cell office:value-type="float" office:value="55888" calcext:value-type="float">
            <text:p>55888</text:p>
          </table:table-cell>
          <table:table-cell office:value-type="float" office:value="50950" calcext:value-type="float">
            <text:p>50950</text:p>
          </table:table-cell>
          <table:table-cell office:value-type="float" office:value="62912" calcext:value-type="float">
            <text:p>62912</text:p>
          </table:table-cell>
          <table:table-cell office:value-type="float" office:value="1187235" calcext:value-type="float">
            <text:p>1187235</text:p>
          </table:table-cell>
          <table:table-cell office:value-type="string" calcext:value-type="string">
            <text:p>CI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LOMBIA</text:p>
          </table:table-cell>
          <table:table-cell office:value-type="float" office:value="1029000" calcext:value-type="float">
            <text:p>1029000</text:p>
          </table:table-cell>
          <table:table-cell office:value-type="float" office:value="128335" calcext:value-type="float">
            <text:p>128335</text:p>
          </table:table-cell>
          <table:table-cell office:value-type="float" office:value="403832" calcext:value-type="float">
            <text:p>403832</text:p>
          </table:table-cell>
          <table:table-cell office:value-type="float" office:value="204354" calcext:value-type="float">
            <text:p>204354</text:p>
          </table:table-cell>
          <table:table-cell office:value-type="float" office:value="224459" calcext:value-type="float">
            <text:p>224459</text:p>
          </table:table-cell>
          <table:table-cell office:value-type="float" office:value="122651" calcext:value-type="float">
            <text:p>122651</text:p>
          </table:table-cell>
          <table:table-cell office:value-type="float" office:value="221174" calcext:value-type="float">
            <text:p>221174</text:p>
          </table:table-cell>
          <table:table-cell office:value-type="float" office:value="187934" calcext:value-type="float">
            <text:p>187934</text:p>
          </table:table-cell>
          <table:table-cell office:value-type="float" office:value="57987" calcext:value-type="float">
            <text:p>57987</text:p>
          </table:table-cell>
          <table:table-cell office:value-type="float" office:value="2579725" calcext:value-type="float">
            <text:p>2579725</text:p>
          </table:table-cell>
          <table:table-cell office:value-type="string" calcext:value-type="string">
            <text:p>C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LOMBIA-INTL NARC </text:p>
          </table:table-cell>
          <table:table-cell table:style-name="ce3" office:value-type="float" office:value="188023" calcext:value-type="float">
            <text:p>18802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37" calcext:value-type="float">
            <text:p>1237</text:p>
          </table:table-cell>
          <table:table-cell office:value-type="float" office:value="661" calcext:value-type="float">
            <text:p>661</text:p>
          </table:table-cell>
          <table:table-cell office:value-type="float" office:value="348" calcext:value-type="float">
            <text:p>348</text:p>
          </table:table-cell>
          <table:table-cell office:value-type="float" office:value="539" calcext:value-type="float">
            <text:p>539</text:p>
          </table:table-cell>
          <table:table-cell office:value-type="float" office:value="1241" calcext:value-type="float">
            <text:p>1241</text:p>
          </table:table-cell>
          <table:table-cell office:value-type="float" office:value="218" calcext:value-type="float">
            <text:p>218</text:p>
          </table:table-cell>
          <table:table-cell office:value-type="float" office:value="192267" calcext:value-type="float">
            <text:p>192267</text:p>
          </table:table-cell>
          <table:table-cell office:value-type="string" calcext:value-type="string">
            <text:p>D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OSTA RICA </text:p>
          </table:table-cell>
          <table:table-cell table:style-name="ce3" office:value-type="float" office:value="31239" calcext:value-type="float">
            <text:p>3123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0" calcext:value-type="float">
            <text:p>270</text:p>
          </table:table-cell>
          <table:table-cell office:value-type="float" office:value="3195" calcext:value-type="float">
            <text:p>3195</text:p>
          </table:table-cell>
          <table:table-cell office:value-type="float" office:value="321" calcext:value-type="float">
            <text:p>321</text:p>
          </table:table-cell>
          <table:table-cell office:value-type="float" office:value="8793" calcext:value-type="float">
            <text:p>8793</text:p>
          </table:table-cell>
          <table:table-cell office:value-type="string" calcext:value-type="string">
            <text:p>-</text:p>
          </table:table-cell>
          <table:table-cell office:value-type="float" office:value="43817" calcext:value-type="float">
            <text:p>43817</text:p>
          </table:table-cell>
          <table:table-cell office:value-type="string" calcext:value-type="string">
            <text:p>CS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UBA</text:p>
          </table:table-cell>
          <table:table-cell office:value-type="float" office:value="4510" calcext:value-type="float">
            <text:p>45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C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OMINICA</text:p>
          </table:table-cell>
          <table:table-cell office:value-type="float" office:value="6444" calcext:value-type="float">
            <text:p>6444</text:p>
          </table:table-cell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11" calcext:value-type="float">
            <text:p>20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office:value-type="float" office:value="9053" calcext:value-type="float">
            <text:p>9053</text:p>
          </table:table-cell>
          <table:table-cell office:value-type="string" calcext:value-type="string">
            <text:p>D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OMINICAN REPUBLIC </text:p>
          </table:table-cell>
          <table:table-cell table:style-name="ce3" office:value-type="float" office:value="57477" calcext:value-type="float">
            <text:p>57477</text:p>
          </table:table-cell>
          <table:table-cell office:value-type="float" office:value="3776" calcext:value-type="float">
            <text:p>3776</text:p>
          </table:table-cell>
          <table:table-cell office:value-type="float" office:value="250" calcext:value-type="float">
            <text:p>2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266" calcext:value-type="float">
            <text:p>266</text:p>
          </table:table-cell>
          <table:table-cell office:value-type="float" office:value="1228" calcext:value-type="float">
            <text:p>1228</text:p>
          </table:table-cell>
          <table:table-cell office:value-type="float" office:value="594" calcext:value-type="float">
            <text:p>594</text:p>
          </table:table-cell>
          <table:table-cell office:value-type="float" office:value="400" calcext:value-type="float">
            <text:p>400</text:p>
          </table:table-cell>
          <table:table-cell office:value-type="float" office:value="64039" calcext:value-type="float">
            <text:p>64039</text:p>
          </table:table-cell>
          <table:table-cell office:value-type="string" calcext:value-type="string">
            <text:p>DR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CUADOR</text:p>
          </table:table-cell>
          <table:table-cell office:value-type="float" office:value="186807" calcext:value-type="float">
            <text:p>186807</text:p>
          </table:table-cell>
          <table:table-cell office:value-type="float" office:value="4574" calcext:value-type="float">
            <text:p>4574</text:p>
          </table:table-cell>
          <table:table-cell office:value-type="float" office:value="626" calcext:value-type="float">
            <text:p>626</text:p>
          </table:table-cell>
          <table:table-cell office:value-type="float" office:value="2957" calcext:value-type="float">
            <text:p>2957</text:p>
          </table:table-cell>
          <table:table-cell office:value-type="float" office:value="3037" calcext:value-type="float">
            <text:p>3037</text:p>
          </table:table-cell>
          <table:table-cell office:value-type="float" office:value="290" calcext:value-type="float">
            <text:p>290</text:p>
          </table:table-cell>
          <table:table-cell office:value-type="float" office:value="1148" calcext:value-type="float">
            <text:p>1148</text:p>
          </table:table-cell>
          <table:table-cell office:value-type="float" office:value="13250" calcext:value-type="float">
            <text:p>13250</text:p>
          </table:table-cell>
          <table:table-cell office:value-type="float" office:value="2256" calcext:value-type="float">
            <text:p>2256</text:p>
          </table:table-cell>
          <table:table-cell office:value-type="float" office:value="214944" calcext:value-type="float">
            <text:p>214944</text:p>
          </table:table-cell>
          <table:table-cell office:value-type="string" calcext:value-type="string">
            <text:p>E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CUADOR-INTL NARC </text:p>
          </table:table-cell>
          <table:table-cell table:style-name="ce3" office:value-type="float" office:value="5220" calcext:value-type="float">
            <text:p>52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D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EL SALVADOR </text:p>
          </table:table-cell>
          <table:table-cell table:style-name="ce3" office:value-type="float" office:value="916895" calcext:value-type="float">
            <text:p>916895</text:p>
          </table:table-cell>
          <table:table-cell office:value-type="float" office:value="1598" calcext:value-type="float">
            <text:p>1598</text:p>
          </table:table-cell>
          <table:table-cell office:value-type="float" office:value="5943" calcext:value-type="float">
            <text:p>5943</text:p>
          </table:table-cell>
          <table:table-cell office:value-type="float" office:value="12429" calcext:value-type="float">
            <text:p>12429</text:p>
          </table:table-cell>
          <table:table-cell office:value-type="float" office:value="6857" calcext:value-type="float">
            <text:p>6857</text:p>
          </table:table-cell>
          <table:table-cell office:value-type="float" office:value="9287" calcext:value-type="float">
            <text:p>9287</text:p>
          </table:table-cell>
          <table:table-cell office:value-type="float" office:value="9463" calcext:value-type="float">
            <text:p>9463</text:p>
          </table:table-cell>
          <table:table-cell office:value-type="float" office:value="1469" calcext:value-type="float">
            <text:p>1469</text:p>
          </table:table-cell>
          <table:table-cell office:value-type="float" office:value="2705" calcext:value-type="float">
            <text:p>2705</text:p>
          </table:table-cell>
          <table:table-cell office:value-type="float" office:value="966645" calcext:value-type="float">
            <text:p>966645</text:p>
          </table:table-cell>
          <table:table-cell office:value-type="string" calcext:value-type="string">
            <text:p>ES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RENADA</text:p>
          </table:table-cell>
          <table:table-cell office:value-type="float" office:value="11533" calcext:value-type="float">
            <text:p>11533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office:value-type="float" office:value="412" calcext:value-type="float">
            <text:p>412</text:p>
          </table:table-cell>
          <table:table-cell office:value-type="float" office:value="1698" calcext:value-type="float">
            <text:p>1698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14366" calcext:value-type="float">
            <text:p>14366</text:p>
          </table:table-cell>
          <table:table-cell office:value-type="string" calcext:value-type="string">
            <text:p>GJ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UATEMALA</text:p>
          </table:table-cell>
          <table:table-cell office:value-type="float" office:value="59880" calcext:value-type="float">
            <text:p>59880</text:p>
          </table:table-cell>
          <table:table-cell office:value-type="float" office:value="1815" calcext:value-type="float">
            <text:p>181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office:value-type="float" office:value="2103" calcext:value-type="float">
            <text:p>2103</text:p>
          </table:table-cell>
          <table:table-cell office:value-type="float" office:value="460" calcext:value-type="float">
            <text:p>460</text:p>
          </table:table-cell>
          <table:table-cell office:value-type="float" office:value="65541" calcext:value-type="float">
            <text:p>65541</text:p>
          </table:table-cell>
          <table:table-cell office:value-type="string" calcext:value-type="string">
            <text:p>G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GUYANA</text:p>
          </table:table-cell>
          <table:table-cell office:value-type="float" office:value="1490" calcext:value-type="float">
            <text:p>1490</text:p>
          </table:table-cell>
          <table:table-cell office:value-type="float" office:value="314" calcext:value-type="float">
            <text:p>3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48" calcext:value-type="float">
            <text:p>1748</text:p>
          </table:table-cell>
          <table:table-cell office:value-type="float" office:value="250" calcext:value-type="float">
            <text:p>250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G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AITI</text:p>
          </table:table-cell>
          <table:table-cell office:value-type="float" office:value="10110" calcext:value-type="float">
            <text:p>10110</text:p>
          </table:table-cell>
          <table:table-cell office:value-type="float" office:value="195" calcext:value-type="float">
            <text:p>195</text:p>
          </table:table-cell>
          <table:table-cell office:value-type="float" office:value="826" calcext:value-type="float">
            <text:p>826</text:p>
          </table:table-cell>
          <table:table-cell office:value-type="float" office:value="15" calcext:value-type="float">
            <text:p>15</text:p>
          </table:table-cell>
          <table:table-cell office:value-type="float" office:value="228" calcext:value-type="float">
            <text:p>228</text:p>
          </table:table-cell>
          <table:table-cell office:value-type="float" office:value="4046" calcext:value-type="float">
            <text:p>4046</text:p>
          </table:table-cell>
          <table:table-cell office:value-type="float" office:value="2758" calcext:value-type="float">
            <text:p>2758</text:p>
          </table:table-cell>
          <table:table-cell office:value-type="float" office:value="525" calcext:value-type="float">
            <text:p>525</text:p>
          </table:table-cell>
          <table:table-cell office:value-type="float" office:value="1603" calcext:value-type="float">
            <text:p>1603</text:p>
          </table:table-cell>
          <table:table-cell office:value-type="float" office:value="20306" calcext:value-type="float">
            <text:p>20306</text:p>
          </table:table-cell>
          <table:table-cell office:value-type="string" calcext:value-type="string">
            <text:p>H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ONDURAS</text:p>
          </table:table-cell>
          <table:table-cell office:value-type="float" office:value="425014" calcext:value-type="float">
            <text:p>425014</text:p>
          </table:table-cell>
          <table:table-cell office:value-type="float" office:value="453" calcext:value-type="float">
            <text:p>453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2322" calcext:value-type="float">
            <text:p>2322</text:p>
          </table:table-cell>
          <table:table-cell office:value-type="float" office:value="744" calcext:value-type="float">
            <text:p>744</text:p>
          </table:table-cell>
          <table:table-cell office:value-type="float" office:value="4335" calcext:value-type="float">
            <text:p>4335</text:p>
          </table:table-cell>
          <table:table-cell office:value-type="float" office:value="435094" calcext:value-type="float">
            <text:p>435094</text:p>
          </table:table-cell>
          <table:table-cell office:value-type="string" calcext:value-type="string">
            <text:p>HO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JAMAICA</text:p>
          </table:table-cell>
          <table:table-cell office:value-type="float" office:value="37988" calcext:value-type="float">
            <text:p>37988</text:p>
          </table:table-cell>
          <table:table-cell office:value-type="float" office:value="1568" calcext:value-type="float">
            <text:p>1568</text:p>
          </table:table-cell>
          <table:table-cell office:value-type="float" office:value="899" calcext:value-type="float">
            <text:p>89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float" office:value="1394" calcext:value-type="float">
            <text:p>1394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-</text:p>
          </table:table-cell>
          <table:table-cell office:value-type="float" office:value="208" calcext:value-type="float">
            <text:p>208</text:p>
          </table:table-cell>
          <table:table-cell office:value-type="float" office:value="43981" calcext:value-type="float">
            <text:p>43981</text:p>
          </table:table-cell>
          <table:table-cell office:value-type="string" calcext:value-type="string">
            <text:p>JM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EXICO</text:p>
          </table:table-cell>
          <table:table-cell office:value-type="float" office:value="257589" calcext:value-type="float">
            <text:p>257589</text:p>
          </table:table-cell>
          <table:table-cell office:value-type="float" office:value="11676" calcext:value-type="float">
            <text:p>11676</text:p>
          </table:table-cell>
          <table:table-cell office:value-type="float" office:value="662" calcext:value-type="float">
            <text:p>662</text:p>
          </table:table-cell>
          <table:table-cell office:value-type="float" office:value="3995" calcext:value-type="float">
            <text:p>3995</text:p>
          </table:table-cell>
          <table:table-cell office:value-type="float" office:value="69579" calcext:value-type="float">
            <text:p>69579</text:p>
          </table:table-cell>
          <table:table-cell office:value-type="float" office:value="343097" calcext:value-type="float">
            <text:p>343097</text:p>
          </table:table-cell>
          <table:table-cell office:value-type="float" office:value="18505" calcext:value-type="float">
            <text:p>18505</text:p>
          </table:table-cell>
          <table:table-cell office:value-type="float" office:value="4420" calcext:value-type="float">
            <text:p>4420</text:p>
          </table:table-cell>
          <table:table-cell office:value-type="float" office:value="35853" calcext:value-type="float">
            <text:p>35853</text:p>
          </table:table-cell>
          <table:table-cell office:value-type="float" office:value="745375" calcext:value-type="float">
            <text:p>745375</text:p>
          </table:table-cell>
          <table:table-cell office:value-type="string" calcext:value-type="string">
            <text:p>MX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NICARAGUA</text:p>
          </table:table-cell>
          <table:table-cell office:value-type="float" office:value="6698" calcext:value-type="float">
            <text:p>6698</text:p>
          </table:table-cell>
          <table:table-cell office:value-type="float" office:value="932" calcext:value-type="float">
            <text:p>932</text:p>
          </table:table-cell>
          <table:table-cell office:value-type="float" office:value="585" calcext:value-type="float">
            <text:p>585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-</text:p>
          </table:table-cell>
          <table:table-cell office:value-type="float" office:value="1215" calcext:value-type="float">
            <text:p>121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float" office:value="899" calcext:value-type="float">
            <text:p>899</text:p>
          </table:table-cell>
          <table:table-cell office:value-type="float" office:value="11498" calcext:value-type="float">
            <text:p>11498</text:p>
          </table:table-cell>
          <table:table-cell office:value-type="string" calcext:value-type="string">
            <text:p>NU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NAMA</text:p>
          </table:table-cell>
          <table:table-cell office:value-type="float" office:value="37706" calcext:value-type="float">
            <text:p>37706</text:p>
          </table:table-cell>
          <table:table-cell office:value-type="float" office:value="375" calcext:value-type="float">
            <text:p>375</text:p>
          </table:table-cell>
          <table:table-cell office:value-type="float" office:value="1654" calcext:value-type="float">
            <text:p>1654</text:p>
          </table:table-cell>
          <table:table-cell office:value-type="float" office:value="686" calcext:value-type="float">
            <text:p>686</text:p>
          </table:table-cell>
          <table:table-cell office:value-type="float" office:value="959" calcext:value-type="float">
            <text:p>959</text:p>
          </table:table-cell>
          <table:table-cell office:value-type="float" office:value="1330" calcext:value-type="float">
            <text:p>1330</text:p>
          </table:table-cell>
          <table:table-cell office:value-type="float" office:value="2667" calcext:value-type="float">
            <text:p>2667</text:p>
          </table:table-cell>
          <table:table-cell office:value-type="float" office:value="3120" calcext:value-type="float">
            <text:p>3120</text:p>
          </table:table-cell>
          <table:table-cell office:value-type="float" office:value="1329" calcext:value-type="float">
            <text:p>1329</text:p>
          </table:table-cell>
          <table:table-cell office:value-type="float" office:value="49826" calcext:value-type="float">
            <text:p>49826</text:p>
          </table:table-cell>
          <table:table-cell office:value-type="string" calcext:value-type="string">
            <text:p>PN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ARAGUAY</text:p>
          </table:table-cell>
          <table:table-cell office:value-type="float" office:value="1990" calcext:value-type="float">
            <text:p>199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6" calcext:value-type="float">
            <text:p>106</text:p>
          </table:table-cell>
          <table:table-cell office:value-type="float" office:value="350" calcext:value-type="float">
            <text:p>350</text:p>
          </table:table-cell>
          <table:table-cell office:value-type="float" office:value="2526" calcext:value-type="float">
            <text:p>2526</text:p>
          </table:table-cell>
          <table:table-cell office:value-type="string" calcext:value-type="string">
            <text:p>PA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ERU</text:p>
          </table:table-cell>
          <table:table-cell office:value-type="float" office:value="196216" calcext:value-type="float">
            <text:p>196216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-</text:p>
          </table:table-cell>
          <table:table-cell office:value-type="float" office:value="14378" calcext:value-type="float">
            <text:p>14378</text:p>
          </table:table-cell>
          <table:table-cell office:value-type="float" office:value="5653" calcext:value-type="float">
            <text:p>5653</text:p>
          </table:table-cell>
          <table:table-cell office:value-type="float" office:value="1803" calcext:value-type="float">
            <text:p>1803</text:p>
          </table:table-cell>
          <table:table-cell office:value-type="float" office:value="4530" calcext:value-type="float">
            <text:p>4530</text:p>
          </table:table-cell>
          <table:table-cell office:value-type="float" office:value="4084" calcext:value-type="float">
            <text:p>4084</text:p>
          </table:table-cell>
          <table:table-cell office:value-type="float" office:value="6582" calcext:value-type="float">
            <text:p>6582</text:p>
          </table:table-cell>
          <table:table-cell office:value-type="float" office:value="233746" calcext:value-type="float">
            <text:p>233746</text:p>
          </table:table-cell>
          <table:table-cell office:value-type="string" calcext:value-type="string">
            <text:p>PE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ERU - INTL NARC </text:p>
          </table:table-cell>
          <table:table-cell table:style-name="ce3" office:value-type="float" office:value="6533" calcext:value-type="float">
            <text:p>653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D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 KITTS AND NEVIS </text:p>
          </table:table-cell>
          <table:table-cell table:style-name="ce3" office:value-type="float" office:value="7404" calcext:value-type="float">
            <text:p>7404</text:p>
          </table:table-cell>
          <table:table-cell office:value-type="float" office:value="202" calcext:value-type="float">
            <text:p>20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-</text:p>
          </table:table-cell>
          <table:table-cell office:value-type="float" office:value="300" calcext:value-type="float">
            <text:p>300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S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 LUCIA </text:p>
          </table:table-cell>
          <table:table-cell table:style-name="ce3" office:value-type="float" office:value="7045" calcext:value-type="float">
            <text:p>7045</text:p>
          </table:table-cell>
          <table:table-cell office:value-type="float" office:value="169" calcext:value-type="float">
            <text:p>169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-</text:p>
          </table:table-cell>
          <table:table-cell office:value-type="float" office:value="1873" calcext:value-type="float">
            <text:p>187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float" office:value="10026" calcext:value-type="float">
            <text:p>10026</text:p>
          </table:table-cell>
          <table:table-cell office:value-type="string" calcext:value-type="string">
            <text:p>ST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T VINCENT + GREN. </text:p>
          </table:table-cell>
          <table:table-cell table:style-name="ce3" office:value-type="float" office:value="6396" calcext:value-type="float">
            <text:p>63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82" calcext:value-type="float">
            <text:p>182</text:p>
          </table:table-cell>
          <table:table-cell office:value-type="float" office:value="1670" calcext:value-type="float">
            <text:p>16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float" office:value="8598" calcext:value-type="float">
            <text:p>8598</text:p>
          </table:table-cell>
          <table:table-cell office:value-type="string" calcext:value-type="string">
            <text:p>VC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SURINAME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float" office:value="1020" calcext:value-type="float">
            <text:p>1020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NS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RINIDAD + TOBAGO </text:p>
          </table:table-cell>
          <table:table-cell table:style-name="ce3" office:value-type="float" office:value="4426" calcext:value-type="float">
            <text:p>442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office:value-type="float" office:value="1181" calcext:value-type="float">
            <text:p>1181</text:p>
          </table:table-cell>
          <table:table-cell office:value-type="float" office:value="688" calcext:value-type="float">
            <text:p>688</text:p>
          </table:table-cell>
          <table:table-cell office:value-type="float" office:value="6966" calcext:value-type="float">
            <text:p>6966</text:p>
          </table:table-cell>
          <table:table-cell office:value-type="string" calcext:value-type="string">
            <text:p>T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URUGUAY</text:p>
          </table:table-cell>
          <table:table-cell office:value-type="float" office:value="42724" calcext:value-type="float">
            <text:p>42724</text:p>
          </table:table-cell>
          <table:table-cell office:value-type="float" office:value="237" calcext:value-type="float">
            <text:p>237</text:p>
          </table:table-cell>
          <table:table-cell office:value-type="float" office:value="445" calcext:value-type="float">
            <text:p>445</text:p>
          </table:table-cell>
          <table:table-cell office:value-type="float" office:value="480" calcext:value-type="float">
            <text:p>480</text:p>
          </table:table-cell>
          <table:table-cell office:value-type="float" office:value="415" calcext:value-type="float">
            <text:p>415</text:p>
          </table:table-cell>
          <table:table-cell office:value-type="float" office:value="141" calcext:value-type="float">
            <text:p>141</text:p>
          </table:table-cell>
          <table:table-cell office:value-type="float" office:value="369" calcext:value-type="float">
            <text:p>369</text:p>
          </table:table-cell>
          <table:table-cell office:value-type="float" office:value="543" calcext:value-type="float">
            <text:p>543</text:p>
          </table:table-cell>
          <table:table-cell office:value-type="float" office:value="689" calcext:value-type="float">
            <text:p>689</text:p>
          </table:table-cell>
          <table:table-cell office:value-type="float" office:value="46043" calcext:value-type="float">
            <text:p>46043</text:p>
          </table:table-cell>
          <table:table-cell office:value-type="string" calcext:value-type="string">
            <text:p>UY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VENEZUELA</text:p>
          </table:table-cell>
          <table:table-cell office:value-type="float" office:value="1106486" calcext:value-type="float">
            <text:p>110648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06486" calcext:value-type="float">
            <text:p>1106486</text:p>
          </table:table-cell>
          <table:table-cell office:value-type="string" calcext:value-type="string">
            <text:p>V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NON REGIONAL </text:p>
          </table:table-cell>
          <table:table-cell table:style-name="ce2" office:value-type="float" office:value="11746650" calcext:value-type="float">
            <text:p>11746650</text:p>
          </table:table-cell>
          <table:table-cell table:style-name="ce6" office:value-type="float" office:value="292644" calcext:value-type="float">
            <text:p>292644</text:p>
          </table:table-cell>
          <table:table-cell table:style-name="ce6" office:value-type="float" office:value="165293" calcext:value-type="float">
            <text:p>165293</text:p>
          </table:table-cell>
          <table:table-cell table:style-name="ce6" office:value-type="float" office:value="2402341" calcext:value-type="float">
            <text:p>2402341</text:p>
          </table:table-cell>
          <table:table-cell table:style-name="ce6" office:value-type="float" office:value="3474286" calcext:value-type="float">
            <text:p>3474286</text:p>
          </table:table-cell>
          <table:table-cell table:style-name="ce6" office:value-type="float" office:value="697442" calcext:value-type="float">
            <text:p>697442</text:p>
          </table:table-cell>
          <table:table-cell table:style-name="ce6" office:value-type="float" office:value="1067711" calcext:value-type="float">
            <text:p>1067711</text:p>
          </table:table-cell>
          <table:table-cell table:style-name="ce6" office:value-type="float" office:value="4776199" calcext:value-type="float">
            <text:p>4776199</text:p>
          </table:table-cell>
          <table:table-cell table:style-name="ce6" office:value-type="float" office:value="611568" calcext:value-type="float">
            <text:p>611568</text:p>
          </table:table-cell>
          <table:table-cell table:style-name="ce6" office:value-type="float" office:value="25234134" calcext:value-type="float">
            <text:p>25234134</text:p>
          </table:table-cell>
          <table:table-cell table:style-name="ce10"/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CLASSIFIED TOTALS A/ </text:p>
          </table:table-cell>
          <table:table-cell table:style-name="ce2" office:value-type="float" office:value="11746650" calcext:value-type="float">
            <text:p>11746650</text:p>
          </table:table-cell>
          <table:table-cell table:style-name="ce6" office:value-type="float" office:value="292644" calcext:value-type="float">
            <text:p>292644</text:p>
          </table:table-cell>
          <table:table-cell table:style-name="ce6" office:value-type="float" office:value="165293" calcext:value-type="float">
            <text:p>165293</text:p>
          </table:table-cell>
          <table:table-cell table:style-name="ce6" office:value-type="float" office:value="2402341" calcext:value-type="float">
            <text:p>2402341</text:p>
          </table:table-cell>
          <table:table-cell table:style-name="ce6" office:value-type="float" office:value="3474286" calcext:value-type="float">
            <text:p>3474286</text:p>
          </table:table-cell>
          <table:table-cell table:style-name="ce6" office:value-type="float" office:value="697442" calcext:value-type="float">
            <text:p>697442</text:p>
          </table:table-cell>
          <table:table-cell table:style-name="ce6" office:value-type="float" office:value="1067711" calcext:value-type="float">
            <text:p>1067711</text:p>
          </table:table-cell>
          <table:table-cell table:style-name="ce6" office:value-type="float" office:value="4776199" calcext:value-type="float">
            <text:p>4776199</text:p>
          </table:table-cell>
          <table:table-cell table:style-name="ce6" office:value-type="float" office:value="611568" calcext:value-type="float">
            <text:p>611568</text:p>
          </table:table-cell>
          <table:table-cell table:style-name="ce6" office:value-type="float" office:value="25234134" calcext:value-type="float">
            <text:p>25234134</text:p>
          </table:table-cell>
          <table:table-cell table:style-name="ce10" office:value-type="string" calcext:value-type="string">
            <text:p>C2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INTERNATIONAL ORGANIZATIONS </text:p>
          </table:table-cell>
          <table:table-cell table:style-name="ce2" office:value-type="float" office:value="7826142" calcext:value-type="float">
            <text:p>7826142</text:p>
          </table:table-cell>
          <table:table-cell table:style-name="ce6" office:value-type="float" office:value="186417" calcext:value-type="float">
            <text:p>186417</text:p>
          </table:table-cell>
          <table:table-cell table:style-name="ce6" office:value-type="float" office:value="75760" calcext:value-type="float">
            <text:p>75760</text:p>
          </table:table-cell>
          <table:table-cell table:style-name="ce6" office:value-type="float" office:value="43403" calcext:value-type="float">
            <text:p>43403</text:p>
          </table:table-cell>
          <table:table-cell table:style-name="ce6" office:value-type="float" office:value="789874" calcext:value-type="float">
            <text:p>789874</text:p>
          </table:table-cell>
          <table:table-cell table:style-name="ce6" office:value-type="float" office:value="235917" calcext:value-type="float">
            <text:p>235917</text:p>
          </table:table-cell>
          <table:table-cell table:style-name="ce6" office:value-type="float" office:value="64352" calcext:value-type="float">
            <text:p>64352</text:p>
          </table:table-cell>
          <table:table-cell table:style-name="ce6" office:value-type="float" office:value="80803" calcext:value-type="float">
            <text:p>80803</text:p>
          </table:table-cell>
          <table:table-cell table:style-name="ce6" office:value-type="float" office:value="328235" calcext:value-type="float">
            <text:p>328235</text:p>
          </table:table-cell>
          <table:table-cell table:style-name="ce6" office:value-type="float" office:value="9630903" calcext:value-type="float">
            <text:p>9630903</text:p>
          </table:table-cell>
          <table:table-cell table:style-name="ce10"/>
          <table:table-cell table:style-name="ce6" table:number-columns-repeated="1012"/>
        </table:table-row>
        <table:table-row table:style-name="ro2">
          <table:table-cell table:style-name="ce2" office:value-type="string" calcext:value-type="string">
            <text:p>GENERAL &amp; REGIONAL COSTS </text:p>
          </table:table-cell>
          <table:table-cell table:style-name="ce2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-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float" office:value="13559" calcext:value-type="float">
            <text:p>13559</text:p>
          </table:table-cell>
          <table:table-cell table:style-name="ce6" office:value-type="float" office:value="13830" calcext:value-type="float">
            <text:p>13830</text:p>
          </table:table-cell>
          <table:table-cell table:style-name="ce10"/>
          <table:table-cell table:style-name="ce6" table:number-columns-repeated="1012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0" loext:min-decimal-places="0" number:min-integer-digits="0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loext:min-decimal-places="0" number:min-integer-digits="0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0" loext:min-decimal-places="0" number:min-integer-digits="4" number:grouping="true"/>
    </number:currency-style>
    <number:currency-style style:name="N122">
      <number:text>-</number:text>
      <number:currency-symbol number:language="en" number:country="US">$</number:currency-symbol>
      <number:number number:decimal-places="0" loext:min-decimal-places="0" number:min-integer-digits="4" number:grouping="true"/>
      <style:map style:condition="value()&gt;=0" style:apply-style-name="N122P0"/>
    </number:currency-style>
    <number:number-style style:name="N123">
      <number:number number:decimal-places="2" loext:min-decimal-places="2" number:min-integer-digits="0"/>
    </number:number-style>
    <number:number-style style:name="N124">
      <number:number number:decimal-places="0" loext:min-decimal-places="0" number:min-integer-digits="0"/>
    </number:number-style>
    <number:number-style style:name="N125">
      <number:number number:decimal-places="0" loext:min-decimal-places="0" number:min-integer-digits="0"/>
    </number:number-style>
    <number:number-style style:name="N126">
      <number:number number:decimal-places="0" loext:min-decimal-places="0" number:min-integer-digits="0"/>
    </number:number-style>
    <number:number-style style:name="N127">
      <number:number number:decimal-places="0" loext:min-decimal-places="0" number:min-integer-digits="0"/>
    </number:number-style>
    <number:number-style style:name="N128">
      <number:number number:decimal-places="0" loext:min-decimal-places="0" number:min-integer-digits="0" number:display-factor="1000"/>
    </number:number-style>
    <number:number-style style:name="N129">
      <number:number number:decimal-places="0" loext:min-decimal-places="0" number:min-integer-digits="0" number:grouping="true" number:display-factor="100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7:11:04.441000000</dc:date>
    <meta:editing-duration>PT2M25S</meta:editing-duration>
    <meta:editing-cycles>1</meta:editing-cycles>
    <meta:document-statistic meta:table-count="2" meta:cell-count="2433" meta:object-count="2"/>
    <meta:generator>LibreOffice/5.0.4.2$Windows_X86_64 LibreOffice_project/2b9802c1994aa0b7dc6079e128979269cf95bc78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68BCD93FC69D66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Clinton Corruption Coeffecient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7cm" svg:height="14.291cm" xlink:href=".." xlink:type="simple" chart:class="chart:scatter" chart:style-name="ch1">
        <chart:plot-area chart:style-name="ch2" table:cell-range-address="'data-T47Ej'.F1:'data-T47Ej'.G21" chart:data-source-has-labels="row" svg:x="1.442cm" svg:y="0.285cm" svg:width="19.714cm" svg:height="12.74cm">
          <chartooo:coordinate-region svg:x="2.354cm" svg:y="0.484cm" svg:width="17.979cm" svg:height="12.342cm"/>
          <chart:axis chart:dimension="x" chart:name="primary-x" chart:style-name="ch3">
            <chart:title svg:x="8.45cm" svg:y="13.31cm" chart:style-name="ch4">
              <text:p>Clinton Foundation Minimum Donation</text:p>
            </chart:title>
          </chart:axis>
          <chart:axis chart:dimension="y" chart:name="primary-y" chart:style-name="ch3">
            <chart:title svg:x="0.451cm" svg:y="8.63cm" chart:style-name="ch5">
              <text:p>Change in Arms Sales (%)</text:p>
            </chart:title>
            <chart:grid chart:style-name="ch6" chart:class="major"/>
          </chart:axis>
          <chart:series chart:style-name="ch7" chart:values-cell-range-address="'data-T47Ej'.G2:'data-T47Ej'.G21" chart:label-cell-address="'data-T47Ej'.G1:'data-T47Ej'.G1" chart:class="chart:scatter">
            <chart:domain table:cell-range-address="'data-T47Ej'.F2:'data-T47Ej'.F21"/>
            <chart:regression-curve chart:style-name="ch8">
              <chart:equation chart:display-equation="false" chart:display-r-square="true" svg:x="16.209cm" svg:y="0.891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ifference (%)</text:p>
                <draw:g>
                  <svg:desc>'data-T47Ej'.G1:'data-T47Ej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0">
                <text:p>250000</text:p>
                <draw:g>
                  <svg:desc>'data-T47Ej'.F2:'data-T47Ej'.F21</svg:desc>
                </draw:g>
              </table:table-cell>
              <table:table-cell office:value-type="float" office:value="274">
                <text:p>274</text:p>
                <draw:g>
                  <svg:desc>'data-T47Ej'.G2:'data-T47Ej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">
                <text:p>100000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">
                <text:p>2000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">
                <text:p>100000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">
                <text:p>500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00">
                <text:p>25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8">
      <number:number number:decimal-places="0" loext:min-decimal-places="0" number:min-integer-digits="0" number:display-factor="1000"/>
    </number:number-style>
    <number:number-style style:name="N129">
      <number:number number:decimal-places="0" loext:min-decimal-places="0" number:min-integer-digits="0" number:grouping="true" number:display-factor="100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8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9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63cm" svg:height="12.857cm" xlink:href=".." xlink:type="simple" chart:class="chart:scatter" chart:style-name="ch1">
        <chart:plot-area chart:style-name="ch2" table:cell-range-address="'data-T47Ej'.E1:'data-T47Ej'.F21" chart:data-source-has-labels="row" svg:x="1.334cm" svg:y="0.257cm" svg:width="14.506cm" svg:height="11.362cm">
          <chartooo:coordinate-region svg:x="3.199cm" svg:y="0.457cm" svg:width="12.097cm" svg:height="10.963cm"/>
          <chart:axis chart:dimension="x" chart:name="primary-x" chart:style-name="ch3">
            <chart:title svg:x="6.598cm" svg:y="11.876cm" chart:style-name="ch4">
              <text:p>Minimum Clinton Donation</text:p>
            </chart:title>
          </chart:axis>
          <chart:axis chart:dimension="y" chart:name="primary-y" chart:style-name="ch5">
            <chart:title svg:x="0.451cm" svg:y="7.861cm" chart:style-name="ch6">
              <text:p>Change in Arms Sales ($)</text:p>
            </chart:title>
            <chart:grid chart:style-name="ch7" chart:class="major"/>
          </chart:axis>
          <chart:series chart:style-name="ch8" chart:values-cell-range-address="'data-T47Ej'.E2:'data-T47Ej'.E21" chart:label-cell-address="'data-T47Ej'.F1:'data-T47Ej'.F1" chart:class="chart:scatter">
            <chart:domain table:cell-range-address="'data-T47Ej'.F2:'data-T47Ej'.F21"/>
            <chart:regression-curve chart:style-name="ch9">
              <chart:equation chart:display-equation="false" chart:display-r-square="true" svg:x="11.47cm" svg:y="0.697cm"/>
            </chart:regression-curve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onation Min. ($)</text:p>
                <draw:g>
                  <svg:desc>'data-T47Ej'.F1:'data-T47Ej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0">
                <text:p>250000</text:p>
                <draw:g>
                  <svg:desc>'data-T47Ej'.F2:'data-T47Ej'.F21</svg:desc>
                </draw:g>
              </table:table-cell>
              <table:table-cell office:value-type="float" office:value="1781591296">
                <text:p>1781591296</text:p>
                <draw:g>
                  <svg:desc>'data-T47Ej'.E2:'data-T47Ej'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">
                <text:p>10000000</text:p>
              </table:table-cell>
              <table:table-cell office:value-type="float" office:value="15923095306">
                <text:p>1592309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410867218">
                <text:p>410867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-81983056">
                <text:p>-81983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3868506379">
                <text:p>3868506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691981912">
                <text:p>691981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0">
                <text:p>5000000</text:p>
              </table:table-cell>
              <table:table-cell office:value-type="float" office:value="-37865337">
                <text:p>-37865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6078800597">
                <text:p>6078800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-7211627">
                <text:p>-7211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  <table:table-cell office:value-type="float" office:value="214595399">
                <text:p>214595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">
                <text:p>2000000</text:p>
              </table:table-cell>
              <table:table-cell office:value-type="float" office:value="3050332">
                <text:p>3050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">
                <text:p>5000000</text:p>
              </table:table-cell>
              <table:table-cell office:value-type="float" office:value="1586358808">
                <text:p>1586358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">
                <text:p>10000000</text:p>
              </table:table-cell>
              <table:table-cell office:value-type="float" office:value="632902547">
                <text:p>632902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376406544">
                <text:p>376406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4020498321">
                <text:p>4020498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">
                <text:p>10000000</text:p>
              </table:table-cell>
              <table:table-cell office:value-type="float" office:value="3989157197">
                <text:p>3989157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0">
                <text:p>500000</text:p>
              </table:table-cell>
              <table:table-cell office:value-type="float" office:value="1198982171">
                <text:p>11989821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00">
                <text:p>250000</text:p>
              </table:table-cell>
              <table:table-cell office:value-type="float" office:value="457016809">
                <text:p>457016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2736952857">
                <text:p>2273695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11790625670">
                <text:p>117906256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